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Helvetica1" svg:font-family="Helvetica" style:font-family-generic="roman"/>
    <style:font-face style:name="Times New Roman1" svg:font-family="'Times New Roman'" style:font-family-generic="roman"/>
    <style:font-face style:name="Times New Roman3" svg:font-family="'Times New Roman'" style:font-family-generic="system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line-height="5.87mm" fo:text-align="start" style:justify-single-word="false" fo:orphans="0" fo:widows="0" fo:text-indent="0mm" style:auto-text-indent="false" style:vertical-align="auto"/>
    </style:style>
    <style:style style:name="P2" style:family="paragraph" style:parent-style-name="Standard">
      <style:paragraph-properties fo:margin-left="0mm" fo:margin-right="0mm" fo:line-height="4.69mm" fo:text-align="start" style:justify-single-word="false" fo:orphans="0" fo:widows="0" fo:text-indent="0mm" style:auto-text-indent="false" style:vertical-align="auto"/>
    </style:style>
    <style:style style:name="P3" style:family="paragraph" style:parent-style-name="Standard">
      <style:paragraph-properties fo:margin-left="0mm" fo:margin-right="0mm" fo:line-height="4.94mm" fo:text-align="start" style:justify-single-word="false" fo:orphans="0" fo:widows="0" fo:text-indent="0mm" style:auto-text-indent="false" style:vertical-align="auto"/>
    </style:style>
    <style:style style:name="P4" style:family="paragraph" style:parent-style-name="Standard">
      <style:paragraph-properties fo:margin-left="0mm" fo:margin-right="0mm" fo:line-height="5.17mm" fo:text-align="start" style:justify-single-word="false" fo:orphans="0" fo:widows="0" fo:text-indent="0mm" style:auto-text-indent="false" style:vertical-align="auto"/>
    </style:style>
    <style:style style:name="P5" style:family="paragraph" style:parent-style-name="Standard">
      <style:paragraph-properties fo:margin-left="0mm" fo:margin-right="0mm" fo:line-height="3.76mm" fo:text-align="start" style:justify-single-word="false" fo:orphans="0" fo:widows="0" fo:text-indent="0mm" style:auto-text-indent="false" style:vertical-align="auto"/>
    </style:style>
    <style:style style:name="P6" style:family="paragraph" style:parent-style-name="Standard">
      <style:paragraph-properties fo:margin-left="0mm" fo:margin-right="0mm" fo:line-height="6.1mm" fo:text-align="start" style:justify-single-word="false" fo:orphans="0" fo:widows="0" fo:text-indent="0mm" style:auto-text-indent="false" fo:break-before="column" style:vertical-align="auto"/>
    </style:style>
    <style:style style:name="P7" style:family="paragraph" style:parent-style-name="Standard" style:master-page-name="">
      <style:paragraph-properties fo:margin-left="0mm" fo:margin-right="0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8" style:family="paragraph" style:parent-style-name="Standard">
      <style:paragraph-properties fo:margin-left="55.26mm" fo:margin-right="0mm" fo:line-height="3.76mm" fo:text-align="start" style:justify-single-word="false" fo:orphans="0" fo:widows="0" fo:text-indent="0mm" style:auto-text-indent="false" style:vertical-align="auto"/>
      <style:text-properties fo:language="en" fo:country="US"/>
    </style:style>
    <style:style style:name="P9" style:family="paragraph" style:parent-style-name="Standard">
      <style:paragraph-properties fo:margin-left="55.26mm" fo:margin-right="0mm" fo:line-height="8.22mm" fo:text-align="start" style:justify-single-word="false" fo:orphans="0" fo:widows="0" fo:text-indent="0mm" style:auto-text-indent="false" style:vertical-align="auto"/>
    </style:style>
    <style:style style:name="P10" style:family="paragraph" style:parent-style-name="Standard" style:master-page-name="Standard">
      <style:paragraph-properties fo:margin-left="55.26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11" style:family="paragraph" style:parent-style-name="Standard">
      <style:paragraph-properties fo:margin-left="64.43mm" fo:margin-right="0mm" fo:line-height="5.64mm" fo:text-align="start" style:justify-single-word="false" fo:orphans="0" fo:widows="0" fo:text-indent="0mm" style:auto-text-indent="false" style:vertical-align="auto"/>
    </style:style>
    <style:style style:name="P12" style:family="paragraph" style:parent-style-name="Standard">
      <style:paragraph-properties fo:margin-left="59.27mm" fo:margin-right="0mm" fo:line-height="5.64mm" fo:text-align="start" style:justify-single-word="false" fo:orphans="0" fo:widows="0" fo:text-indent="0mm" style:auto-text-indent="false" style:vertical-align="auto"/>
    </style:style>
    <style:style style:name="P13" style:family="paragraph" style:parent-style-name="Standard">
      <style:paragraph-properties fo:margin-left="50.09mm" fo:margin-right="0mm" fo:line-height="5.64mm" fo:text-align="start" style:justify-single-word="false" fo:orphans="0" fo:widows="0" fo:text-indent="0mm" style:auto-text-indent="false" style:vertical-align="auto"/>
    </style:style>
    <style:style style:name="P14" style:family="paragraph" style:parent-style-name="Standard">
      <style:paragraph-properties fo:margin-left="7.51mm" fo:margin-right="0mm" fo:line-height="3.76mm" fo:text-align="start" style:justify-single-word="false" fo:orphans="0" fo:widows="0" fo:text-indent="0mm" style:auto-text-indent="false" style:vertical-align="auto"/>
    </style:style>
    <style:style style:name="P15" style:family="paragraph" style:parent-style-name="Standard">
      <style:paragraph-properties fo:margin-left="7.51mm" fo:margin-right="0mm" fo:line-height="9.17mm" fo:text-align="start" style:justify-single-word="false" fo:orphans="0" fo:widows="0" fo:text-indent="0mm" style:auto-text-indent="false" style:vertical-align="auto"/>
    </style:style>
    <style:style style:name="P16" style:family="paragraph" style:parent-style-name="Standard">
      <style:paragraph-properties fo:margin-left="7.51mm" fo:margin-right="0mm" fo:line-height="3.76mm" fo:text-align="start" style:justify-single-word="false" fo:orphans="0" fo:widows="0" fo:text-indent="0mm" style:auto-text-indent="false" fo:break-before="column" style:vertical-align="auto"/>
    </style:style>
    <style:style style:name="P17" style:family="paragraph" style:parent-style-name="Standard">
      <style:paragraph-properties fo:margin-left="13.63mm" fo:margin-right="0mm" fo:line-height="3.76mm" fo:text-align="start" style:justify-single-word="false" fo:orphans="0" fo:widows="0" fo:text-indent="0mm" style:auto-text-indent="false" style:vertical-align="auto"/>
      <style:text-properties fo:language="en" fo:country="US"/>
    </style:style>
    <style:style style:name="P18" style:family="paragraph" style:parent-style-name="Standard">
      <style:paragraph-properties fo:margin-left="13.63mm" fo:margin-right="0mm" fo:line-height="7.51mm" fo:text-align="start" style:justify-single-word="false" fo:orphans="0" fo:widows="0" fo:text-indent="0mm" style:auto-text-indent="false" style:vertical-align="auto"/>
    </style:style>
    <style:style style:name="P19" style:family="paragraph" style:parent-style-name="Standard">
      <style:paragraph-properties fo:margin-left="13.63mm" fo:margin-right="0mm" fo:line-height="3.76mm" fo:text-align="start" style:justify-single-word="false" fo:orphans="0" fo:widows="0" fo:text-indent="0mm" style:auto-text-indent="false" style:vertical-align="auto"/>
    </style:style>
    <style:style style:name="P20" style:family="paragraph" style:parent-style-name="Standard">
      <style:paragraph-properties fo:margin-left="13.63mm" fo:margin-right="0mm" fo:line-height="6.1mm" fo:text-align="start" style:justify-single-word="false" fo:orphans="0" fo:widows="0" fo:text-indent="0mm" style:auto-text-indent="false" style:vertical-align="auto"/>
    </style:style>
    <style:style style:name="P21" style:family="paragraph" style:parent-style-name="Standard">
      <style:paragraph-properties fo:margin-left="13.63mm" fo:margin-right="0mm" fo:line-height="6.1mm" fo:text-align="start" style:justify-single-word="false" fo:orphans="0" fo:widows="0" fo:text-indent="0mm" style:auto-text-indent="false" style:vertical-align="auto">
        <style:tab-stops>
          <style:tab-stop style:position="21.87mm"/>
        </style:tab-stops>
      </style:paragraph-properties>
    </style:style>
    <style:style style:name="P22" style:family="paragraph" style:parent-style-name="Standard">
      <style:paragraph-properties fo:margin-left="13.63mm" fo:margin-right="0mm" fo:line-height="6.1mm" fo:text-align="start" style:justify-single-word="false" fo:orphans="0" fo:widows="0" fo:text-indent="0mm" style:auto-text-indent="false" style:vertical-align="auto">
        <style:tab-stops>
          <style:tab-stop style:position="23.51mm"/>
        </style:tab-stops>
      </style:paragraph-properties>
    </style:style>
    <style:style style:name="P23" style:family="paragraph" style:parent-style-name="Standard">
      <style:paragraph-properties fo:margin-left="13.63mm" fo:margin-right="0mm" fo:line-height="5.87mm" fo:text-align="start" style:justify-single-word="false" fo:orphans="0" fo:widows="0" fo:text-indent="0mm" style:auto-text-indent="false" style:vertical-align="auto"/>
    </style:style>
    <style:style style:name="P24" style:family="paragraph" style:parent-style-name="Standard">
      <style:paragraph-properties fo:margin-left="13.63mm" fo:margin-right="0mm" fo:line-height="5.87mm" fo:text-align="start" style:justify-single-word="false" fo:orphans="0" fo:widows="0" fo:text-indent="0mm" style:auto-text-indent="false" style:vertical-align="auto">
        <style:tab-stops>
          <style:tab-stop style:position="21.87mm"/>
        </style:tab-stops>
      </style:paragraph-properties>
    </style:style>
    <style:style style:name="P25" style:family="paragraph" style:parent-style-name="Standard">
      <style:paragraph-properties fo:margin-left="13.63mm" fo:margin-right="0mm" fo:line-height="5.87mm" fo:text-align="start" style:justify-single-word="false" fo:orphans="0" fo:widows="0" fo:text-indent="0mm" style:auto-text-indent="false" style:vertical-align="auto">
        <style:tab-stops>
          <style:tab-stop style:position="23.51mm"/>
        </style:tab-stops>
      </style:paragraph-properties>
    </style:style>
    <style:style style:name="P26" style:family="paragraph" style:parent-style-name="Standard">
      <style:paragraph-properties fo:margin-left="13.63mm" fo:margin-right="0mm" fo:line-height="4.94mm" fo:text-align="start" style:justify-single-word="false" fo:orphans="0" fo:widows="0" fo:text-indent="0mm" style:auto-text-indent="false" style:vertical-align="auto"/>
    </style:style>
    <style:style style:name="P27" style:family="paragraph" style:parent-style-name="Standard">
      <style:paragraph-properties fo:margin-left="13.63mm" fo:margin-right="0mm" fo:line-height="6.35mm" fo:text-align="start" style:justify-single-word="false" fo:orphans="0" fo:widows="0" fo:text-indent="0mm" style:auto-text-indent="false" style:vertical-align="auto"/>
    </style:style>
    <style:style style:name="P28" style:family="paragraph" style:parent-style-name="Standard">
      <style:paragraph-properties fo:margin-left="13.63mm" fo:margin-right="0mm" fo:line-height="6.35mm" fo:text-align="start" style:justify-single-word="false" fo:orphans="0" fo:widows="0" fo:text-indent="0mm" style:auto-text-indent="false" style:vertical-align="auto">
        <style:tab-stops>
          <style:tab-stop style:position="21.87mm"/>
        </style:tab-stops>
      </style:paragraph-properties>
    </style:style>
    <style:style style:name="P29" style:family="paragraph" style:parent-style-name="Standard">
      <style:paragraph-properties fo:margin-left="13.63mm" fo:margin-right="0mm" fo:line-height="5.17mm" fo:text-align="start" style:justify-single-word="false" fo:orphans="0" fo:widows="0" fo:text-indent="0mm" style:auto-text-indent="false" style:vertical-align="auto"/>
    </style:style>
    <style:style style:name="P30" style:family="paragraph" style:parent-style-name="Standard">
      <style:paragraph-properties fo:margin-left="13.63mm" fo:margin-right="0mm" fo:line-height="5.17mm" fo:text-align="start" style:justify-single-word="false" fo:orphans="0" fo:widows="0" fo:text-indent="0mm" style:auto-text-indent="false" style:vertical-align="auto">
        <style:tab-stops>
          <style:tab-stop style:position="21.87mm"/>
        </style:tab-stops>
      </style:paragraph-properties>
    </style:style>
    <style:style style:name="P31" style:family="paragraph" style:parent-style-name="Standard">
      <style:paragraph-properties fo:margin-left="13.63mm" fo:margin-right="0mm" fo:line-height="7.06mm" fo:text-align="start" style:justify-single-word="false" fo:orphans="0" fo:widows="0" fo:text-indent="0mm" style:auto-text-indent="false" style:vertical-align="auto"/>
    </style:style>
    <style:style style:name="P32" style:family="paragraph" style:parent-style-name="Standard">
      <style:paragraph-properties fo:margin-left="13.63mm" fo:margin-right="0mm" fo:line-height="7.06mm" fo:text-align="start" style:justify-single-word="false" fo:orphans="0" fo:widows="0" fo:text-indent="0mm" style:auto-text-indent="false" style:vertical-align="auto">
        <style:tab-stops>
          <style:tab-stop style:position="21.87mm"/>
        </style:tab-stops>
      </style:paragraph-properties>
    </style:style>
    <style:style style:name="P33" style:family="paragraph" style:parent-style-name="Standard">
      <style:paragraph-properties fo:margin-left="13.63mm" fo:margin-right="0mm" fo:line-height="7.06mm" fo:text-align="start" style:justify-single-word="false" fo:orphans="0" fo:widows="0" fo:text-indent="0mm" style:auto-text-indent="false" style:vertical-align="auto">
        <style:tab-stops>
          <style:tab-stop style:position="23.51mm"/>
        </style:tab-stops>
      </style:paragraph-properties>
    </style:style>
    <style:style style:name="P34" style:family="paragraph" style:parent-style-name="Standard">
      <style:paragraph-properties fo:margin-left="13.63mm" fo:margin-right="0mm" fo:line-height="5.4mm" fo:text-align="start" style:justify-single-word="false" fo:orphans="0" fo:widows="0" fo:text-indent="0mm" style:auto-text-indent="false" style:vertical-align="auto"/>
    </style:style>
    <style:style style:name="P35" style:family="paragraph" style:parent-style-name="Standard">
      <style:paragraph-properties fo:margin-left="13.63mm" fo:margin-right="0mm" fo:line-height="5.4mm" fo:text-align="start" style:justify-single-word="false" fo:orphans="0" fo:widows="0" fo:text-indent="0mm" style:auto-text-indent="false" style:vertical-align="auto">
        <style:tab-stops>
          <style:tab-stop style:position="23.51mm"/>
        </style:tab-stops>
      </style:paragraph-properties>
    </style:style>
    <style:style style:name="P36" style:family="paragraph" style:parent-style-name="Standard">
      <style:paragraph-properties fo:margin-left="13.63mm" fo:margin-right="0mm" fo:line-height="6.81mm" fo:text-align="start" style:justify-single-word="false" fo:orphans="0" fo:widows="0" fo:text-indent="0mm" style:auto-text-indent="false" style:vertical-align="auto">
        <style:tab-stops>
          <style:tab-stop style:position="21.87mm"/>
        </style:tab-stops>
      </style:paragraph-properties>
    </style:style>
    <style:style style:name="P37" style:family="paragraph" style:parent-style-name="Standard">
      <style:paragraph-properties fo:margin-left="13.63mm" fo:margin-right="0mm" fo:line-height="4.69mm" fo:text-align="start" style:justify-single-word="false" fo:orphans="0" fo:widows="0" fo:text-indent="0mm" style:auto-text-indent="false" style:vertical-align="auto"/>
    </style:style>
    <style:style style:name="P38" style:family="paragraph" style:parent-style-name="Standard">
      <style:paragraph-properties fo:margin-left="13.63mm" fo:margin-right="0mm" fo:line-height="5.64mm" fo:text-align="start" style:justify-single-word="false" fo:orphans="0" fo:widows="0" fo:text-indent="0mm" style:auto-text-indent="false" style:vertical-align="auto">
        <style:tab-stops>
          <style:tab-stop style:position="21.87mm"/>
        </style:tab-stops>
      </style:paragraph-properties>
    </style:style>
    <style:style style:name="P39" style:family="paragraph" style:parent-style-name="Standard">
      <style:paragraph-properties fo:margin-left="13.63mm" fo:margin-right="0mm" fo:line-height="3.99mm" fo:text-align="start" style:justify-single-word="false" fo:orphans="0" fo:widows="0" fo:text-indent="0mm" style:auto-text-indent="false" style:vertical-align="auto"/>
    </style:style>
    <style:style style:name="P40" style:family="paragraph" style:parent-style-name="Standard">
      <style:paragraph-properties fo:margin-left="13.63mm" fo:margin-right="0mm" fo:line-height="7.28mm" fo:text-align="start" style:justify-single-word="false" fo:orphans="0" fo:widows="0" fo:text-indent="0mm" style:auto-text-indent="false" style:vertical-align="auto"/>
    </style:style>
    <style:style style:name="P41" style:family="paragraph" style:parent-style-name="Standard">
      <style:paragraph-properties fo:margin-left="13.63mm" fo:margin-right="0mm" fo:line-height="7.76mm" fo:text-align="start" style:justify-single-word="false" fo:orphans="0" fo:widows="0" fo:text-indent="0mm" style:auto-text-indent="false" style:vertical-align="auto"/>
    </style:style>
    <style:style style:name="P42" style:family="paragraph" style:parent-style-name="Standard" style:master-page-name="">
      <style:paragraph-properties fo:margin-left="13.63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43" style:family="paragraph" style:parent-style-name="Standard" style:master-page-name="Converted1">
      <style:paragraph-properties fo:margin-left="13.63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44" style:family="paragraph" style:parent-style-name="Standard" style:master-page-name="Converted3">
      <style:paragraph-properties fo:margin-left="13.63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45" style:family="paragraph" style:parent-style-name="Standard" style:master-page-name="Converted5">
      <style:paragraph-properties fo:margin-left="13.63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46" style:family="paragraph" style:parent-style-name="Standard" style:master-page-name="Converted7">
      <style:paragraph-properties fo:margin-left="13.63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47" style:family="paragraph" style:parent-style-name="Standard" style:master-page-name="Converted8">
      <style:paragraph-properties fo:margin-left="13.63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48" style:family="paragraph" style:parent-style-name="Standard" style:master-page-name="Converted9">
      <style:paragraph-properties fo:margin-left="13.63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49" style:family="paragraph" style:parent-style-name="Standard" style:master-page-name="Converted11">
      <style:paragraph-properties fo:margin-left="13.63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50" style:family="paragraph" style:parent-style-name="Standard" style:master-page-name="Converted12">
      <style:paragraph-properties fo:margin-left="13.63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51" style:family="paragraph" style:parent-style-name="Standard" style:master-page-name="Converted13">
      <style:paragraph-properties fo:margin-left="13.63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52" style:family="paragraph" style:parent-style-name="Standard" style:master-page-name="Converted14">
      <style:paragraph-properties fo:margin-left="13.63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53" style:family="paragraph" style:parent-style-name="Standard" style:master-page-name="Converted15">
      <style:paragraph-properties fo:margin-left="13.63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54" style:family="paragraph" style:parent-style-name="Standard" style:master-page-name="Converted16">
      <style:paragraph-properties fo:margin-left="13.63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55" style:family="paragraph" style:parent-style-name="Standard" style:master-page-name="Converted17">
      <style:paragraph-properties fo:margin-left="13.63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56" style:family="paragraph" style:parent-style-name="Standard">
      <style:paragraph-properties fo:margin-left="20.21mm" fo:margin-right="0mm" fo:line-height="3.76mm" fo:text-align="start" style:justify-single-word="false" fo:orphans="0" fo:widows="0" fo:text-indent="0mm" style:auto-text-indent="false" style:vertical-align="auto"/>
    </style:style>
    <style:style style:name="P57" style:family="paragraph" style:parent-style-name="Standard">
      <style:paragraph-properties fo:margin-left="20.21mm" fo:margin-right="0mm" fo:line-height="5.87mm" fo:text-align="start" style:justify-single-word="false" fo:orphans="0" fo:widows="0" fo:text-indent="0mm" style:auto-text-indent="false" style:vertical-align="auto"/>
    </style:style>
    <style:style style:name="P58" style:family="paragraph" style:parent-style-name="Standard">
      <style:paragraph-properties fo:margin-left="20.21mm" fo:margin-right="0mm" fo:line-height="4.69mm" fo:text-align="start" style:justify-single-word="false" fo:orphans="0" fo:widows="0" fo:text-indent="0mm" style:auto-text-indent="false" style:vertical-align="auto"/>
    </style:style>
    <style:style style:name="P59" style:family="paragraph" style:parent-style-name="Standard">
      <style:paragraph-properties fo:margin-left="20.21mm" fo:margin-right="0mm" fo:line-height="4.94mm" fo:text-align="start" style:justify-single-word="false" fo:orphans="0" fo:widows="0" fo:text-indent="0mm" style:auto-text-indent="false" style:vertical-align="auto"/>
    </style:style>
    <style:style style:name="P60" style:family="paragraph" style:parent-style-name="Standard">
      <style:paragraph-properties fo:margin-left="20.21mm" fo:margin-right="0mm" fo:line-height="5.17mm" fo:text-align="start" style:justify-single-word="false" fo:orphans="0" fo:widows="0" fo:text-indent="0mm" style:auto-text-indent="false" style:vertical-align="auto"/>
    </style:style>
    <style:style style:name="P61" style:family="paragraph" style:parent-style-name="Standard">
      <style:paragraph-properties fo:margin-left="20.21mm" fo:margin-right="0mm" fo:line-height="6.35mm" fo:text-align="start" style:justify-single-word="false" fo:orphans="0" fo:widows="0" fo:text-indent="0mm" style:auto-text-indent="false" style:vertical-align="auto"/>
    </style:style>
    <style:style style:name="P62" style:family="paragraph" style:parent-style-name="Standard">
      <style:paragraph-properties fo:margin-left="98.07mm" fo:margin-right="0mm" fo:line-height="3.76mm" fo:text-align="start" style:justify-single-word="false" fo:orphans="0" fo:widows="0" fo:text-indent="0mm" style:auto-text-indent="false" style:vertical-align="auto"/>
    </style:style>
    <style:style style:name="P63" style:family="paragraph" style:parent-style-name="Standard">
      <style:paragraph-properties fo:margin-left="98.07mm" fo:margin-right="0mm" fo:line-height="5.87mm" fo:text-align="start" style:justify-single-word="false" fo:orphans="0" fo:widows="0" fo:text-indent="0mm" style:auto-text-indent="false" style:vertical-align="auto"/>
    </style:style>
    <style:style style:name="P64" style:family="paragraph" style:parent-style-name="Standard">
      <style:paragraph-properties fo:margin-left="0.46mm" fo:margin-right="0mm" fo:line-height="5.17mm" fo:text-align="start" style:justify-single-word="false" fo:orphans="0" fo:widows="0" fo:text-indent="0mm" style:auto-text-indent="false" fo:break-before="column" style:vertical-align="auto"/>
    </style:style>
    <style:style style:name="P65" style:family="paragraph" style:parent-style-name="Standard">
      <style:paragraph-properties fo:margin-left="2.12mm" fo:margin-right="0mm" fo:line-height="4.94mm" fo:text-align="start" style:justify-single-word="false" fo:orphans="0" fo:widows="0" fo:text-indent="0mm" style:auto-text-indent="false" style:vertical-align="auto"/>
    </style:style>
    <style:style style:name="P66" style:family="paragraph" style:parent-style-name="Standard">
      <style:paragraph-properties fo:margin-left="2.12mm" fo:margin-right="0mm" fo:line-height="5.17mm" fo:text-align="start" style:justify-single-word="false" fo:orphans="0" fo:widows="0" fo:text-indent="0mm" style:auto-text-indent="false" style:vertical-align="auto"/>
    </style:style>
    <style:style style:name="P67" style:family="paragraph" style:parent-style-name="Standard">
      <style:paragraph-properties fo:margin-left="3.53mm" fo:margin-right="0mm" fo:line-height="4.69mm" fo:text-align="start" style:justify-single-word="false" fo:orphans="0" fo:widows="0" fo:text-indent="0mm" style:auto-text-indent="false" style:vertical-align="auto"/>
    </style:style>
    <style:style style:name="P68" style:family="paragraph" style:parent-style-name="Standard">
      <style:paragraph-properties fo:margin-left="21.87mm" fo:margin-right="0mm" fo:line-height="4.69mm" fo:text-align="start" style:justify-single-word="false" fo:orphans="0" fo:widows="0" fo:text-indent="0mm" style:auto-text-indent="false" style:vertical-align="auto"/>
    </style:style>
    <style:style style:name="P69" style:family="paragraph" style:parent-style-name="Standard">
      <style:paragraph-properties fo:margin-left="21.87mm" fo:margin-right="0mm" fo:line-height="4.69mm" fo:text-align="start" style:justify-single-word="false" fo:orphans="0" fo:widows="0" fo:text-indent="0mm" style:auto-text-indent="false" style:vertical-align="auto">
        <style:tab-stops>
          <style:tab-stop style:position="28.22mm"/>
        </style:tab-stops>
      </style:paragraph-properties>
    </style:style>
    <style:style style:name="P70" style:family="paragraph" style:parent-style-name="Standard">
      <style:paragraph-properties fo:margin-left="21.87mm" fo:margin-right="0mm" fo:line-height="5.17mm" fo:text-align="start" style:justify-single-word="false" fo:orphans="0" fo:widows="0" fo:text-indent="0mm" style:auto-text-indent="false" style:vertical-align="auto"/>
    </style:style>
    <style:style style:name="P71" style:family="paragraph" style:parent-style-name="Standard">
      <style:paragraph-properties fo:margin-left="21.87mm" fo:margin-right="0mm" fo:line-height="4.94mm" fo:text-align="start" style:justify-single-word="false" fo:orphans="0" fo:widows="0" fo:text-indent="0mm" style:auto-text-indent="false" style:vertical-align="auto"/>
    </style:style>
    <style:style style:name="P72" style:family="paragraph" style:parent-style-name="Standard">
      <style:paragraph-properties fo:margin-left="21.87mm" fo:margin-right="0mm" fo:line-height="3.76mm" fo:text-align="start" style:justify-single-word="false" fo:orphans="0" fo:widows="0" fo:text-indent="0mm" style:auto-text-indent="false" style:vertical-align="auto"/>
    </style:style>
    <style:style style:name="P73" style:family="paragraph" style:parent-style-name="Standard">
      <style:paragraph-properties fo:margin-left="21.87mm" fo:margin-right="0mm" fo:line-height="6.81mm" fo:text-align="start" style:justify-single-word="false" fo:orphans="0" fo:widows="0" fo:text-indent="0mm" style:auto-text-indent="false" style:vertical-align="auto"/>
    </style:style>
    <style:style style:name="P74" style:family="paragraph" style:parent-style-name="Standard">
      <style:paragraph-properties fo:margin-left="21.87mm" fo:margin-right="0mm" fo:line-height="5.64mm" fo:text-align="start" style:justify-single-word="false" fo:orphans="0" fo:widows="0" fo:text-indent="0mm" style:auto-text-indent="false" style:vertical-align="auto"/>
    </style:style>
    <style:style style:name="P75" style:family="paragraph" style:parent-style-name="Standard">
      <style:paragraph-properties fo:margin-left="21.87mm" fo:margin-right="0mm" fo:line-height="5.4mm" fo:text-align="start" style:justify-single-word="false" fo:orphans="0" fo:widows="0" fo:text-indent="0mm" style:auto-text-indent="false" style:vertical-align="auto"/>
    </style:style>
    <style:style style:name="P76" style:family="paragraph" style:parent-style-name="Standard">
      <style:paragraph-properties fo:margin-left="21.87mm" fo:margin-right="0mm" fo:line-height="4.46mm" fo:text-align="start" style:justify-single-word="false" fo:orphans="0" fo:widows="0" fo:text-indent="0mm" style:auto-text-indent="false" style:vertical-align="auto">
        <style:tab-stops>
          <style:tab-stop style:position="28.22mm"/>
        </style:tab-stops>
      </style:paragraph-properties>
    </style:style>
    <style:style style:name="P77" style:family="paragraph" style:parent-style-name="Standard">
      <style:paragraph-properties fo:margin-left="21.87mm" fo:margin-right="0mm" fo:line-height="7.99mm" fo:text-align="start" style:justify-single-word="false" fo:orphans="0" fo:widows="0" fo:text-indent="0mm" style:auto-text-indent="false" style:vertical-align="auto"/>
    </style:style>
    <style:style style:name="P78" style:family="paragraph" style:parent-style-name="Standard">
      <style:paragraph-properties fo:margin-left="21.87mm" fo:margin-right="0mm" fo:line-height="8.22mm" fo:text-align="start" style:justify-single-word="false" fo:orphans="0" fo:widows="0" fo:text-indent="0mm" style:auto-text-indent="false" style:vertical-align="auto"/>
    </style:style>
    <style:style style:name="P79" style:family="paragraph" style:parent-style-name="Standard">
      <style:paragraph-properties fo:margin-left="0.23mm" fo:margin-right="0mm" fo:line-height="3.76mm" fo:text-align="start" style:justify-single-word="false" fo:orphans="0" fo:widows="0" fo:text-indent="0mm" style:auto-text-indent="false" style:vertical-align="auto"/>
    </style:style>
    <style:style style:name="P80" style:family="paragraph" style:parent-style-name="Standard">
      <style:paragraph-properties fo:margin-left="0.23mm" fo:margin-right="0mm" fo:line-height="7.28mm" fo:text-align="start" style:justify-single-word="false" fo:orphans="0" fo:widows="0" fo:text-indent="0mm" style:auto-text-indent="false" style:vertical-align="auto"/>
    </style:style>
    <style:style style:name="P81" style:family="paragraph" style:parent-style-name="Standard">
      <style:paragraph-properties fo:margin-left="0.23mm" fo:margin-right="0mm" fo:line-height="3.76mm" fo:text-align="start" style:justify-single-word="false" fo:orphans="0" fo:widows="0" fo:text-indent="0mm" style:auto-text-indent="false" fo:break-before="column" style:vertical-align="auto"/>
    </style:style>
    <style:style style:name="P82" style:family="paragraph" style:parent-style-name="Standard">
      <style:paragraph-properties fo:margin-left="34.57mm" fo:margin-right="0mm" fo:line-height="3.76mm" fo:text-align="start" style:justify-single-word="false" fo:orphans="0" fo:widows="0" fo:text-indent="0mm" style:auto-text-indent="false" style:vertical-align="auto"/>
    </style:style>
    <style:style style:name="P83" style:family="paragraph" style:parent-style-name="Standard">
      <style:paragraph-properties fo:margin-left="34.57mm" fo:margin-right="0mm" fo:line-height="6.1mm" fo:text-align="start" style:justify-single-word="false" fo:orphans="0" fo:widows="0" fo:text-indent="0mm" style:auto-text-indent="false" style:vertical-align="auto"/>
    </style:style>
    <style:style style:name="P84" style:family="paragraph" style:parent-style-name="Standard">
      <style:paragraph-properties fo:margin-left="34.57mm" fo:margin-right="0mm" fo:line-height="5.87mm" fo:text-align="start" style:justify-single-word="false" fo:orphans="0" fo:widows="0" fo:text-indent="0mm" style:auto-text-indent="false" style:vertical-align="auto"/>
    </style:style>
    <style:style style:name="P85" style:family="paragraph" style:parent-style-name="Standard">
      <style:paragraph-properties fo:margin-left="34.57mm" fo:margin-right="0mm" fo:line-height="5.64mm" fo:text-align="start" style:justify-single-word="false" fo:orphans="0" fo:widows="0" fo:text-indent="0mm" style:auto-text-indent="false" style:vertical-align="auto"/>
    </style:style>
    <style:style style:name="P86" style:family="paragraph" style:parent-style-name="Standard">
      <style:paragraph-properties fo:margin-left="26.33mm" fo:margin-right="0mm" fo:line-height="3.76mm" fo:text-align="start" style:justify-single-word="false" fo:orphans="0" fo:widows="0" fo:text-indent="0mm" style:auto-text-indent="false" style:vertical-align="auto"/>
    </style:style>
    <style:style style:name="P87" style:family="paragraph" style:parent-style-name="Standard">
      <style:paragraph-properties fo:margin-left="26.33mm" fo:margin-right="0mm" fo:line-height="5.87mm" fo:text-align="start" style:justify-single-word="false" fo:orphans="0" fo:widows="0" fo:text-indent="0mm" style:auto-text-indent="false" style:vertical-align="auto"/>
    </style:style>
    <style:style style:name="P88" style:family="paragraph" style:parent-style-name="Standard">
      <style:paragraph-properties fo:margin-left="26.33mm" fo:margin-right="0mm" fo:line-height="6.1mm" fo:text-align="start" style:justify-single-word="false" fo:orphans="0" fo:widows="0" fo:text-indent="0mm" style:auto-text-indent="false" style:vertical-align="auto"/>
    </style:style>
    <style:style style:name="P89" style:family="paragraph" style:parent-style-name="Standard">
      <style:paragraph-properties fo:margin-left="26.33mm" fo:margin-right="0mm" fo:line-height="7.99mm" fo:text-align="start" style:justify-single-word="false" fo:orphans="0" fo:widows="0" fo:text-indent="0mm" style:auto-text-indent="false" style:vertical-align="auto"/>
    </style:style>
    <style:style style:name="P90" style:family="paragraph" style:parent-style-name="Standard">
      <style:paragraph-properties fo:margin-left="20.46mm" fo:margin-right="0mm" fo:line-height="3.76mm" fo:text-align="start" style:justify-single-word="false" fo:orphans="0" fo:widows="0" fo:text-indent="0mm" style:auto-text-indent="false" style:vertical-align="auto"/>
    </style:style>
    <style:style style:name="P91" style:family="paragraph" style:parent-style-name="Standard">
      <style:paragraph-properties fo:margin-left="20.46mm" fo:margin-right="0mm" fo:line-height="7.06mm" fo:text-align="start" style:justify-single-word="false" fo:orphans="0" fo:widows="0" fo:text-indent="0mm" style:auto-text-indent="false" style:vertical-align="auto"/>
    </style:style>
    <style:style style:name="P92" style:family="paragraph" style:parent-style-name="Standard">
      <style:paragraph-properties fo:margin-left="87.24mm" fo:margin-right="0mm" fo:line-height="4.94mm" fo:text-align="start" style:justify-single-word="false" fo:orphans="0" fo:widows="0" fo:text-indent="0mm" style:auto-text-indent="false" style:vertical-align="auto"/>
    </style:style>
    <style:style style:name="P93" style:family="paragraph" style:parent-style-name="Standard">
      <style:paragraph-properties fo:margin-left="29.16mm" fo:margin-right="0mm" fo:line-height="3.76mm" fo:text-align="start" style:justify-single-word="false" fo:orphans="0" fo:widows="0" fo:text-indent="0mm" style:auto-text-indent="false" style:vertical-align="auto"/>
    </style:style>
    <style:style style:name="P94" style:family="paragraph" style:parent-style-name="Standard">
      <style:paragraph-properties fo:margin-left="29.16mm" fo:margin-right="0mm" fo:line-height="7.06mm" fo:text-align="start" style:justify-single-word="false" fo:orphans="0" fo:widows="0" fo:text-indent="0mm" style:auto-text-indent="false" style:vertical-align="auto"/>
    </style:style>
    <style:style style:name="P95" style:family="paragraph" style:parent-style-name="Standard">
      <style:paragraph-properties fo:margin-left="29.16mm" fo:margin-right="0mm" fo:line-height="5.87mm" fo:text-align="start" style:justify-single-word="false" fo:orphans="0" fo:widows="0" fo:text-indent="0mm" style:auto-text-indent="false" style:vertical-align="auto"/>
    </style:style>
    <style:style style:name="P96" style:family="paragraph" style:parent-style-name="Standard">
      <style:paragraph-properties fo:margin-left="43.97mm" fo:margin-right="0mm" fo:line-height="4.94mm" fo:text-align="start" style:justify-single-word="false" fo:orphans="0" fo:widows="0" fo:text-indent="0mm" style:auto-text-indent="false" style:vertical-align="auto"/>
    </style:style>
    <style:style style:name="P97" style:family="paragraph" style:parent-style-name="Standard">
      <style:paragraph-properties fo:margin-left="31.27mm" fo:margin-right="0mm" fo:line-height="6.1mm" fo:text-align="start" style:justify-single-word="false" fo:orphans="0" fo:widows="0" fo:text-indent="0mm" style:auto-text-indent="false" style:vertical-align="auto"/>
    </style:style>
    <style:style style:name="P98" style:family="paragraph" style:parent-style-name="Standard" style:master-page-name="">
      <style:paragraph-properties fo:margin-left="31.27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99" style:family="paragraph" style:parent-style-name="Standard">
      <style:paragraph-properties fo:margin-left="3.05mm" fo:margin-right="0mm" fo:line-height="3.76mm" fo:text-align="start" style:justify-single-word="false" fo:orphans="0" fo:widows="0" fo:text-indent="0mm" style:auto-text-indent="false" style:vertical-align="auto"/>
    </style:style>
    <style:style style:name="P100" style:family="paragraph" style:parent-style-name="Standard">
      <style:paragraph-properties fo:margin-left="3.05mm" fo:margin-right="0mm" fo:line-height="6.1mm" fo:text-align="start" style:justify-single-word="false" fo:orphans="0" fo:widows="0" fo:text-indent="0mm" style:auto-text-indent="false" fo:break-before="column" style:vertical-align="auto"/>
    </style:style>
    <style:style style:name="P101" style:family="paragraph" style:parent-style-name="Standard">
      <style:paragraph-properties fo:margin-left="28.93mm" fo:margin-right="0mm" fo:line-height="3.76mm" fo:text-align="start" style:justify-single-word="false" fo:orphans="0" fo:widows="0" fo:text-indent="0mm" style:auto-text-indent="false" style:vertical-align="auto"/>
    </style:style>
    <style:style style:name="P102" style:family="paragraph" style:parent-style-name="Standard">
      <style:paragraph-properties fo:margin-left="28.93mm" fo:margin-right="0mm" fo:line-height="5.87mm" fo:text-align="start" style:justify-single-word="false" fo:orphans="0" fo:widows="0" fo:text-indent="0mm" style:auto-text-indent="false" style:vertical-align="auto"/>
    </style:style>
    <style:style style:name="P103" style:family="paragraph" style:parent-style-name="Standard">
      <style:paragraph-properties fo:margin-left="18.34mm" fo:margin-right="0mm" fo:line-height="4.94mm" fo:text-align="start" style:justify-single-word="false" fo:orphans="0" fo:widows="0" fo:text-indent="0mm" style:auto-text-indent="false" style:vertical-align="auto"/>
    </style:style>
    <style:style style:name="P104" style:family="paragraph" style:parent-style-name="Standard">
      <style:paragraph-properties fo:margin-left="51.26mm" fo:margin-right="0mm" fo:line-height="4.94mm" fo:text-align="start" style:justify-single-word="false" fo:orphans="0" fo:widows="0" fo:text-indent="0mm" style:auto-text-indent="false" style:vertical-align="auto"/>
    </style:style>
    <style:style style:name="P105" style:family="paragraph" style:parent-style-name="Standard">
      <style:paragraph-properties fo:margin-left="19.51mm" fo:margin-right="0mm" fo:line-height="4.94mm" fo:text-align="start" style:justify-single-word="false" fo:orphans="0" fo:widows="0" fo:text-indent="0mm" style:auto-text-indent="false" style:vertical-align="auto"/>
    </style:style>
    <style:style style:name="P106" style:family="paragraph" style:parent-style-name="Standard">
      <style:paragraph-properties fo:margin-left="42.56mm" fo:margin-right="0mm" fo:line-height="4.94mm" fo:text-align="start" style:justify-single-word="false" fo:orphans="0" fo:widows="0" fo:text-indent="0mm" style:auto-text-indent="false" style:vertical-align="auto"/>
    </style:style>
    <style:style style:name="P107" style:family="paragraph" style:parent-style-name="Standard">
      <style:paragraph-properties fo:margin-left="28.68mm" fo:margin-right="0mm" fo:line-height="3.76mm" fo:text-align="start" style:justify-single-word="false" fo:orphans="0" fo:widows="0" fo:text-indent="0mm" style:auto-text-indent="false" style:vertical-align="auto"/>
    </style:style>
    <style:style style:name="P108" style:family="paragraph" style:parent-style-name="Standard">
      <style:paragraph-properties fo:margin-left="28.68mm" fo:margin-right="0mm" fo:line-height="5.87mm" fo:text-align="start" style:justify-single-word="false" fo:orphans="0" fo:widows="0" fo:text-indent="0mm" style:auto-text-indent="false" style:vertical-align="auto"/>
    </style:style>
    <style:style style:name="P109" style:family="paragraph" style:parent-style-name="Standard">
      <style:paragraph-properties fo:margin-left="29.63mm" fo:margin-right="0mm" fo:line-height="4.94mm" fo:text-align="start" style:justify-single-word="false" fo:orphans="0" fo:widows="0" fo:text-indent="0mm" style:auto-text-indent="false" style:vertical-align="auto"/>
    </style:style>
    <style:style style:name="P110" style:family="paragraph" style:parent-style-name="Standard">
      <style:paragraph-properties fo:margin-left="78.55mm" fo:margin-right="0mm" fo:line-height="4.69mm" fo:text-align="start" style:justify-single-word="false" fo:orphans="0" fo:widows="0" fo:text-indent="0mm" style:auto-text-indent="false" style:vertical-align="auto"/>
    </style:style>
    <style:style style:name="P111" style:family="paragraph" style:parent-style-name="Standard">
      <style:paragraph-properties fo:margin-left="23.51mm" fo:margin-right="0mm" fo:line-height="3.76mm" fo:text-align="start" style:justify-single-word="false" fo:orphans="0" fo:widows="0" fo:text-indent="0mm" style:auto-text-indent="false" style:vertical-align="auto"/>
    </style:style>
    <style:style style:name="P112" style:family="paragraph" style:parent-style-name="Standard">
      <style:paragraph-properties fo:margin-left="23.51mm" fo:margin-right="0mm" fo:line-height="5.87mm" fo:text-align="start" style:justify-single-word="false" fo:orphans="0" fo:widows="0" fo:text-indent="0mm" style:auto-text-indent="false" style:vertical-align="auto"/>
    </style:style>
    <style:style style:name="P113" style:family="paragraph" style:parent-style-name="Standard">
      <style:paragraph-properties fo:margin-left="23.51mm" fo:margin-right="0mm" fo:line-height="6.1mm" fo:text-align="start" style:justify-single-word="false" fo:orphans="0" fo:widows="0" fo:text-indent="0mm" style:auto-text-indent="false" style:vertical-align="auto"/>
    </style:style>
    <style:style style:name="P114" style:family="paragraph" style:parent-style-name="Standard">
      <style:paragraph-properties fo:margin-left="23.51mm" fo:margin-right="0mm" fo:line-height="7.06mm" fo:text-align="start" style:justify-single-word="false" fo:orphans="0" fo:widows="0" fo:text-indent="0mm" style:auto-text-indent="false" style:vertical-align="auto"/>
    </style:style>
    <style:style style:name="P115" style:family="paragraph" style:parent-style-name="Standard">
      <style:paragraph-properties fo:margin-left="23.51mm" fo:margin-right="0mm" fo:line-height="5.64mm" fo:text-align="start" style:justify-single-word="false" fo:orphans="0" fo:widows="0" fo:text-indent="0mm" style:auto-text-indent="false" style:vertical-align="auto"/>
    </style:style>
    <style:style style:name="P116" style:family="paragraph" style:parent-style-name="Standard">
      <style:paragraph-properties fo:margin-left="23.51mm" fo:margin-right="0mm" fo:line-height="7.28mm" fo:text-align="start" style:justify-single-word="false" fo:orphans="0" fo:widows="0" fo:text-indent="0mm" style:auto-text-indent="false" style:vertical-align="auto"/>
    </style:style>
    <style:style style:name="P117" style:family="paragraph" style:parent-style-name="Standard">
      <style:paragraph-properties fo:margin-left="23.51mm" fo:margin-right="0mm" fo:line-height="5.17mm" fo:text-align="start" style:justify-single-word="false" fo:orphans="0" fo:widows="0" fo:text-indent="0mm" style:auto-text-indent="false" style:vertical-align="auto"/>
    </style:style>
    <style:style style:name="P118" style:family="paragraph" style:parent-style-name="Standard">
      <style:paragraph-properties fo:margin-left="23.51mm" fo:margin-right="0mm" fo:line-height="4.94mm" fo:text-align="start" style:justify-single-word="false" fo:orphans="0" fo:widows="0" fo:text-indent="0mm" style:auto-text-indent="false" style:vertical-align="auto"/>
    </style:style>
    <style:style style:name="P119" style:family="paragraph" style:parent-style-name="Standard">
      <style:paragraph-properties fo:margin-left="23.51mm" fo:margin-right="0mm" fo:line-height="5.4mm" fo:text-align="start" style:justify-single-word="false" fo:orphans="0" fo:widows="0" fo:text-indent="0mm" style:auto-text-indent="false" style:vertical-align="auto"/>
    </style:style>
    <style:style style:name="P120" style:family="paragraph" style:parent-style-name="Standard">
      <style:paragraph-properties fo:margin-left="28.45mm" fo:margin-right="0mm" fo:line-height="3.76mm" fo:text-align="start" style:justify-single-word="false" fo:orphans="0" fo:widows="0" fo:text-indent="0mm" style:auto-text-indent="false" style:vertical-align="auto"/>
    </style:style>
    <style:style style:name="P121" style:family="paragraph" style:parent-style-name="Standard">
      <style:paragraph-properties fo:margin-left="28.45mm" fo:margin-right="0mm" fo:line-height="5.87mm" fo:text-align="start" style:justify-single-word="false" fo:orphans="0" fo:widows="0" fo:text-indent="0mm" style:auto-text-indent="false" style:vertical-align="auto"/>
    </style:style>
    <style:style style:name="P122" style:family="paragraph" style:parent-style-name="Standard">
      <style:paragraph-properties fo:margin-left="67.03mm" fo:margin-right="0mm" fo:line-height="4.94mm" fo:text-align="start" style:justify-single-word="false" fo:orphans="0" fo:widows="0" fo:text-indent="0mm" style:auto-text-indent="false" style:vertical-align="auto"/>
    </style:style>
    <style:style style:name="P123" style:family="paragraph" style:parent-style-name="Standard">
      <style:paragraph-properties fo:margin-left="61.61mm" fo:margin-right="0mm" fo:line-height="4.94mm" fo:text-align="start" style:justify-single-word="false" fo:orphans="0" fo:widows="0" fo:text-indent="0mm" style:auto-text-indent="false" style:vertical-align="auto"/>
    </style:style>
    <style:style style:name="P124" style:family="paragraph" style:parent-style-name="Standard">
      <style:paragraph-properties fo:margin-left="30.34mm" fo:margin-right="0mm" fo:line-height="3.76mm" fo:text-align="start" style:justify-single-word="false" fo:orphans="0" fo:widows="0" fo:text-indent="0mm" style:auto-text-indent="false" style:vertical-align="auto"/>
    </style:style>
    <style:style style:name="P125" style:family="paragraph" style:parent-style-name="Standard">
      <style:paragraph-properties fo:margin-left="30.34mm" fo:margin-right="0mm" fo:line-height="5.87mm" fo:text-align="start" style:justify-single-word="false" fo:orphans="0" fo:widows="0" fo:text-indent="0mm" style:auto-text-indent="false" style:vertical-align="auto"/>
    </style:style>
    <style:style style:name="P126" style:family="paragraph" style:parent-style-name="Standard">
      <style:paragraph-properties fo:margin-left="70.78mm" fo:margin-right="0mm" fo:line-height="4.94mm" fo:text-align="start" style:justify-single-word="false" fo:orphans="0" fo:widows="0" fo:text-indent="0mm" style:auto-text-indent="false" style:vertical-align="auto"/>
    </style:style>
    <style:style style:name="P127" style:family="paragraph" style:parent-style-name="Standard">
      <style:paragraph-properties fo:margin-left="68.44mm" fo:margin-right="0mm" fo:line-height="4.94mm" fo:text-align="start" style:justify-single-word="false" fo:orphans="0" fo:widows="0" fo:text-indent="0mm" style:auto-text-indent="false" style:vertical-align="auto"/>
    </style:style>
    <style:style style:name="P128" style:family="paragraph" style:parent-style-name="Standard">
      <style:paragraph-properties fo:margin-left="89.83mm" fo:margin-right="0mm" fo:line-height="3.76mm" fo:text-align="start" style:justify-single-word="false" fo:orphans="0" fo:widows="0" fo:text-indent="0mm" style:auto-text-indent="false" style:vertical-align="auto"/>
    </style:style>
    <style:style style:name="P129" style:family="paragraph" style:parent-style-name="Standard">
      <style:paragraph-properties fo:margin-left="89.83mm" fo:margin-right="0mm" fo:line-height="5.87mm" fo:text-align="start" style:justify-single-word="false" fo:orphans="0" fo:widows="0" fo:text-indent="0mm" style:auto-text-indent="false" style:vertical-align="auto"/>
    </style:style>
    <style:style style:name="P130" style:family="paragraph" style:parent-style-name="Standard">
      <style:paragraph-properties fo:margin-left="89.83mm" fo:margin-right="0mm" fo:line-height="6.1mm" fo:text-align="start" style:justify-single-word="false" fo:orphans="0" fo:widows="0" fo:text-indent="0mm" style:auto-text-indent="false" style:vertical-align="auto"/>
    </style:style>
    <style:style style:name="P131" style:family="paragraph" style:parent-style-name="Standard">
      <style:paragraph-properties fo:margin-left="115.23mm" fo:margin-right="0mm" fo:line-height="4.94mm" fo:text-align="start" style:justify-single-word="false" fo:orphans="0" fo:widows="0" fo:text-indent="0mm" style:auto-text-indent="false" style:vertical-align="auto"/>
    </style:style>
    <style:style style:name="T1" style:family="text">
      <style:text-properties fo:color="#000000" style:font-name="Helvetica1" fo:font-size="15pt" fo:language="en" fo:country="US" style:font-name-asian="Times New Roman3" style:font-size-asian="15pt" style:language-asian="en" style:country-asian="US" style:font-size-complex="15pt" style:language-complex="ar" style:country-complex="SA"/>
    </style:style>
    <style:style style:name="T2" style:family="text">
      <style:text-properties fo:color="#000000" style:font-name="Helvetica1" fo:font-size="12pt" fo:language="en" fo:country="US" style:font-name-asian="Times New Roman3" style:font-size-asian="12pt" style:language-asian="en" style:country-asian="US" style:font-size-complex="12pt" style:language-complex="ar" style:country-complex="SA"/>
    </style:style>
    <style:style style:name="T3" style:family="text">
      <style:text-properties fo:color="#000000" style:font-name="Helvetica1" fo:font-size="12pt" fo:language="en" fo:country="US" style:font-size-asian="12pt" style:language-asian="en" style:country-asian="US" style:font-size-complex="12pt" style:language-complex="ar" style:country-complex="SA"/>
    </style:style>
    <style:style style:name="T4" style:family="text">
      <style:text-properties fo:color="#000000" style:font-name="Helvetica1" fo:font-size="9pt" fo:language="en" fo:country="US" style:font-name-asian="Times New Roman3" style:font-size-asian="9pt" style:language-asian="en" style:country-asian="US" style:font-size-complex="9pt" style:language-complex="ar" style:country-complex="SA"/>
    </style:style>
    <style:style style:name="T5" style:family="text">
      <style:text-properties fo:color="#000000" style:font-name="Helvetica1" fo:font-size="9pt" fo:language="en" fo:country="US" style:font-size-asian="9pt" style:language-asian="en" style:country-asian="US" style:font-size-complex="9pt" style:language-complex="ar" style:country-complex="SA"/>
    </style:style>
    <style:style style:name="T6" style:family="text">
      <style:text-properties fo:color="#000000" style:font-name="Helvetica1" fo:font-size="11pt" fo:language="en" fo:country="US" style:font-name-asian="Times New Roman3" style:font-size-asian="11pt" style:language-asian="en" style:country-asian="US" style:font-size-complex="11pt" style:language-complex="ar" style:country-complex="SA"/>
    </style:style>
    <style:style style:name="T7" style:family="text">
      <style:text-properties fo:color="#000000" style:font-name="Times New Roman1" fo:font-size="15pt" fo:language="en" fo:country="US" fo:font-weight="bold" style:font-name-asian="Times New Roman3" style:font-size-asian="15pt" style:language-asian="en" style:country-asian="US" style:font-weight-asian="bold" style:font-size-complex="15pt" style:language-complex="ar" style:country-complex="SA" style:font-weight-complex="bold"/>
    </style:style>
    <style:style style:name="T8" style:family="text">
      <style:text-properties fo:color="#000000" style:font-name="Times New Roman1" fo:font-size="12pt" fo:language="en" fo:country="US" style:font-name-asian="Times New Roman3" style:font-size-asian="12pt" style:language-asian="en" style:country-asian="US" style:font-size-complex="12pt" style:language-complex="ar" style:country-complex="SA"/>
    </style:style>
    <style:style style:name="T9" style:family="text">
      <style:text-properties fo:color="#000000" style:font-name="Times New Roman1" fo:font-size="12pt" fo:language="en" fo:country="US" fo:font-weight="bold" style:font-name-asian="Times New Roman3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3">
          <style:column style:rel-width="45107*" fo:start-indent="0mm" fo:end-indent="0mm"/>
          <style:column style:rel-width="7075*" fo:start-indent="0mm" fo:end-indent="0mm"/>
          <style:column style:rel-width="13353*" fo:start-indent="0mm" fo:end-indent="0mm"/>
        </style:columns>
      </style:section-properties>
    </style:style>
    <style:style style:name="Sect3" style:family="section">
      <style:section-properties style:editable="false">
        <style:columns fo:column-count="3">
          <style:column style:rel-width="43299*" fo:start-indent="0mm" fo:end-indent="0mm"/>
          <style:column style:rel-width="7309*" fo:start-indent="0mm" fo:end-indent="0mm"/>
          <style:column style:rel-width="14927*" fo:start-indent="0mm" fo:end-indent="0mm"/>
        </style:columns>
      </style:section-properties>
    </style:style>
    <style:style style:name="Sect4" style:family="section">
      <style:section-properties style:editable="false">
        <style:columns fo:column-count="3">
          <style:column style:rel-width="42043*" fo:start-indent="0mm" fo:end-indent="0mm"/>
          <style:column style:rel-width="7857*" fo:start-indent="0mm" fo:end-indent="0mm"/>
          <style:column style:rel-width="15635*" fo:start-indent="0mm" fo:end-indent="0mm"/>
        </style:columns>
      </style:section-properties>
    </style:style>
    <style:style style:name="gr1" style:family="graphic">
      <style:graphic-properties svg:stroke-color="#000000" draw:fill-color="#000000" fo:min-height="0.23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svg:stroke-color="#000000" draw:fill-color="#000000" fo:min-height="0.23mm" fo:min-width="114.07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vg:stroke-color="#000000" draw:fill-color="#000000" fo:min-height="32.93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color="#000000" draw:fill-color="#000000" fo:min-height="0.46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color="#000000" draw:fill-color="#000000" fo:min-height="0.46mm" fo:min-width="114.07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svg:stroke-color="#000000" draw:fill-color="#000000" fo:min-height="0.25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svg:stroke-color="#000000" draw:fill-color="#000000" fo:min-height="0.25mm" fo:min-width="119.0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svg:stroke-color="#000000" draw:fill-color="#000000" fo:min-height="0.25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" style:family="graphic">
      <style:graphic-properties svg:stroke-color="#000000" draw:fill-color="#000000" fo:min-height="0.25mm" fo:min-width="21.87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svg:stroke-color="#000000" draw:fill-color="#000000" fo:min-height="0.25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1" style:family="graphic">
      <style:graphic-properties svg:stroke-color="#000000" draw:fill-color="#000000" fo:min-height="0.25mm" fo:min-width="25.1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2" style:family="graphic">
      <style:graphic-properties svg:stroke-color="#000000" draw:fill-color="#000000" fo:min-height="14.57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3" style:family="graphic">
      <style:graphic-properties svg:stroke-color="#000000" draw:fill-color="#000000" fo:min-height="14.57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4" style:family="graphic">
      <style:graphic-properties svg:stroke-color="#000000" draw:fill-color="#000000" fo:min-height="14.57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5" style:family="graphic">
      <style:graphic-properties svg:stroke-color="#000000" draw:fill-color="#000000" fo:min-height="0.25mm" fo:min-width="6.3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6" style:family="graphic">
      <style:graphic-properties svg:stroke-color="#000000" draw:fill-color="#000000" fo:min-height="0.25mm" fo:min-width="91.97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7" style:family="graphic">
      <style:graphic-properties svg:stroke-color="#000000" draw:fill-color="#000000" fo:min-height="0.25mm" fo:min-width="2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8" style:family="graphic">
      <style:graphic-properties svg:stroke-color="#000000" draw:fill-color="#000000" fo:min-height="9.88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9" style:family="graphic">
      <style:graphic-properties svg:stroke-color="#000000" draw:fill-color="#000000" fo:min-height="9.88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0" style:family="graphic">
      <style:graphic-properties svg:stroke-color="#000000" draw:fill-color="#000000" fo:min-height="9.88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1" style:family="graphic">
      <style:graphic-properties svg:stroke-color="#000000" draw:fill-color="#000000" fo:min-height="4.69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2" style:family="graphic">
      <style:graphic-properties svg:stroke-color="#000000" draw:fill-color="#000000" fo:min-height="4.69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3" style:family="graphic">
      <style:graphic-properties svg:stroke-color="#000000" draw:fill-color="#000000" fo:min-height="4.69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4" style:family="graphic">
      <style:graphic-properties svg:stroke-color="#000000" draw:fill-color="#000000" fo:min-height="4.71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5" style:family="graphic">
      <style:graphic-properties svg:stroke-color="#000000" draw:fill-color="#000000" fo:min-height="4.71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6" style:family="graphic">
      <style:graphic-properties svg:stroke-color="#000000" draw:fill-color="#000000" fo:min-height="4.71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7" style:family="graphic">
      <style:graphic-properties svg:stroke-color="#000000" draw:fill-color="#000000" fo:min-height="5.17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8" style:family="graphic">
      <style:graphic-properties svg:stroke-color="#000000" draw:fill-color="#000000" fo:min-height="5.17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9" style:family="graphic">
      <style:graphic-properties svg:stroke-color="#000000" draw:fill-color="#000000" fo:min-height="5.17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0" style:family="graphic">
      <style:graphic-properties svg:stroke-color="#000000" draw:fill-color="#000000" fo:min-height="4.92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1" style:family="graphic">
      <style:graphic-properties svg:stroke-color="#000000" draw:fill-color="#000000" fo:min-height="4.92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2" style:family="graphic">
      <style:graphic-properties svg:stroke-color="#000000" draw:fill-color="#000000" fo:min-height="4.92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3" style:family="graphic">
      <style:graphic-properties svg:stroke-color="#000000" draw:fill-color="#000000" fo:min-height="9.65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4" style:family="graphic">
      <style:graphic-properties svg:stroke-color="#000000" draw:fill-color="#000000" fo:min-height="9.65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5" style:family="graphic">
      <style:graphic-properties svg:stroke-color="#000000" draw:fill-color="#000000" fo:min-height="9.65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6" style:family="graphic">
      <style:graphic-properties svg:stroke-color="#000000" draw:fill-color="#000000" fo:min-height="4.94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7" style:family="graphic">
      <style:graphic-properties svg:stroke-color="#000000" draw:fill-color="#000000" fo:min-height="4.94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8" style:family="graphic">
      <style:graphic-properties svg:stroke-color="#000000" draw:fill-color="#000000" fo:min-height="4.94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9" style:family="graphic">
      <style:graphic-properties svg:stroke-color="#000000" draw:fill-color="#000000" fo:min-height="24.45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0" style:family="graphic">
      <style:graphic-properties svg:stroke-color="#000000" draw:fill-color="#000000" fo:min-height="24.45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1" style:family="graphic">
      <style:graphic-properties svg:stroke-color="#000000" draw:fill-color="#000000" fo:min-height="24.45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2" style:family="graphic">
      <style:graphic-properties svg:stroke-color="#000000" draw:fill-color="#000000" fo:min-height="9.63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3" style:family="graphic">
      <style:graphic-properties svg:stroke-color="#000000" draw:fill-color="#000000" fo:min-height="9.63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4" style:family="graphic">
      <style:graphic-properties svg:stroke-color="#000000" draw:fill-color="#000000" fo:min-height="9.63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5" style:family="graphic">
      <style:graphic-properties svg:stroke-color="#000000" draw:fill-color="#000000" fo:min-height="8.93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6" style:family="graphic">
      <style:graphic-properties svg:stroke-color="#000000" draw:fill-color="#000000" fo:min-height="8.93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7" style:family="graphic">
      <style:graphic-properties svg:stroke-color="#000000" draw:fill-color="#000000" fo:min-height="8.93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8" style:family="graphic">
      <style:graphic-properties svg:stroke-color="#000000" draw:fill-color="#000000" fo:min-height="4.46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9" style:family="graphic">
      <style:graphic-properties svg:stroke-color="#000000" draw:fill-color="#000000" fo:min-height="0.23mm" fo:min-width="6.3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0" style:family="graphic">
      <style:graphic-properties svg:stroke-color="#000000" draw:fill-color="#000000" fo:min-height="0.23mm" fo:min-width="112.4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1" style:family="graphic">
      <style:graphic-properties svg:stroke-color="#000000" draw:fill-color="#000000" fo:min-height="4.46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2" style:family="graphic">
      <style:graphic-properties svg:stroke-color="#000000" draw:fill-color="#000000" fo:min-height="0.23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3" style:family="graphic">
      <style:graphic-properties svg:stroke-color="#000000" draw:fill-color="#000000" fo:min-height="0.23mm" fo:min-width="21.87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4" style:family="graphic">
      <style:graphic-properties svg:stroke-color="#000000" draw:fill-color="#000000" fo:min-height="4.46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5" style:family="graphic">
      <style:graphic-properties svg:stroke-color="#000000" draw:fill-color="#000000" fo:min-height="0.23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6" style:family="graphic">
      <style:graphic-properties svg:stroke-color="#000000" draw:fill-color="#000000" fo:min-height="0.23mm" fo:min-width="25.1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7" style:family="graphic">
      <style:graphic-properties svg:stroke-color="#000000" draw:fill-color="#ffffff" fo:min-height="0mm" fo:min-width="109.1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8" style:family="graphic">
      <style:graphic-properties svg:stroke-color="#000000" draw:fill-color="#ffffff" fo:min-height="33.16mm" fo:min-width="0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9" style:family="graphic">
      <style:graphic-properties svg:stroke-color="#000000" draw:fill-color="#ffffff" fo:min-height="0mm" fo:min-width="27.98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0" style:family="graphic">
      <style:graphic-properties svg:stroke-color="#000000" draw:fill-color="#000000" fo:min-height="0.25mm" fo:min-width="112.6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1" style:family="graphic">
      <style:graphic-properties svg:stroke-color="#000000" draw:fill-color="#000000" fo:min-height="0.25mm" fo:min-width="23.5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2" style:family="graphic">
      <style:graphic-properties svg:stroke-color="#000000" draw:fill-color="#000000" fo:min-height="0.25mm" fo:min-width="25.17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3" style:family="graphic">
      <style:graphic-properties svg:stroke-color="#000000" draw:fill-color="#000000" fo:min-height="43.74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4" style:family="graphic">
      <style:graphic-properties svg:stroke-color="#000000" draw:fill-color="#000000" fo:min-height="43.74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5" style:family="graphic">
      <style:graphic-properties svg:stroke-color="#000000" draw:fill-color="#000000" fo:min-height="38.81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6" style:family="graphic">
      <style:graphic-properties svg:stroke-color="#000000" draw:fill-color="#000000" fo:min-height="38.81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7" style:family="graphic">
      <style:graphic-properties svg:stroke-color="#000000" draw:fill-color="#000000" fo:min-height="34.33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8" style:family="graphic">
      <style:graphic-properties svg:stroke-color="#000000" draw:fill-color="#000000" fo:min-height="34.33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9" style:family="graphic">
      <style:graphic-properties svg:stroke-color="#000000" draw:fill-color="#000000" fo:min-height="14.11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0" style:family="graphic">
      <style:graphic-properties svg:stroke-color="#000000" draw:fill-color="#000000" fo:min-height="0.46mm" fo:min-width="7.99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1" style:family="graphic">
      <style:graphic-properties svg:stroke-color="#000000" draw:fill-color="#000000" fo:min-height="0.46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2" style:family="graphic">
      <style:graphic-properties svg:stroke-color="#000000" draw:fill-color="#000000" fo:min-height="0.46mm" fo:min-width="104.42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3" style:family="graphic">
      <style:graphic-properties svg:stroke-color="#000000" draw:fill-color="#000000" fo:min-height="14.11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4" style:family="graphic">
      <style:graphic-properties svg:stroke-color="#000000" draw:fill-color="#000000" fo:min-height="0.46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5" style:family="graphic">
      <style:graphic-properties svg:stroke-color="#000000" draw:fill-color="#000000" fo:min-height="0.46mm" fo:min-width="23.5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6" style:family="graphic">
      <style:graphic-properties svg:stroke-color="#000000" draw:fill-color="#000000" fo:min-height="0.46mm" fo:min-width="25.17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7" style:family="graphic">
      <style:graphic-properties svg:stroke-color="#000000" draw:fill-color="#000000" fo:min-height="0.21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8" style:family="graphic">
      <style:graphic-properties svg:stroke-color="#000000" draw:fill-color="#000000" fo:min-height="0.21mm" fo:min-width="112.6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9" style:family="graphic">
      <style:graphic-properties svg:stroke-color="#000000" draw:fill-color="#000000" fo:min-height="0.21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0" style:family="graphic">
      <style:graphic-properties svg:stroke-color="#000000" draw:fill-color="#000000" fo:min-height="0.21mm" fo:min-width="23.5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1" style:family="graphic">
      <style:graphic-properties svg:stroke-color="#000000" draw:fill-color="#000000" fo:min-height="0.21mm" fo:min-width="25.17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2" style:family="graphic">
      <style:graphic-properties svg:stroke-color="#000000" draw:fill-color="#000000" fo:min-height="14.59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3" style:family="graphic">
      <style:graphic-properties svg:stroke-color="#000000" draw:fill-color="#000000" fo:min-height="14.59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4" style:family="graphic">
      <style:graphic-properties svg:stroke-color="#000000" draw:fill-color="#000000" fo:min-height="0.23mm" fo:min-width="23.5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5" style:family="graphic">
      <style:graphic-properties svg:stroke-color="#000000" draw:fill-color="#000000" fo:min-height="0.23mm" fo:min-width="25.17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6" style:family="graphic">
      <style:graphic-properties svg:stroke-color="#000000" draw:fill-color="#000000" fo:min-height="29.17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7" style:family="graphic">
      <style:graphic-properties svg:stroke-color="#000000" draw:fill-color="#000000" fo:min-height="29.17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8" style:family="graphic">
      <style:graphic-properties svg:stroke-color="#000000" draw:fill-color="#000000" fo:min-height="29.39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9" style:family="graphic">
      <style:graphic-properties svg:stroke-color="#000000" draw:fill-color="#000000" fo:min-height="29.39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0" style:family="graphic">
      <style:graphic-properties svg:stroke-color="#000000" draw:fill-color="#000000" fo:min-height="29.16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1" style:family="graphic">
      <style:graphic-properties svg:stroke-color="#000000" draw:fill-color="#000000" fo:min-height="0.23mm" fo:min-width="112.6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2" style:family="graphic">
      <style:graphic-properties svg:stroke-color="#000000" draw:fill-color="#000000" fo:min-height="29.16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3" style:family="graphic">
      <style:graphic-properties svg:stroke-color="#000000" draw:fill-color="#ffffff" fo:min-height="0mm" fo:min-width="43.04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4" style:family="graphic">
      <style:graphic-properties svg:stroke-color="#000000" draw:fill-color="#000000" fo:min-height="0.25mm" fo:min-width="62.09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5" style:family="graphic">
      <style:graphic-properties svg:stroke-color="#000000" draw:fill-color="#000000" fo:min-height="0.25mm" fo:min-width="100.44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6" style:family="graphic">
      <style:graphic-properties svg:stroke-color="#000000" draw:fill-color="#000000" fo:min-height="0.23mm" fo:min-width="62.09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7" style:family="graphic">
      <style:graphic-properties svg:stroke-color="#000000" draw:fill-color="#000000" fo:min-height="9.4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8" style:family="graphic">
      <style:graphic-properties svg:stroke-color="#000000" draw:fill-color="#000000" fo:min-height="0.23mm" fo:min-width="100.44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9" style:family="graphic">
      <style:graphic-properties svg:stroke-color="#000000" draw:fill-color="#000000" fo:min-height="19.53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0" style:family="graphic">
      <style:graphic-properties svg:stroke-color="#000000" draw:fill-color="#000000" fo:min-height="14.36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1" style:family="graphic">
      <style:graphic-properties svg:stroke-color="#000000" draw:fill-color="#000000" fo:min-height="9.42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2" style:family="graphic">
      <style:graphic-properties svg:stroke-color="#000000" draw:fill-color="#000000" fo:min-height="0.25mm" fo:min-width="104.9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3" style:family="graphic">
      <style:graphic-properties svg:stroke-color="#000000" draw:fill-color="#000000" fo:min-height="0.25mm" fo:min-width="26.58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4" style:family="graphic">
      <style:graphic-properties svg:stroke-color="#000000" draw:fill-color="#000000" fo:min-height="0.25mm" fo:min-width="30.59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5" style:family="graphic">
      <style:graphic-properties svg:stroke-color="#000000" draw:fill-color="#000000" fo:min-height="0.23mm" fo:min-width="104.9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6" style:family="graphic">
      <style:graphic-properties svg:stroke-color="#000000" draw:fill-color="#000000" fo:min-height="0.23mm" fo:min-width="26.58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7" style:family="graphic">
      <style:graphic-properties svg:stroke-color="#000000" draw:fill-color="#000000" fo:min-height="0.23mm" fo:min-width="30.59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8" style:family="graphic">
      <style:graphic-properties svg:stroke-color="#000000" draw:fill-color="#000000" fo:min-height="87.49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9" style:family="graphic">
      <style:graphic-properties svg:stroke-color="#000000" draw:fill-color="#000000" fo:min-height="87.49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10" style:family="graphic">
      <style:graphic-properties svg:stroke-color="#000000" draw:fill-color="#000000" fo:min-height="87.72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11" style:family="graphic">
      <style:graphic-properties svg:stroke-color="#000000" draw:fill-color="#000000" fo:min-height="87.72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12" style:family="graphic">
      <style:graphic-properties svg:stroke-color="#000000" draw:fill-color="#000000" fo:min-height="0.46mm" fo:min-width="68.2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13" style:family="graphic">
      <style:graphic-properties svg:stroke-color="#000000" draw:fill-color="#000000" fo:min-height="0.46mm" fo:min-width="94.09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14" style:family="graphic">
      <style:graphic-properties svg:stroke-color="#000000" draw:fill-color="#000000" fo:min-height="9.42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15" style:family="graphic">
      <style:graphic-properties svg:stroke-color="#000000" draw:fill-color="#000000" fo:min-height="0.23mm" fo:min-width="68.2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16" style:family="graphic">
      <style:graphic-properties svg:stroke-color="#000000" draw:fill-color="#000000" fo:min-height="14.36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17" style:family="graphic">
      <style:graphic-properties svg:stroke-color="#000000" draw:fill-color="#000000" fo:min-height="0.23mm" fo:min-width="94.09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18" style:family="graphic">
      <style:graphic-properties svg:stroke-color="#000000" draw:fill-color="#000000" fo:min-height="0.25mm" fo:min-width="68.2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19" style:family="graphic">
      <style:graphic-properties svg:stroke-color="#000000" draw:fill-color="#000000" fo:min-height="9.4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20" style:family="graphic">
      <style:graphic-properties svg:stroke-color="#000000" draw:fill-color="#000000" fo:min-height="0.25mm" fo:min-width="94.09mm" style:run-through="foreground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0" draw:style-name="gr1" svg:width="0.24mm" svg:height="0.24mm" svg:x="36.21mm" svg:y="25.4mm"><text:p/><draw:enhanced-geometry svg:viewBox="0 0 13 13" draw:type="NonPrimitive" draw:enhanced-path="M 0 0 A L 13 0 A L 13 13 A L 13 0 A L 0 0 A  N"/></draw:custom-shape><draw:custom-shape text:anchor-type="paragraph" draw:z-index="1" draw:style-name="gr1" svg:width="0.24mm" svg:height="0.24mm" svg:x="36.21mm" svg:y="25.4mm"><text:p/><draw:enhanced-geometry svg:viewBox="0 0 13 13" draw:type="NonPrimitive" draw:enhanced-path="M 0 0 A L 13 0 A L 13 13 A L 13 0 A L 0 0 A  N"/></draw:custom-shape><draw:custom-shape text:anchor-type="paragraph" draw:z-index="2" draw:style-name="gr2" svg:width="114.08mm" svg:height="0.24mm" svg:x="36.44mm" svg:y="25.4mm"><text:p/><draw:enhanced-geometry svg:viewBox="0 0 6467 13" draw:type="NonPrimitive" draw:enhanced-path="M 0 0 A L 13 0 A L 6466 13 A L 6466 0 A L 0 0 A  N"/></draw:custom-shape><draw:custom-shape text:anchor-type="paragraph" draw:z-index="3" draw:style-name="gr1" svg:width="0.24mm" svg:height="0.24mm" svg:x="150.51mm" svg:y="25.4mm"><text:p/><draw:enhanced-geometry svg:viewBox="0 0 13 13" draw:type="NonPrimitive" draw:enhanced-path="M 0 0 A L 13 0 A L 13 13 A L 13 0 A L 0 0 A  N"/></draw:custom-shape><draw:custom-shape text:anchor-type="paragraph" draw:z-index="4" draw:style-name="gr1" svg:width="0.24mm" svg:height="0.24mm" svg:x="150.51mm" svg:y="25.4mm"><text:p/><draw:enhanced-geometry svg:viewBox="0 0 13 13" draw:type="NonPrimitive" draw:enhanced-path="M 0 0 A L 13 0 A L 13 13 A L 13 0 A L 0 0 A  N"/></draw:custom-shape><draw:custom-shape text:anchor-type="paragraph" draw:z-index="5" draw:style-name="gr3" svg:width="0.24mm" svg:height="32.94mm" svg:x="36.21mm" svg:y="25.63mm"><text:p/><draw:enhanced-geometry svg:viewBox="0 0 13 1867" draw:type="NonPrimitive" draw:enhanced-path="M 0 0 A L 1880 0 A L 13 1880 A L 13 0 A L 0 0 A  N"/></draw:custom-shape><draw:custom-shape text:anchor-type="paragraph" draw:z-index="6" draw:style-name="gr4" svg:width="0.24mm" svg:height="0.47mm" svg:x="36.21mm" svg:y="58.56mm"><text:p/><draw:enhanced-geometry svg:viewBox="0 0 13 26" draw:type="NonPrimitive" draw:enhanced-path="M 0 0 A L 13 0 A L 13 13 A L 13 0 A L 0 0 A  N"/></draw:custom-shape><draw:custom-shape text:anchor-type="paragraph" draw:z-index="7" draw:style-name="gr4" svg:width="0.24mm" svg:height="0.47mm" svg:x="36.21mm" svg:y="58.56mm"><text:p/><draw:enhanced-geometry svg:viewBox="0 0 13 26" draw:type="NonPrimitive" draw:enhanced-path="M 0 0 A L 13 0 A L 13 13 A L 13 0 A L 0 0 A  N"/></draw:custom-shape><draw:custom-shape text:anchor-type="paragraph" draw:z-index="8" draw:style-name="gr5" svg:width="114.08mm" svg:height="0.47mm" svg:x="36.44mm" svg:y="58.56mm"><text:p/><draw:enhanced-geometry svg:viewBox="0 0 6467 26" draw:type="NonPrimitive" draw:enhanced-path="M 0 0 A L 13 0 A L 6466 13 A L 6466 0 A L 0 0 A  N"/></draw:custom-shape><draw:custom-shape text:anchor-type="paragraph" draw:z-index="9" draw:style-name="gr3" svg:width="0.24mm" svg:height="32.94mm" svg:x="150.51mm" svg:y="25.63mm"><text:p/><draw:enhanced-geometry svg:viewBox="0 0 13 1867" draw:type="NonPrimitive" draw:enhanced-path="M 0 0 A L 1880 0 A L 13 1880 A L 13 0 A L 0 0 A  N"/></draw:custom-shape><draw:custom-shape text:anchor-type="paragraph" draw:z-index="10" draw:style-name="gr4" svg:width="0.24mm" svg:height="0.47mm" svg:x="150.51mm" svg:y="58.56mm"><text:p/><draw:enhanced-geometry svg:viewBox="0 0 13 26" draw:type="NonPrimitive" draw:enhanced-path="M 0 0 A L 13 0 A L 13 13 A L 13 0 A L 0 0 A  N"/></draw:custom-shape><draw:custom-shape text:anchor-type="paragraph" draw:z-index="11" draw:style-name="gr4" svg:width="0.24mm" svg:height="0.47mm" svg:x="150.51mm" svg:y="58.56mm"><text:p/><draw:enhanced-geometry svg:viewBox="0 0 13 26" draw:type="NonPrimitive" draw:enhanced-path="M 0 0 A L 13 0 A L 13 13 A L 13 0 A L 0 0 A  N"/></draw:custom-shape><draw:custom-shape text:anchor-type="paragraph" draw:z-index="12" draw:style-name="gr6" svg:width="0.24mm" svg:height="0.25mm" svg:x="23.28mm" svg:y="97.83mm"><text:p/><draw:enhanced-geometry svg:viewBox="0 0 13 14" draw:type="NonPrimitive" draw:enhanced-path="M 0 0 A L 13 0 A L 13 13 A L 13 0 A L 0 0 A  N"/></draw:custom-shape><draw:custom-shape text:anchor-type="paragraph" draw:z-index="13" draw:style-name="gr6" svg:width="0.24mm" svg:height="0.25mm" svg:x="23.28mm" svg:y="97.83mm"><text:p/><draw:enhanced-geometry svg:viewBox="0 0 13 14" draw:type="NonPrimitive" draw:enhanced-path="M 0 0 A L 13 0 A L 13 13 A L 13 0 A L 0 0 A  N"/></draw:custom-shape><draw:custom-shape text:anchor-type="paragraph" draw:z-index="14" draw:style-name="gr7" svg:width="119.02mm" svg:height="0.25mm" svg:x="23.51mm" svg:y="97.83mm"><text:p/><draw:enhanced-geometry svg:viewBox="0 0 6747 14" draw:type="NonPrimitive" draw:enhanced-path="M 0 0 A L 13 0 A L 6746 13 A L 6746 0 A L 0 0 A  N"/></draw:custom-shape><draw:custom-shape text:anchor-type="paragraph" draw:z-index="15" draw:style-name="gr8" svg:width="0.47mm" svg:height="0.25mm" svg:x="142.52mm" svg:y="97.83mm"><text:p/><draw:enhanced-geometry svg:viewBox="0 0 26 14" draw:type="NonPrimitive" draw:enhanced-path="M 0 0 A L 13 0 A L 13 13 A L 13 0 A L 0 0 A  N"/></draw:custom-shape><draw:custom-shape text:anchor-type="paragraph" draw:z-index="16" draw:style-name="gr9" svg:width="21.88mm" svg:height="0.25mm" svg:x="142.98mm" svg:y="97.83mm"><text:p/><draw:enhanced-geometry svg:viewBox="0 0 1240 14" draw:type="NonPrimitive" draw:enhanced-path="M 0 0 A L 13 0 A L 1240 13 A L 1240 0 A L 0 0 A  N"/></draw:custom-shape><draw:custom-shape text:anchor-type="paragraph" draw:z-index="17" draw:style-name="gr10" svg:width="0.25mm" svg:height="0.25mm" svg:x="164.85mm" svg:y="97.83mm"><text:p/><draw:enhanced-geometry svg:viewBox="0 0 14 14" draw:type="NonPrimitive" draw:enhanced-path="M 0 0 A L 13 0 A L 13 13 A L 13 0 A L 0 0 A  N"/></draw:custom-shape><draw:custom-shape text:anchor-type="paragraph" draw:z-index="18" draw:style-name="gr11" svg:width="25.16mm" svg:height="0.25mm" svg:x="165.1mm" svg:y="97.83mm"><text:p/><draw:enhanced-geometry svg:viewBox="0 0 1426 14" draw:type="NonPrimitive" draw:enhanced-path="M 0 0 A L 13 0 A L 1426 13 A L 1426 0 A L 0 0 A  N"/></draw:custom-shape><draw:custom-shape text:anchor-type="paragraph" draw:z-index="19" draw:style-name="gr10" svg:width="0.25mm" svg:height="0.25mm" svg:x="190.25mm" svg:y="97.83mm"><text:p/><draw:enhanced-geometry svg:viewBox="0 0 14 14" draw:type="NonPrimitive" draw:enhanced-path="M 0 0 A L 13 0 A L 13 13 A L 13 0 A L 0 0 A  N"/></draw:custom-shape><draw:custom-shape text:anchor-type="paragraph" draw:z-index="20" draw:style-name="gr10" svg:width="0.25mm" svg:height="0.25mm" svg:x="190.25mm" svg:y="97.83mm"><text:p/><draw:enhanced-geometry svg:viewBox="0 0 14 14" draw:type="NonPrimitive" draw:enhanced-path="M 0 0 A L 13 0 A L 13 13 A L 13 0 A L 0 0 A  N"/></draw:custom-shape><draw:custom-shape text:anchor-type="paragraph" draw:z-index="21" draw:style-name="gr12" svg:width="0.24mm" svg:height="14.58mm" svg:x="23.28mm" svg:y="98.07mm"><text:p/><draw:enhanced-geometry svg:viewBox="0 0 13 826" draw:type="NonPrimitive" draw:enhanced-path="M 0 0 A L 826 0 A L 13 826 A L 13 0 A L 0 0 A  N"/></draw:custom-shape><draw:custom-shape text:anchor-type="paragraph" draw:z-index="22" draw:style-name="gr13" svg:width="0.47mm" svg:height="14.58mm" svg:x="142.52mm" svg:y="98.07mm"><text:p/><draw:enhanced-geometry svg:viewBox="0 0 26 826" draw:type="NonPrimitive" draw:enhanced-path="M 0 0 A L 826 0 A L 13 826 A L 13 0 A L 0 0 A  N"/></draw:custom-shape><draw:custom-shape text:anchor-type="paragraph" draw:z-index="23" draw:style-name="gr14" svg:width="0.25mm" svg:height="14.58mm" svg:x="164.85mm" svg:y="98.07mm"><text:p/><draw:enhanced-geometry svg:viewBox="0 0 14 826" draw:type="NonPrimitive" draw:enhanced-path="M 0 0 A L 826 0 A L 13 826 A L 13 0 A L 0 0 A  N"/></draw:custom-shape><draw:custom-shape text:anchor-type="paragraph" draw:z-index="24" draw:style-name="gr14" svg:width="0.25mm" svg:height="14.58mm" svg:x="190.25mm" svg:y="98.07mm"><text:p/><draw:enhanced-geometry svg:viewBox="0 0 14 826" draw:type="NonPrimitive" draw:enhanced-path="M 0 0 A L 826 0 A L 13 826 A L 13 0 A L 0 0 A  N"/></draw:custom-shape><draw:custom-shape text:anchor-type="paragraph" draw:z-index="25" draw:style-name="gr6" svg:width="0.24mm" svg:height="0.25mm" svg:x="23.28mm" svg:y="112.64mm"><text:p/><draw:enhanced-geometry svg:viewBox="0 0 13 14" draw:type="NonPrimitive" draw:enhanced-path="M 0 0 A L 13 0 A L 13 13 A L 13 0 A L 0 0 A  N"/></draw:custom-shape><draw:custom-shape text:anchor-type="paragraph" draw:z-index="26" draw:style-name="gr15" svg:width="6.36mm" svg:height="0.25mm" svg:x="23.51mm" svg:y="112.64mm"><text:p/><draw:enhanced-geometry svg:viewBox="0 0 360 14" draw:type="NonPrimitive" draw:enhanced-path="M 0 0 A L 13 0 A L 360 13 A L 360 0 A L 0 0 A  N"/></draw:custom-shape><draw:custom-shape text:anchor-type="paragraph" draw:z-index="27" draw:style-name="gr6" svg:width="0.24mm" svg:height="0.25mm" svg:x="29.86mm" svg:y="112.64mm"><text:p/><draw:enhanced-geometry svg:viewBox="0 0 13 14" draw:type="NonPrimitive" draw:enhanced-path="M 0 0 A L 13 0 A L 13 13 A L 13 0 A L 0 0 A  N"/></draw:custom-shape><draw:custom-shape text:anchor-type="paragraph" draw:z-index="28" draw:style-name="gr16" svg:width="91.98mm" svg:height="0.25mm" svg:x="30.09mm" svg:y="112.64mm"><text:p/><draw:enhanced-geometry svg:viewBox="0 0 5214 14" draw:type="NonPrimitive" draw:enhanced-path="M 0 0 A L 13 0 A L 5200 13 A L 5200 0 A L 0 0 A  N"/></draw:custom-shape><draw:custom-shape text:anchor-type="paragraph" draw:z-index="29" draw:style-name="gr6" svg:width="0.24mm" svg:height="0.25mm" svg:x="122.06mm" svg:y="112.64mm"><text:p/><draw:enhanced-geometry svg:viewBox="0 0 13 14" draw:type="NonPrimitive" draw:enhanced-path="M 0 0 A L 13 0 A L 13 13 A L 13 0 A L 0 0 A  N"/></draw:custom-shape><draw:custom-shape text:anchor-type="paragraph" draw:z-index="30" draw:style-name="gr17" svg:width="20.24mm" svg:height="0.25mm" svg:x="122.29mm" svg:y="112.64mm"><text:p/><draw:enhanced-geometry svg:viewBox="0 0 1147 14" draw:type="NonPrimitive" draw:enhanced-path="M 0 0 A L 13 0 A L 1160 13 A L 1160 0 A L 0 0 A  N"/></draw:custom-shape><draw:custom-shape text:anchor-type="paragraph" draw:z-index="31" draw:style-name="gr8" svg:width="0.47mm" svg:height="0.25mm" svg:x="142.52mm" svg:y="112.64mm"><text:p/><draw:enhanced-geometry svg:viewBox="0 0 26 14" draw:type="NonPrimitive" draw:enhanced-path="M 0 0 A L 13 0 A L 13 13 A L 13 0 A L 0 0 A  N"/></draw:custom-shape><draw:custom-shape text:anchor-type="paragraph" draw:z-index="32" draw:style-name="gr9" svg:width="21.88mm" svg:height="0.25mm" svg:x="142.98mm" svg:y="112.64mm"><text:p/><draw:enhanced-geometry svg:viewBox="0 0 1240 14" draw:type="NonPrimitive" draw:enhanced-path="M 0 0 A L 13 0 A L 1240 13 A L 1240 0 A L 0 0 A  N"/></draw:custom-shape><draw:custom-shape text:anchor-type="paragraph" draw:z-index="33" draw:style-name="gr10" svg:width="0.25mm" svg:height="0.25mm" svg:x="164.85mm" svg:y="112.64mm"><text:p/><draw:enhanced-geometry svg:viewBox="0 0 14 14" draw:type="NonPrimitive" draw:enhanced-path="M 0 0 A L 13 0 A L 13 13 A L 13 0 A L 0 0 A  N"/></draw:custom-shape><draw:custom-shape text:anchor-type="paragraph" draw:z-index="34" draw:style-name="gr11" svg:width="25.16mm" svg:height="0.25mm" svg:x="165.1mm" svg:y="112.64mm"><text:p/><draw:enhanced-geometry svg:viewBox="0 0 1426 14" draw:type="NonPrimitive" draw:enhanced-path="M 0 0 A L 13 0 A L 1426 13 A L 1426 0 A L 0 0 A  N"/></draw:custom-shape><draw:custom-shape text:anchor-type="paragraph" draw:z-index="35" draw:style-name="gr10" svg:width="0.25mm" svg:height="0.25mm" svg:x="190.25mm" svg:y="112.64mm"><text:p/><draw:enhanced-geometry svg:viewBox="0 0 14 14" draw:type="NonPrimitive" draw:enhanced-path="M 0 0 A L 13 0 A L 13 13 A L 13 0 A L 0 0 A  N"/></draw:custom-shape><draw:custom-shape text:anchor-type="paragraph" draw:z-index="36" draw:style-name="gr18" svg:width="0.24mm" svg:height="9.89mm" svg:x="23.28mm" svg:y="112.89mm"><text:p/><draw:enhanced-geometry svg:viewBox="0 0 13 560" draw:type="NonPrimitive" draw:enhanced-path="M 0 0 A L 560 0 A L 13 560 A L 13 0 A L 0 0 A  N"/></draw:custom-shape><draw:custom-shape text:anchor-type="paragraph" draw:z-index="37" draw:style-name="gr19" svg:width="0.47mm" svg:height="9.89mm" svg:x="142.52mm" svg:y="112.89mm"><text:p/><draw:enhanced-geometry svg:viewBox="0 0 26 560" draw:type="NonPrimitive" draw:enhanced-path="M 0 0 A L 560 0 A L 13 560 A L 13 0 A L 0 0 A  N"/></draw:custom-shape><draw:custom-shape text:anchor-type="paragraph" draw:z-index="38" draw:style-name="gr20" svg:width="0.25mm" svg:height="9.89mm" svg:x="164.85mm" svg:y="112.89mm"><text:p/><draw:enhanced-geometry svg:viewBox="0 0 14 560" draw:type="NonPrimitive" draw:enhanced-path="M 0 0 A L 560 0 A L 13 560 A L 13 0 A L 0 0 A  N"/></draw:custom-shape><draw:custom-shape text:anchor-type="paragraph" draw:z-index="39" draw:style-name="gr20" svg:width="0.25mm" svg:height="9.89mm" svg:x="190.25mm" svg:y="112.89mm"><text:p/><draw:enhanced-geometry svg:viewBox="0 0 14 560" draw:type="NonPrimitive" draw:enhanced-path="M 0 0 A L 560 0 A L 13 560 A L 13 0 A L 0 0 A  N"/></draw:custom-shape><draw:custom-shape text:anchor-type="paragraph" draw:z-index="40" draw:style-name="gr21" svg:width="0.24mm" svg:height="4.7mm" svg:x="23.28mm" svg:y="122.77mm"><text:p/><draw:enhanced-geometry svg:viewBox="0 0 13 266" draw:type="NonPrimitive" draw:enhanced-path="M 0 0 A L 266 0 A L 13 266 A L 13 0 A L 0 0 A  N"/></draw:custom-shape><draw:custom-shape text:anchor-type="paragraph" draw:z-index="41" draw:style-name="gr22" svg:width="0.47mm" svg:height="4.7mm" svg:x="142.52mm" svg:y="122.77mm"><text:p/><draw:enhanced-geometry svg:viewBox="0 0 26 266" draw:type="NonPrimitive" draw:enhanced-path="M 0 0 A L 266 0 A L 13 266 A L 13 0 A L 0 0 A  N"/></draw:custom-shape><draw:custom-shape text:anchor-type="paragraph" draw:z-index="42" draw:style-name="gr23" svg:width="0.25mm" svg:height="4.7mm" svg:x="164.85mm" svg:y="122.77mm"><text:p/><draw:enhanced-geometry svg:viewBox="0 0 14 266" draw:type="NonPrimitive" draw:enhanced-path="M 0 0 A L 266 0 A L 13 266 A L 13 0 A L 0 0 A  N"/></draw:custom-shape><draw:custom-shape text:anchor-type="paragraph" draw:z-index="43" draw:style-name="gr23" svg:width="0.25mm" svg:height="4.7mm" svg:x="190.25mm" svg:y="122.77mm"><text:p/><draw:enhanced-geometry svg:viewBox="0 0 14 266" draw:type="NonPrimitive" draw:enhanced-path="M 0 0 A L 266 0 A L 13 266 A L 13 0 A L 0 0 A  N"/></draw:custom-shape><draw:custom-shape text:anchor-type="paragraph" draw:z-index="44" draw:style-name="gr24" svg:width="0.24mm" svg:height="4.72mm" svg:x="23.28mm" svg:y="127.46mm"><text:p/><draw:enhanced-geometry svg:viewBox="0 0 13 267" draw:type="NonPrimitive" draw:enhanced-path="M 0 0 A L 266 0 A L 13 266 A L 13 0 A L 0 0 A  N"/></draw:custom-shape><draw:custom-shape text:anchor-type="paragraph" draw:z-index="45" draw:style-name="gr25" svg:width="0.47mm" svg:height="4.72mm" svg:x="142.52mm" svg:y="127.46mm"><text:p/><draw:enhanced-geometry svg:viewBox="0 0 26 267" draw:type="NonPrimitive" draw:enhanced-path="M 0 0 A L 266 0 A L 13 266 A L 13 0 A L 0 0 A  N"/></draw:custom-shape><draw:custom-shape text:anchor-type="paragraph" draw:z-index="46" draw:style-name="gr26" svg:width="0.25mm" svg:height="4.72mm" svg:x="164.85mm" svg:y="127.46mm"><text:p/><draw:enhanced-geometry svg:viewBox="0 0 14 267" draw:type="NonPrimitive" draw:enhanced-path="M 0 0 A L 266 0 A L 13 266 A L 13 0 A L 0 0 A  N"/></draw:custom-shape><draw:custom-shape text:anchor-type="paragraph" draw:z-index="47" draw:style-name="gr26" svg:width="0.25mm" svg:height="4.72mm" svg:x="190.25mm" svg:y="127.46mm"><text:p/><draw:enhanced-geometry svg:viewBox="0 0 14 267" draw:type="NonPrimitive" draw:enhanced-path="M 0 0 A L 266 0 A L 13 266 A L 13 0 A L 0 0 A  N"/></draw:custom-shape><draw:custom-shape text:anchor-type="paragraph" draw:z-index="48" draw:style-name="gr27" svg:width="0.24mm" svg:height="5.18mm" svg:x="23.28mm" svg:y="132.17mm"><text:p/><draw:enhanced-geometry svg:viewBox="0 0 13 293" draw:type="NonPrimitive" draw:enhanced-path="M 0 0 A L 280 0 A L 13 280 A L 13 0 A L 0 0 A  N"/></draw:custom-shape><draw:custom-shape text:anchor-type="paragraph" draw:z-index="49" draw:style-name="gr28" svg:width="0.47mm" svg:height="5.18mm" svg:x="142.52mm" svg:y="132.17mm"><text:p/><draw:enhanced-geometry svg:viewBox="0 0 26 293" draw:type="NonPrimitive" draw:enhanced-path="M 0 0 A L 280 0 A L 13 280 A L 13 0 A L 0 0 A  N"/></draw:custom-shape><draw:custom-shape text:anchor-type="paragraph" draw:z-index="50" draw:style-name="gr29" svg:width="0.25mm" svg:height="5.18mm" svg:x="164.85mm" svg:y="132.17mm"><text:p/><draw:enhanced-geometry svg:viewBox="0 0 14 293" draw:type="NonPrimitive" draw:enhanced-path="M 0 0 A L 280 0 A L 13 280 A L 13 0 A L 0 0 A  N"/></draw:custom-shape><draw:custom-shape text:anchor-type="paragraph" draw:z-index="51" draw:style-name="gr29" svg:width="0.25mm" svg:height="5.18mm" svg:x="190.25mm" svg:y="132.17mm"><text:p/><draw:enhanced-geometry svg:viewBox="0 0 14 293" draw:type="NonPrimitive" draw:enhanced-path="M 0 0 A L 280 0 A L 13 280 A L 13 0 A L 0 0 A  N"/></draw:custom-shape><draw:custom-shape text:anchor-type="paragraph" draw:z-index="52" draw:style-name="gr24" svg:width="0.24mm" svg:height="4.72mm" svg:x="23.28mm" svg:y="137.34mm"><text:p/><draw:enhanced-geometry svg:viewBox="0 0 13 267" draw:type="NonPrimitive" draw:enhanced-path="M 0 0 A L 266 0 A L 13 266 A L 13 0 A L 0 0 A  N"/></draw:custom-shape><draw:custom-shape text:anchor-type="paragraph" draw:z-index="53" draw:style-name="gr25" svg:width="0.47mm" svg:height="4.72mm" svg:x="142.52mm" svg:y="137.34mm"><text:p/><draw:enhanced-geometry svg:viewBox="0 0 26 267" draw:type="NonPrimitive" draw:enhanced-path="M 0 0 A L 266 0 A L 13 266 A L 13 0 A L 0 0 A  N"/></draw:custom-shape><draw:custom-shape text:anchor-type="paragraph" draw:z-index="54" draw:style-name="gr26" svg:width="0.25mm" svg:height="4.72mm" svg:x="164.85mm" svg:y="137.34mm"><text:p/><draw:enhanced-geometry svg:viewBox="0 0 14 267" draw:type="NonPrimitive" draw:enhanced-path="M 0 0 A L 266 0 A L 13 266 A L 13 0 A L 0 0 A  N"/></draw:custom-shape><draw:custom-shape text:anchor-type="paragraph" draw:z-index="55" draw:style-name="gr26" svg:width="0.25mm" svg:height="4.72mm" svg:x="190.25mm" svg:y="137.34mm"><text:p/><draw:enhanced-geometry svg:viewBox="0 0 14 267" draw:type="NonPrimitive" draw:enhanced-path="M 0 0 A L 266 0 A L 13 266 A L 13 0 A L 0 0 A  N"/></draw:custom-shape><draw:custom-shape text:anchor-type="paragraph" draw:z-index="56" draw:style-name="gr30" svg:width="0.24mm" svg:height="4.93mm" svg:x="23.28mm" svg:y="142.05mm"><text:p/><draw:enhanced-geometry svg:viewBox="0 0 13 280" draw:type="NonPrimitive" draw:enhanced-path="M 0 0 A L 280 0 A L 13 280 A L 13 0 A L 0 0 A  N"/></draw:custom-shape><draw:custom-shape text:anchor-type="paragraph" draw:z-index="57" draw:style-name="gr31" svg:width="0.47mm" svg:height="4.93mm" svg:x="142.52mm" svg:y="142.05mm"><text:p/><draw:enhanced-geometry svg:viewBox="0 0 26 280" draw:type="NonPrimitive" draw:enhanced-path="M 0 0 A L 280 0 A L 13 280 A L 13 0 A L 0 0 A  N"/></draw:custom-shape><draw:custom-shape text:anchor-type="paragraph" draw:z-index="58" draw:style-name="gr32" svg:width="0.25mm" svg:height="4.93mm" svg:x="164.85mm" svg:y="142.05mm"><text:p/><draw:enhanced-geometry svg:viewBox="0 0 14 280" draw:type="NonPrimitive" draw:enhanced-path="M 0 0 A L 280 0 A L 13 280 A L 13 0 A L 0 0 A  N"/></draw:custom-shape><draw:custom-shape text:anchor-type="paragraph" draw:z-index="59" draw:style-name="gr32" svg:width="0.25mm" svg:height="4.93mm" svg:x="190.25mm" svg:y="142.05mm"><text:p/><draw:enhanced-geometry svg:viewBox="0 0 14 280" draw:type="NonPrimitive" draw:enhanced-path="M 0 0 A L 280 0 A L 13 280 A L 13 0 A L 0 0 A  N"/></draw:custom-shape><draw:custom-shape text:anchor-type="paragraph" draw:z-index="60" draw:style-name="gr33" svg:width="0.24mm" svg:height="9.66mm" svg:x="23.28mm" svg:y="146.98mm"><text:p/><draw:enhanced-geometry svg:viewBox="0 0 13 547" draw:type="NonPrimitive" draw:enhanced-path="M 0 0 A L 546 0 A L 13 546 A L 13 0 A L 0 0 A  N"/></draw:custom-shape><draw:custom-shape text:anchor-type="paragraph" draw:z-index="61" draw:style-name="gr34" svg:width="0.47mm" svg:height="9.66mm" svg:x="142.52mm" svg:y="146.98mm"><text:p/><draw:enhanced-geometry svg:viewBox="0 0 26 547" draw:type="NonPrimitive" draw:enhanced-path="M 0 0 A L 546 0 A L 13 546 A L 13 0 A L 0 0 A  N"/></draw:custom-shape><draw:custom-shape text:anchor-type="paragraph" draw:z-index="62" draw:style-name="gr35" svg:width="0.25mm" svg:height="9.66mm" svg:x="164.85mm" svg:y="146.98mm"><text:p/><draw:enhanced-geometry svg:viewBox="0 0 14 547" draw:type="NonPrimitive" draw:enhanced-path="M 0 0 A L 546 0 A L 13 546 A L 13 0 A L 0 0 A  N"/></draw:custom-shape><draw:custom-shape text:anchor-type="paragraph" draw:z-index="63" draw:style-name="gr35" svg:width="0.25mm" svg:height="9.66mm" svg:x="190.25mm" svg:y="146.98mm"><text:p/><draw:enhanced-geometry svg:viewBox="0 0 14 547" draw:type="NonPrimitive" draw:enhanced-path="M 0 0 A L 546 0 A L 13 546 A L 13 0 A L 0 0 A  N"/></draw:custom-shape><draw:custom-shape text:anchor-type="paragraph" draw:z-index="64" draw:style-name="gr36" svg:width="0.24mm" svg:height="4.95mm" svg:x="23.28mm" svg:y="156.63mm"><text:p/><draw:enhanced-geometry svg:viewBox="0 0 13 280" draw:type="NonPrimitive" draw:enhanced-path="M 0 0 A L 280 0 A L 13 280 A L 13 0 A L 0 0 A  N"/></draw:custom-shape><draw:custom-shape text:anchor-type="paragraph" draw:z-index="65" draw:style-name="gr37" svg:width="0.47mm" svg:height="4.95mm" svg:x="142.52mm" svg:y="156.63mm"><text:p/><draw:enhanced-geometry svg:viewBox="0 0 26 280" draw:type="NonPrimitive" draw:enhanced-path="M 0 0 A L 280 0 A L 13 280 A L 13 0 A L 0 0 A  N"/></draw:custom-shape><draw:custom-shape text:anchor-type="paragraph" draw:z-index="66" draw:style-name="gr38" svg:width="0.25mm" svg:height="4.95mm" svg:x="164.85mm" svg:y="156.63mm"><text:p/><draw:enhanced-geometry svg:viewBox="0 0 14 280" draw:type="NonPrimitive" draw:enhanced-path="M 0 0 A L 280 0 A L 13 280 A L 13 0 A L 0 0 A  N"/></draw:custom-shape><draw:custom-shape text:anchor-type="paragraph" draw:z-index="67" draw:style-name="gr38" svg:width="0.25mm" svg:height="4.95mm" svg:x="190.25mm" svg:y="156.63mm"><text:p/><draw:enhanced-geometry svg:viewBox="0 0 14 280" draw:type="NonPrimitive" draw:enhanced-path="M 0 0 A L 280 0 A L 13 280 A L 13 0 A L 0 0 A  N"/></draw:custom-shape><draw:custom-shape text:anchor-type="paragraph" draw:z-index="68" draw:style-name="gr21" svg:width="0.24mm" svg:height="4.7mm" svg:x="23.28mm" svg:y="161.57mm"><text:p/><draw:enhanced-geometry svg:viewBox="0 0 13 266" draw:type="NonPrimitive" draw:enhanced-path="M 0 0 A L 266 0 A L 13 266 A L 13 0 A L 0 0 A  N"/></draw:custom-shape><draw:custom-shape text:anchor-type="paragraph" draw:z-index="69" draw:style-name="gr22" svg:width="0.47mm" svg:height="4.7mm" svg:x="142.52mm" svg:y="161.57mm"><text:p/><draw:enhanced-geometry svg:viewBox="0 0 26 266" draw:type="NonPrimitive" draw:enhanced-path="M 0 0 A L 266 0 A L 13 266 A L 13 0 A L 0 0 A  N"/></draw:custom-shape><draw:custom-shape text:anchor-type="paragraph" draw:z-index="70" draw:style-name="gr23" svg:width="0.25mm" svg:height="4.7mm" svg:x="164.85mm" svg:y="161.57mm"><text:p/><draw:enhanced-geometry svg:viewBox="0 0 14 266" draw:type="NonPrimitive" draw:enhanced-path="M 0 0 A L 266 0 A L 13 266 A L 13 0 A L 0 0 A  N"/></draw:custom-shape><draw:custom-shape text:anchor-type="paragraph" draw:z-index="71" draw:style-name="gr23" svg:width="0.25mm" svg:height="4.7mm" svg:x="190.25mm" svg:y="161.57mm"><text:p/><draw:enhanced-geometry svg:viewBox="0 0 14 266" draw:type="NonPrimitive" draw:enhanced-path="M 0 0 A L 266 0 A L 13 266 A L 13 0 A L 0 0 A  N"/></draw:custom-shape><draw:custom-shape text:anchor-type="paragraph" draw:z-index="72" draw:style-name="gr6" svg:width="0.24mm" svg:height="0.25mm" svg:x="23.28mm" svg:y="166.26mm"><text:p/><draw:enhanced-geometry svg:viewBox="0 0 13 14" draw:type="NonPrimitive" draw:enhanced-path="M 0 0 A L 13 0 A L 13 13 A L 13 0 A L 0 0 A  N"/></draw:custom-shape><draw:custom-shape text:anchor-type="paragraph" draw:z-index="73" draw:style-name="gr6" svg:width="0.24mm" svg:height="0.25mm" svg:x="122.06mm" svg:y="166.26mm"><text:p/><draw:enhanced-geometry svg:viewBox="0 0 13 14" draw:type="NonPrimitive" draw:enhanced-path="M 0 0 A L 13 0 A L 13 13 A L 13 0 A L 0 0 A  N"/></draw:custom-shape><draw:custom-shape text:anchor-type="paragraph" draw:z-index="74" draw:style-name="gr6" svg:width="0.24mm" svg:height="0.25mm" svg:x="122.06mm" svg:y="166.26mm"><text:p/><draw:enhanced-geometry svg:viewBox="0 0 13 14" draw:type="NonPrimitive" draw:enhanced-path="M 0 0 A L 13 0 A L 13 13 A L 13 0 A L 0 0 A  N"/></draw:custom-shape><draw:custom-shape text:anchor-type="paragraph" draw:z-index="75" draw:style-name="gr17" svg:width="20.24mm" svg:height="0.25mm" svg:x="122.29mm" svg:y="166.26mm"><text:p/><draw:enhanced-geometry svg:viewBox="0 0 1147 14" draw:type="NonPrimitive" draw:enhanced-path="M 0 0 A L 13 0 A L 1160 13 A L 1160 0 A L 0 0 A  N"/></draw:custom-shape><draw:custom-shape text:anchor-type="paragraph" draw:z-index="76" draw:style-name="gr8" svg:width="0.47mm" svg:height="0.25mm" svg:x="142.52mm" svg:y="166.26mm"><text:p/><draw:enhanced-geometry svg:viewBox="0 0 26 14" draw:type="NonPrimitive" draw:enhanced-path="M 0 0 A L 13 0 A L 13 13 A L 13 0 A L 0 0 A  N"/></draw:custom-shape><draw:custom-shape text:anchor-type="paragraph" draw:z-index="77" draw:style-name="gr9" svg:width="21.88mm" svg:height="0.25mm" svg:x="142.98mm" svg:y="166.26mm"><text:p/><draw:enhanced-geometry svg:viewBox="0 0 1240 14" draw:type="NonPrimitive" draw:enhanced-path="M 0 0 A L 13 0 A L 1240 13 A L 1240 0 A L 0 0 A  N"/></draw:custom-shape><draw:custom-shape text:anchor-type="paragraph" draw:z-index="78" draw:style-name="gr10" svg:width="0.25mm" svg:height="0.25mm" svg:x="164.85mm" svg:y="166.26mm"><text:p/><draw:enhanced-geometry svg:viewBox="0 0 14 14" draw:type="NonPrimitive" draw:enhanced-path="M 0 0 A L 13 0 A L 13 13 A L 13 0 A L 0 0 A  N"/></draw:custom-shape><draw:custom-shape text:anchor-type="paragraph" draw:z-index="79" draw:style-name="gr11" svg:width="25.16mm" svg:height="0.25mm" svg:x="165.1mm" svg:y="166.26mm"><text:p/><draw:enhanced-geometry svg:viewBox="0 0 1426 14" draw:type="NonPrimitive" draw:enhanced-path="M 0 0 A L 13 0 A L 1426 13 A L 1426 0 A L 0 0 A  N"/></draw:custom-shape><draw:custom-shape text:anchor-type="paragraph" draw:z-index="80" draw:style-name="gr10" svg:width="0.25mm" svg:height="0.25mm" svg:x="190.25mm" svg:y="166.26mm"><text:p/><draw:enhanced-geometry svg:viewBox="0 0 14 14" draw:type="NonPrimitive" draw:enhanced-path="M 0 0 A L 13 0 A L 13 13 A L 13 0 A L 0 0 A  N"/></draw:custom-shape><draw:custom-shape text:anchor-type="paragraph" draw:z-index="81" draw:style-name="gr39" svg:width="0.24mm" svg:height="24.46mm" svg:x="23.28mm" svg:y="166.51mm"><text:p/><draw:enhanced-geometry svg:viewBox="0 0 13 1386" draw:type="NonPrimitive" draw:enhanced-path="M 0 0 A L 1386 0 A L 13 1386 A L 13 0 A L 0 0 A  N"/></draw:custom-shape><draw:custom-shape text:anchor-type="paragraph" draw:z-index="82" draw:style-name="gr39" svg:width="0.24mm" svg:height="24.46mm" svg:x="122.06mm" svg:y="166.51mm"><text:p/><draw:enhanced-geometry svg:viewBox="0 0 13 1386" draw:type="NonPrimitive" draw:enhanced-path="M 0 0 A L 1386 0 A L 13 1386 A L 13 0 A L 0 0 A  N"/></draw:custom-shape><draw:custom-shape text:anchor-type="paragraph" draw:z-index="83" draw:style-name="gr40" svg:width="0.47mm" svg:height="24.46mm" svg:x="142.52mm" svg:y="166.51mm"><text:p/><draw:enhanced-geometry svg:viewBox="0 0 26 1386" draw:type="NonPrimitive" draw:enhanced-path="M 0 0 A L 1386 0 A L 13 1386 A L 13 0 A L 0 0 A  N"/></draw:custom-shape><draw:custom-shape text:anchor-type="paragraph" draw:z-index="84" draw:style-name="gr41" svg:width="0.25mm" svg:height="24.46mm" svg:x="164.85mm" svg:y="166.51mm"><text:p/><draw:enhanced-geometry svg:viewBox="0 0 14 1386" draw:type="NonPrimitive" draw:enhanced-path="M 0 0 A L 1386 0 A L 13 1386 A L 13 0 A L 0 0 A  N"/></draw:custom-shape><draw:custom-shape text:anchor-type="paragraph" draw:z-index="85" draw:style-name="gr41" svg:width="0.25mm" svg:height="24.46mm" svg:x="190.25mm" svg:y="166.51mm"><text:p/><draw:enhanced-geometry svg:viewBox="0 0 14 1386" draw:type="NonPrimitive" draw:enhanced-path="M 0 0 A L 1386 0 A L 13 1386 A L 13 0 A L 0 0 A  N"/></draw:custom-shape><draw:custom-shape text:anchor-type="paragraph" draw:z-index="86" draw:style-name="gr6" svg:width="0.24mm" svg:height="0.25mm" svg:x="23.28mm" svg:y="190.96mm"><text:p/><draw:enhanced-geometry svg:viewBox="0 0 13 14" draw:type="NonPrimitive" draw:enhanced-path="M 0 0 A L 13 0 A L 13 13 A L 13 0 A L 0 0 A  N"/></draw:custom-shape><draw:custom-shape text:anchor-type="paragraph" draw:z-index="87" draw:style-name="gr6" svg:width="0.24mm" svg:height="0.25mm" svg:x="122.06mm" svg:y="190.96mm"><text:p/><draw:enhanced-geometry svg:viewBox="0 0 13 14" draw:type="NonPrimitive" draw:enhanced-path="M 0 0 A L 13 0 A L 13 13 A L 13 0 A L 0 0 A  N"/></draw:custom-shape><draw:custom-shape text:anchor-type="paragraph" draw:z-index="88" draw:style-name="gr6" svg:width="0.24mm" svg:height="0.25mm" svg:x="122.06mm" svg:y="190.96mm"><text:p/><draw:enhanced-geometry svg:viewBox="0 0 13 14" draw:type="NonPrimitive" draw:enhanced-path="M 0 0 A L 13 0 A L 13 13 A L 13 0 A L 0 0 A  N"/></draw:custom-shape><draw:custom-shape text:anchor-type="paragraph" draw:z-index="89" draw:style-name="gr17" svg:width="20.24mm" svg:height="0.25mm" svg:x="122.29mm" svg:y="190.96mm"><text:p/><draw:enhanced-geometry svg:viewBox="0 0 1147 14" draw:type="NonPrimitive" draw:enhanced-path="M 0 0 A L 13 0 A L 1160 13 A L 1160 0 A L 0 0 A  N"/></draw:custom-shape><draw:custom-shape text:anchor-type="paragraph" draw:z-index="90" draw:style-name="gr8" svg:width="0.47mm" svg:height="0.25mm" svg:x="142.52mm" svg:y="190.96mm"><text:p/><draw:enhanced-geometry svg:viewBox="0 0 26 14" draw:type="NonPrimitive" draw:enhanced-path="M 0 0 A L 13 0 A L 13 13 A L 13 0 A L 0 0 A  N"/></draw:custom-shape><draw:custom-shape text:anchor-type="paragraph" draw:z-index="91" draw:style-name="gr9" svg:width="21.88mm" svg:height="0.25mm" svg:x="142.98mm" svg:y="190.96mm"><text:p/><draw:enhanced-geometry svg:viewBox="0 0 1240 14" draw:type="NonPrimitive" draw:enhanced-path="M 0 0 A L 13 0 A L 1240 13 A L 1240 0 A L 0 0 A  N"/></draw:custom-shape><draw:custom-shape text:anchor-type="paragraph" draw:z-index="92" draw:style-name="gr10" svg:width="0.25mm" svg:height="0.25mm" svg:x="164.85mm" svg:y="190.96mm"><text:p/><draw:enhanced-geometry svg:viewBox="0 0 14 14" draw:type="NonPrimitive" draw:enhanced-path="M 0 0 A L 13 0 A L 13 13 A L 13 0 A L 0 0 A  N"/></draw:custom-shape><draw:custom-shape text:anchor-type="paragraph" draw:z-index="93" draw:style-name="gr11" svg:width="25.16mm" svg:height="0.25mm" svg:x="165.1mm" svg:y="190.96mm"><text:p/><draw:enhanced-geometry svg:viewBox="0 0 1426 14" draw:type="NonPrimitive" draw:enhanced-path="M 0 0 A L 13 0 A L 1426 13 A L 1426 0 A L 0 0 A  N"/></draw:custom-shape><draw:custom-shape text:anchor-type="paragraph" draw:z-index="94" draw:style-name="gr10" svg:width="0.25mm" svg:height="0.25mm" svg:x="190.25mm" svg:y="190.96mm"><text:p/><draw:enhanced-geometry svg:viewBox="0 0 14 14" draw:type="NonPrimitive" draw:enhanced-path="M 0 0 A L 13 0 A L 13 13 A L 13 0 A L 0 0 A  N"/></draw:custom-shape><draw:custom-shape text:anchor-type="paragraph" draw:z-index="95" draw:style-name="gr42" svg:width="0.24mm" svg:height="9.64mm" svg:x="23.28mm" svg:y="191.21mm"><text:p/><draw:enhanced-geometry svg:viewBox="0 0 13 546" draw:type="NonPrimitive" draw:enhanced-path="M 0 0 A L 546 0 A L 13 546 A L 13 0 A L 0 0 A  N"/></draw:custom-shape><draw:custom-shape text:anchor-type="paragraph" draw:z-index="96" draw:style-name="gr43" svg:width="0.47mm" svg:height="9.64mm" svg:x="142.52mm" svg:y="191.21mm"><text:p/><draw:enhanced-geometry svg:viewBox="0 0 26 546" draw:type="NonPrimitive" draw:enhanced-path="M 0 0 A L 546 0 A L 13 546 A L 13 0 A L 0 0 A  N"/></draw:custom-shape><draw:custom-shape text:anchor-type="paragraph" draw:z-index="97" draw:style-name="gr44" svg:width="0.25mm" svg:height="9.64mm" svg:x="164.85mm" svg:y="191.21mm"><text:p/><draw:enhanced-geometry svg:viewBox="0 0 14 546" draw:type="NonPrimitive" draw:enhanced-path="M 0 0 A L 546 0 A L 13 546 A L 13 0 A L 0 0 A  N"/></draw:custom-shape><draw:custom-shape text:anchor-type="paragraph" draw:z-index="98" draw:style-name="gr44" svg:width="0.25mm" svg:height="9.64mm" svg:x="190.25mm" svg:y="191.21mm"><text:p/><draw:enhanced-geometry svg:viewBox="0 0 14 546" draw:type="NonPrimitive" draw:enhanced-path="M 0 0 A L 546 0 A L 13 546 A L 13 0 A L 0 0 A  N"/></draw:custom-shape><draw:custom-shape text:anchor-type="paragraph" draw:z-index="99" draw:style-name="gr6" svg:width="0.24mm" svg:height="0.25mm" svg:x="23.28mm" svg:y="200.84mm"><text:p/><draw:enhanced-geometry svg:viewBox="0 0 13 14" draw:type="NonPrimitive" draw:enhanced-path="M 0 0 A L 13 0 A L 13 13 A L 13 0 A L 0 0 A  N"/></draw:custom-shape><draw:custom-shape text:anchor-type="paragraph" draw:z-index="100" draw:style-name="gr8" svg:width="0.47mm" svg:height="0.25mm" svg:x="142.52mm" svg:y="200.84mm"><text:p/><draw:enhanced-geometry svg:viewBox="0 0 26 14" draw:type="NonPrimitive" draw:enhanced-path="M 0 0 A L 13 0 A L 13 13 A L 13 0 A L 0 0 A  N"/></draw:custom-shape><draw:custom-shape text:anchor-type="paragraph" draw:z-index="101" draw:style-name="gr9" svg:width="21.88mm" svg:height="0.25mm" svg:x="142.98mm" svg:y="200.84mm"><text:p/><draw:enhanced-geometry svg:viewBox="0 0 1240 14" draw:type="NonPrimitive" draw:enhanced-path="M 0 0 A L 13 0 A L 1240 13 A L 1240 0 A L 0 0 A  N"/></draw:custom-shape><draw:custom-shape text:anchor-type="paragraph" draw:z-index="102" draw:style-name="gr10" svg:width="0.25mm" svg:height="0.25mm" svg:x="164.85mm" svg:y="200.84mm"><text:p/><draw:enhanced-geometry svg:viewBox="0 0 14 14" draw:type="NonPrimitive" draw:enhanced-path="M 0 0 A L 13 0 A L 13 13 A L 13 0 A L 0 0 A  N"/></draw:custom-shape><draw:custom-shape text:anchor-type="paragraph" draw:z-index="103" draw:style-name="gr11" svg:width="25.16mm" svg:height="0.25mm" svg:x="165.1mm" svg:y="200.84mm"><text:p/><draw:enhanced-geometry svg:viewBox="0 0 1426 14" draw:type="NonPrimitive" draw:enhanced-path="M 0 0 A L 13 0 A L 1426 13 A L 1426 0 A L 0 0 A  N"/></draw:custom-shape><draw:custom-shape text:anchor-type="paragraph" draw:z-index="104" draw:style-name="gr10" svg:width="0.25mm" svg:height="0.25mm" svg:x="190.25mm" svg:y="200.84mm"><text:p/><draw:enhanced-geometry svg:viewBox="0 0 14 14" draw:type="NonPrimitive" draw:enhanced-path="M 0 0 A L 13 0 A L 13 13 A L 13 0 A L 0 0 A  N"/></draw:custom-shape><draw:custom-shape text:anchor-type="paragraph" draw:z-index="105" draw:style-name="gr45" svg:width="0.24mm" svg:height="8.93mm" svg:x="23.28mm" svg:y="201.08mm"><text:p/><draw:enhanced-geometry svg:viewBox="0 0 13 506" draw:type="NonPrimitive" draw:enhanced-path="M 0 0 A L 506 0 A L 13 506 A L 13 0 A L 0 0 A  N"/></draw:custom-shape><draw:custom-shape text:anchor-type="paragraph" draw:z-index="106" draw:style-name="gr46" svg:width="0.47mm" svg:height="8.93mm" svg:x="142.52mm" svg:y="201.08mm"><text:p/><draw:enhanced-geometry svg:viewBox="0 0 26 506" draw:type="NonPrimitive" draw:enhanced-path="M 0 0 A L 506 0 A L 13 506 A L 13 0 A L 0 0 A  N"/></draw:custom-shape><draw:custom-shape text:anchor-type="paragraph" draw:z-index="107" draw:style-name="gr47" svg:width="0.25mm" svg:height="8.93mm" svg:x="164.85mm" svg:y="201.08mm"><text:p/><draw:enhanced-geometry svg:viewBox="0 0 14 506" draw:type="NonPrimitive" draw:enhanced-path="M 0 0 A L 506 0 A L 13 506 A L 13 0 A L 0 0 A  N"/></draw:custom-shape><draw:custom-shape text:anchor-type="paragraph" draw:z-index="108" draw:style-name="gr47" svg:width="0.25mm" svg:height="8.93mm" svg:x="190.25mm" svg:y="201.08mm"><text:p/><draw:enhanced-geometry svg:viewBox="0 0 14 506" draw:type="NonPrimitive" draw:enhanced-path="M 0 0 A L 506 0 A L 13 506 A L 13 0 A L 0 0 A  N"/></draw:custom-shape><draw:custom-shape text:anchor-type="paragraph" draw:z-index="109" draw:style-name="gr6" svg:width="0.24mm" svg:height="0.25mm" svg:x="23.28mm" svg:y="210.01mm"><text:p/><draw:enhanced-geometry svg:viewBox="0 0 13 14" draw:type="NonPrimitive" draw:enhanced-path="M 0 0 A L 13 0 A L 13 13 A L 13 0 A L 0 0 A  N"/></draw:custom-shape><draw:custom-shape text:anchor-type="paragraph" draw:z-index="110" draw:style-name="gr8" svg:width="0.47mm" svg:height="0.25mm" svg:x="142.52mm" svg:y="210.01mm"><text:p/><draw:enhanced-geometry svg:viewBox="0 0 26 14" draw:type="NonPrimitive" draw:enhanced-path="M 0 0 A L 13 0 A L 13 13 A L 13 0 A L 0 0 A  N"/></draw:custom-shape><draw:custom-shape text:anchor-type="paragraph" draw:z-index="111" draw:style-name="gr9" svg:width="21.88mm" svg:height="0.25mm" svg:x="142.98mm" svg:y="210.01mm"><text:p/><draw:enhanced-geometry svg:viewBox="0 0 1240 14" draw:type="NonPrimitive" draw:enhanced-path="M 0 0 A L 13 0 A L 1240 13 A L 1240 0 A L 0 0 A  N"/></draw:custom-shape><draw:custom-shape text:anchor-type="paragraph" draw:z-index="112" draw:style-name="gr10" svg:width="0.25mm" svg:height="0.25mm" svg:x="164.85mm" svg:y="210.01mm"><text:p/><draw:enhanced-geometry svg:viewBox="0 0 14 14" draw:type="NonPrimitive" draw:enhanced-path="M 0 0 A L 13 0 A L 13 13 A L 13 0 A L 0 0 A  N"/></draw:custom-shape><draw:custom-shape text:anchor-type="paragraph" draw:z-index="113" draw:style-name="gr11" svg:width="25.16mm" svg:height="0.25mm" svg:x="165.1mm" svg:y="210.01mm"><text:p/><draw:enhanced-geometry svg:viewBox="0 0 1426 14" draw:type="NonPrimitive" draw:enhanced-path="M 0 0 A L 13 0 A L 1426 13 A L 1426 0 A L 0 0 A  N"/></draw:custom-shape><draw:custom-shape text:anchor-type="paragraph" draw:z-index="114" draw:style-name="gr10" svg:width="0.25mm" svg:height="0.25mm" svg:x="190.25mm" svg:y="210.01mm"><text:p/><draw:enhanced-geometry svg:viewBox="0 0 14 14" draw:type="NonPrimitive" draw:enhanced-path="M 0 0 A L 13 0 A L 13 13 A L 13 0 A L 0 0 A  N"/></draw:custom-shape><draw:custom-shape text:anchor-type="paragraph" draw:z-index="115" draw:style-name="gr48" svg:width="0.24mm" svg:height="4.47mm" svg:x="23.28mm" svg:y="210.26mm"><text:p/><draw:enhanced-geometry svg:viewBox="0 0 13 253" draw:type="NonPrimitive" draw:enhanced-path="M 0 0 A L 253 0 A L 13 253 A L 13 0 A L 0 0 A  N"/></draw:custom-shape><draw:custom-shape text:anchor-type="paragraph" draw:z-index="116" draw:style-name="gr1" svg:width="0.24mm" svg:height="0.24mm" svg:x="23.28mm" svg:y="214.72mm"><text:p/><draw:enhanced-geometry svg:viewBox="0 0 13 13" draw:type="NonPrimitive" draw:enhanced-path="M 0 0 A L 13 0 A L 13 13 A L 13 0 A L 0 0 A  N"/></draw:custom-shape><draw:custom-shape text:anchor-type="paragraph" draw:z-index="117" draw:style-name="gr1" svg:width="0.24mm" svg:height="0.24mm" svg:x="23.28mm" svg:y="214.72mm"><text:p/><draw:enhanced-geometry svg:viewBox="0 0 13 13" draw:type="NonPrimitive" draw:enhanced-path="M 0 0 A L 13 0 A L 13 13 A L 13 0 A L 0 0 A  N"/></draw:custom-shape><draw:custom-shape text:anchor-type="paragraph" draw:z-index="118" draw:style-name="gr49" svg:width="6.36mm" svg:height="0.24mm" svg:x="23.51mm" svg:y="214.72mm"><text:p/><draw:enhanced-geometry svg:viewBox="0 0 360 13" draw:type="NonPrimitive" draw:enhanced-path="M 0 0 A L 13 0 A L 360 13 A L 360 0 A L 0 0 A  N"/></draw:custom-shape><draw:custom-shape text:anchor-type="paragraph" draw:z-index="119" draw:style-name="gr1" svg:width="0.24mm" svg:height="0.24mm" svg:x="29.86mm" svg:y="214.72mm"><text:p/><draw:enhanced-geometry svg:viewBox="0 0 13 13" draw:type="NonPrimitive" draw:enhanced-path="M 0 0 A L 13 0 A L 13 13 A L 13 0 A L 0 0 A  N"/></draw:custom-shape><draw:custom-shape text:anchor-type="paragraph" draw:z-index="120" draw:style-name="gr50" svg:width="112.44mm" svg:height="0.24mm" svg:x="30.09mm" svg:y="214.72mm"><text:p/><draw:enhanced-geometry svg:viewBox="0 0 6374 13" draw:type="NonPrimitive" draw:enhanced-path="M 0 0 A L 13 0 A L 6373 13 A L 6373 0 A L 0 0 A  N"/></draw:custom-shape><draw:custom-shape text:anchor-type="paragraph" draw:z-index="121" draw:style-name="gr51" svg:width="0.47mm" svg:height="4.47mm" svg:x="142.52mm" svg:y="210.26mm"><text:p/><draw:enhanced-geometry svg:viewBox="0 0 26 253" draw:type="NonPrimitive" draw:enhanced-path="M 0 0 A L 253 0 A L 13 253 A L 13 0 A L 0 0 A  N"/></draw:custom-shape><draw:custom-shape text:anchor-type="paragraph" draw:z-index="122" draw:style-name="gr52" svg:width="0.47mm" svg:height="0.24mm" svg:x="142.52mm" svg:y="214.72mm"><text:p/><draw:enhanced-geometry svg:viewBox="0 0 26 13" draw:type="NonPrimitive" draw:enhanced-path="M 0 0 A L 13 0 A L 13 13 A L 13 0 A L 0 0 A  N"/></draw:custom-shape><draw:custom-shape text:anchor-type="paragraph" draw:z-index="123" draw:style-name="gr53" svg:width="21.88mm" svg:height="0.24mm" svg:x="142.98mm" svg:y="214.72mm"><text:p/><draw:enhanced-geometry svg:viewBox="0 0 1240 13" draw:type="NonPrimitive" draw:enhanced-path="M 0 0 A L 13 0 A L 1240 13 A L 1240 0 A L 0 0 A  N"/></draw:custom-shape><draw:custom-shape text:anchor-type="paragraph" draw:z-index="124" draw:style-name="gr54" svg:width="0.25mm" svg:height="4.47mm" svg:x="164.85mm" svg:y="210.26mm"><text:p/><draw:enhanced-geometry svg:viewBox="0 0 14 253" draw:type="NonPrimitive" draw:enhanced-path="M 0 0 A L 253 0 A L 13 253 A L 13 0 A L 0 0 A  N"/></draw:custom-shape><draw:custom-shape text:anchor-type="paragraph" draw:z-index="125" draw:style-name="gr55" svg:width="0.25mm" svg:height="0.24mm" svg:x="164.85mm" svg:y="214.72mm"><text:p/><draw:enhanced-geometry svg:viewBox="0 0 14 13" draw:type="NonPrimitive" draw:enhanced-path="M 0 0 A L 13 0 A L 13 13 A L 13 0 A L 0 0 A  N"/></draw:custom-shape><draw:custom-shape text:anchor-type="paragraph" draw:z-index="126" draw:style-name="gr56" svg:width="25.16mm" svg:height="0.24mm" svg:x="165.1mm" svg:y="214.72mm"><text:p/><draw:enhanced-geometry svg:viewBox="0 0 1426 13" draw:type="NonPrimitive" draw:enhanced-path="M 0 0 A L 13 0 A L 1426 13 A L 1426 0 A L 0 0 A  N"/></draw:custom-shape><draw:custom-shape text:anchor-type="paragraph" draw:z-index="127" draw:style-name="gr54" svg:width="0.25mm" svg:height="4.47mm" svg:x="190.25mm" svg:y="210.26mm"><text:p/><draw:enhanced-geometry svg:viewBox="0 0 14 253" draw:type="NonPrimitive" draw:enhanced-path="M 0 0 A L 253 0 A L 13 253 A L 13 0 A L 0 0 A  N"/></draw:custom-shape><draw:custom-shape text:anchor-type="paragraph" draw:z-index="128" draw:style-name="gr55" svg:width="0.25mm" svg:height="0.24mm" svg:x="190.25mm" svg:y="214.72mm"><text:p/><draw:enhanced-geometry svg:viewBox="0 0 14 13" draw:type="NonPrimitive" draw:enhanced-path="M 0 0 A L 13 0 A L 13 13 A L 13 0 A L 0 0 A  N"/></draw:custom-shape><draw:custom-shape text:anchor-type="paragraph" draw:z-index="129" draw:style-name="gr55" svg:width="0.25mm" svg:height="0.24mm" svg:x="190.25mm" svg:y="214.72mm"><text:p/><draw:enhanced-geometry svg:viewBox="0 0 14 13" draw:type="NonPrimitive" draw:enhanced-path="M 0 0 A L 13 0 A L 13 13 A L 13 0 A L 0 0 A  N"/></draw:custom-shape><draw:custom-shape text:anchor-type="paragraph" draw:z-index="130" draw:style-name="gr57" svg:width="109.12mm" svg:height="0mm" svg:x="25.4mm" svg:y="247.65mm"><text:p/><draw:enhanced-geometry svg:viewBox="0 0 6186 0" draw:type="NonPrimitive" draw:enhanced-path="M 0 0 A L 6200 0 A N"/></draw:custom-shape><draw:custom-shape text:anchor-type="paragraph" draw:z-index="131" draw:style-name="gr58" svg:width="0mm" svg:height="33.17mm" svg:x="157.34mm" svg:y="25.4mm"><text:p/><draw:enhanced-geometry svg:viewBox="0 0 0 1880" draw:type="NonPrimitive" draw:enhanced-path="M 0 0 A L 1880 0 A N"/></draw:custom-shape><draw:custom-shape text:anchor-type="paragraph" draw:z-index="132" draw:style-name="gr59" svg:width="27.98mm" svg:height="0mm" svg:x="157.34mm" svg:y="58.56mm"><text:p/><draw:enhanced-geometry svg:viewBox="0 0 1586 0" draw:type="NonPrimitive" draw:enhanced-path="M 0 0 A L 1586 0 A N"/></draw:custom-shape><draw:custom-shape text:anchor-type="paragraph" draw:z-index="133" draw:style-name="gr6" svg:width="0.24mm" svg:height="0.25mm" svg:x="23.28mm" svg:y="88.65mm"><text:p/><draw:enhanced-geometry svg:viewBox="0 0 13 14" draw:type="NonPrimitive" draw:enhanced-path="M 0 0 A L 13 0 A L 13 13 A L 13 0 A L 0 0 A  N"/></draw:custom-shape><draw:custom-shape text:anchor-type="paragraph" draw:z-index="134" draw:style-name="gr6" svg:width="0.24mm" svg:height="0.25mm" svg:x="23.28mm" svg:y="88.65mm"><text:p/><draw:enhanced-geometry svg:viewBox="0 0 13 14" draw:type="NonPrimitive" draw:enhanced-path="M 0 0 A L 13 0 A L 13 13 A L 13 0 A L 0 0 A  N"/></draw:custom-shape><draw:custom-shape text:anchor-type="paragraph" draw:z-index="135" draw:style-name="gr60" svg:width="112.67mm" svg:height="0.25mm" svg:x="23.51mm" svg:y="88.65mm"><text:p/><draw:enhanced-geometry svg:viewBox="0 0 6387 14" draw:type="NonPrimitive" draw:enhanced-path="M 0 0 A L 13 0 A L 6386 13 A L 6386 0 A L 0 0 A  N"/></draw:custom-shape><draw:custom-shape text:anchor-type="paragraph" draw:z-index="136" draw:style-name="gr8" svg:width="0.47mm" svg:height="0.25mm" svg:x="136.17mm" svg:y="88.65mm"><text:p/><draw:enhanced-geometry svg:viewBox="0 0 26 14" draw:type="NonPrimitive" draw:enhanced-path="M 0 0 A L 13 0 A L 13 13 A L 13 0 A L 0 0 A  N"/></draw:custom-shape><draw:custom-shape text:anchor-type="paragraph" draw:z-index="137" draw:style-name="gr61" svg:width="23.54mm" svg:height="0.25mm" svg:x="136.63mm" svg:y="88.65mm"><text:p/><draw:enhanced-geometry svg:viewBox="0 0 1334 14" draw:type="NonPrimitive" draw:enhanced-path="M 0 0 A L 13 0 A L 1333 13 A L 1333 0 A L 0 0 A  N"/></draw:custom-shape><draw:custom-shape text:anchor-type="paragraph" draw:z-index="138" draw:style-name="gr6" svg:width="0.24mm" svg:height="0.25mm" svg:x="160.16mm" svg:y="88.65mm"><text:p/><draw:enhanced-geometry svg:viewBox="0 0 13 14" draw:type="NonPrimitive" draw:enhanced-path="M 0 0 A L 13 0 A L 13 13 A L 13 0 A L 0 0 A  N"/></draw:custom-shape><draw:custom-shape text:anchor-type="paragraph" draw:z-index="139" draw:style-name="gr62" svg:width="25.18mm" svg:height="0.25mm" svg:x="160.39mm" svg:y="88.65mm"><text:p/><draw:enhanced-geometry svg:viewBox="0 0 1427 14" draw:type="NonPrimitive" draw:enhanced-path="M 0 0 A L 13 0 A L 1426 13 A L 1426 0 A L 0 0 A  N"/></draw:custom-shape><draw:custom-shape text:anchor-type="paragraph" draw:z-index="140" draw:style-name="gr6" svg:width="0.24mm" svg:height="0.25mm" svg:x="185.56mm" svg:y="88.65mm"><text:p/><draw:enhanced-geometry svg:viewBox="0 0 13 14" draw:type="NonPrimitive" draw:enhanced-path="M 0 0 A L 13 0 A L 13 13 A L 13 0 A L 0 0 A  N"/></draw:custom-shape><draw:custom-shape text:anchor-type="paragraph" draw:z-index="141" draw:style-name="gr6" svg:width="0.24mm" svg:height="0.25mm" svg:x="185.56mm" svg:y="88.65mm"><text:p/><draw:enhanced-geometry svg:viewBox="0 0 13 14" draw:type="NonPrimitive" draw:enhanced-path="M 0 0 A L 13 0 A L 13 13 A L 13 0 A L 0 0 A  N"/></draw:custom-shape><draw:custom-shape text:anchor-type="paragraph" draw:z-index="142" draw:style-name="gr12" svg:width="0.24mm" svg:height="14.58mm" svg:x="23.28mm" svg:y="88.9mm"><text:p/><draw:enhanced-geometry svg:viewBox="0 0 13 826" draw:type="NonPrimitive" draw:enhanced-path="M 0 0 A L 826 0 A L 13 826 A L 13 0 A L 0 0 A  N"/></draw:custom-shape><draw:custom-shape text:anchor-type="paragraph" draw:z-index="143" draw:style-name="gr13" svg:width="0.47mm" svg:height="14.58mm" svg:x="136.17mm" svg:y="88.9mm"><text:p/><draw:enhanced-geometry svg:viewBox="0 0 26 826" draw:type="NonPrimitive" draw:enhanced-path="M 0 0 A L 826 0 A L 13 826 A L 13 0 A L 0 0 A  N"/></draw:custom-shape><draw:custom-shape text:anchor-type="paragraph" draw:z-index="144" draw:style-name="gr12" svg:width="0.24mm" svg:height="14.58mm" svg:x="160.16mm" svg:y="88.9mm"><text:p/><draw:enhanced-geometry svg:viewBox="0 0 13 826" draw:type="NonPrimitive" draw:enhanced-path="M 0 0 A L 826 0 A L 13 826 A L 13 0 A L 0 0 A  N"/></draw:custom-shape><draw:custom-shape text:anchor-type="paragraph" draw:z-index="145" draw:style-name="gr12" svg:width="0.24mm" svg:height="14.58mm" svg:x="185.56mm" svg:y="88.9mm"><text:p/><draw:enhanced-geometry svg:viewBox="0 0 13 826" draw:type="NonPrimitive" draw:enhanced-path="M 0 0 A L 826 0 A L 13 826 A L 13 0 A L 0 0 A  N"/></draw:custom-shape><draw:custom-shape text:anchor-type="paragraph" draw:z-index="146" draw:style-name="gr6" svg:width="0.24mm" svg:height="0.25mm" svg:x="23.28mm" svg:y="103.47mm"><text:p/><draw:enhanced-geometry svg:viewBox="0 0 13 14" draw:type="NonPrimitive" draw:enhanced-path="M 0 0 A L 13 0 A L 13 13 A L 13 0 A L 0 0 A  N"/></draw:custom-shape><draw:custom-shape text:anchor-type="paragraph" draw:z-index="147" draw:style-name="gr8" svg:width="0.47mm" svg:height="0.25mm" svg:x="136.17mm" svg:y="103.47mm"><text:p/><draw:enhanced-geometry svg:viewBox="0 0 26 14" draw:type="NonPrimitive" draw:enhanced-path="M 0 0 A L 13 0 A L 13 13 A L 13 0 A L 0 0 A  N"/></draw:custom-shape><draw:custom-shape text:anchor-type="paragraph" draw:z-index="148" draw:style-name="gr61" svg:width="23.54mm" svg:height="0.25mm" svg:x="136.63mm" svg:y="103.47mm"><text:p/><draw:enhanced-geometry svg:viewBox="0 0 1334 14" draw:type="NonPrimitive" draw:enhanced-path="M 0 0 A L 13 0 A L 1333 13 A L 1333 0 A L 0 0 A  N"/></draw:custom-shape><draw:custom-shape text:anchor-type="paragraph" draw:z-index="149" draw:style-name="gr6" svg:width="0.24mm" svg:height="0.25mm" svg:x="160.16mm" svg:y="103.47mm"><text:p/><draw:enhanced-geometry svg:viewBox="0 0 13 14" draw:type="NonPrimitive" draw:enhanced-path="M 0 0 A L 13 0 A L 13 13 A L 13 0 A L 0 0 A  N"/></draw:custom-shape><draw:custom-shape text:anchor-type="paragraph" draw:z-index="150" draw:style-name="gr62" svg:width="25.18mm" svg:height="0.25mm" svg:x="160.39mm" svg:y="103.47mm"><text:p/><draw:enhanced-geometry svg:viewBox="0 0 1427 14" draw:type="NonPrimitive" draw:enhanced-path="M 0 0 A L 13 0 A L 1426 13 A L 1426 0 A L 0 0 A  N"/></draw:custom-shape><draw:custom-shape text:anchor-type="paragraph" draw:z-index="151" draw:style-name="gr6" svg:width="0.24mm" svg:height="0.25mm" svg:x="185.56mm" svg:y="103.47mm"><text:p/><draw:enhanced-geometry svg:viewBox="0 0 13 14" draw:type="NonPrimitive" draw:enhanced-path="M 0 0 A L 13 0 A L 13 13 A L 13 0 A L 0 0 A  N"/></draw:custom-shape><draw:custom-shape text:anchor-type="paragraph" draw:z-index="152" draw:style-name="gr42" svg:width="0.24mm" svg:height="9.64mm" svg:x="23.28mm" svg:y="103.72mm"><text:p/><draw:enhanced-geometry svg:viewBox="0 0 13 546" draw:type="NonPrimitive" draw:enhanced-path="M 0 0 A L 560 0 A L 13 560 A L 13 0 A L 0 0 A  N"/></draw:custom-shape><draw:custom-shape text:anchor-type="paragraph" draw:z-index="153" draw:style-name="gr43" svg:width="0.47mm" svg:height="9.64mm" svg:x="136.17mm" svg:y="103.72mm"><text:p/><draw:enhanced-geometry svg:viewBox="0 0 26 546" draw:type="NonPrimitive" draw:enhanced-path="M 0 0 A L 560 0 A L 13 560 A L 13 0 A L 0 0 A  N"/></draw:custom-shape><draw:custom-shape text:anchor-type="paragraph" draw:z-index="154" draw:style-name="gr42" svg:width="0.24mm" svg:height="9.64mm" svg:x="160.16mm" svg:y="103.72mm"><text:p/><draw:enhanced-geometry svg:viewBox="0 0 13 546" draw:type="NonPrimitive" draw:enhanced-path="M 0 0 A L 560 0 A L 13 560 A L 13 0 A L 0 0 A  N"/></draw:custom-shape><draw:custom-shape text:anchor-type="paragraph" draw:z-index="155" draw:style-name="gr42" svg:width="0.24mm" svg:height="9.64mm" svg:x="185.56mm" svg:y="103.72mm"><text:p/><draw:enhanced-geometry svg:viewBox="0 0 13 546" draw:type="NonPrimitive" draw:enhanced-path="M 0 0 A L 560 0 A L 13 560 A L 13 0 A L 0 0 A  N"/></draw:custom-shape><draw:custom-shape text:anchor-type="paragraph" draw:z-index="156" draw:style-name="gr63" svg:width="0.24mm" svg:height="43.75mm" svg:x="23.28mm" svg:y="113.35mm"><text:p/><draw:enhanced-geometry svg:viewBox="0 0 13 2480" draw:type="NonPrimitive" draw:enhanced-path="M 0 0 A L 2480 0 A L 13 2480 A L 13 0 A L 0 0 A  N"/></draw:custom-shape><draw:custom-shape text:anchor-type="paragraph" draw:z-index="157" draw:style-name="gr64" svg:width="0.47mm" svg:height="43.75mm" svg:x="136.17mm" svg:y="113.35mm"><text:p/><draw:enhanced-geometry svg:viewBox="0 0 26 2480" draw:type="NonPrimitive" draw:enhanced-path="M 0 0 A L 2480 0 A L 13 2480 A L 13 0 A L 0 0 A  N"/></draw:custom-shape><draw:custom-shape text:anchor-type="paragraph" draw:z-index="158" draw:style-name="gr63" svg:width="0.24mm" svg:height="43.75mm" svg:x="160.16mm" svg:y="113.35mm"><text:p/><draw:enhanced-geometry svg:viewBox="0 0 13 2480" draw:type="NonPrimitive" draw:enhanced-path="M 0 0 A L 2480 0 A L 13 2480 A L 13 0 A L 0 0 A  N"/></draw:custom-shape><draw:custom-shape text:anchor-type="paragraph" draw:z-index="159" draw:style-name="gr63" svg:width="0.24mm" svg:height="43.75mm" svg:x="185.56mm" svg:y="113.35mm"><text:p/><draw:enhanced-geometry svg:viewBox="0 0 13 2480" draw:type="NonPrimitive" draw:enhanced-path="M 0 0 A L 2480 0 A L 13 2480 A L 13 0 A L 0 0 A  N"/></draw:custom-shape><draw:custom-shape text:anchor-type="paragraph" draw:z-index="160" draw:style-name="gr65" svg:width="0.24mm" svg:height="38.81mm" svg:x="23.28mm" svg:y="157.09mm"><text:p/><draw:enhanced-geometry svg:viewBox="0 0 13 2200" draw:type="NonPrimitive" draw:enhanced-path="M 0 0 A L 2200 0 A L 13 2200 A L 13 0 A L 0 0 A  N"/></draw:custom-shape><draw:custom-shape text:anchor-type="paragraph" draw:z-index="161" draw:style-name="gr66" svg:width="0.47mm" svg:height="38.81mm" svg:x="136.17mm" svg:y="157.09mm"><text:p/><draw:enhanced-geometry svg:viewBox="0 0 26 2200" draw:type="NonPrimitive" draw:enhanced-path="M 0 0 A L 2200 0 A L 13 2200 A L 13 0 A L 0 0 A  N"/></draw:custom-shape><draw:custom-shape text:anchor-type="paragraph" draw:z-index="162" draw:style-name="gr65" svg:width="0.24mm" svg:height="38.81mm" svg:x="160.16mm" svg:y="157.09mm"><text:p/><draw:enhanced-geometry svg:viewBox="0 0 13 2200" draw:type="NonPrimitive" draw:enhanced-path="M 0 0 A L 2200 0 A L 13 2200 A L 13 0 A L 0 0 A  N"/></draw:custom-shape><draw:custom-shape text:anchor-type="paragraph" draw:z-index="163" draw:style-name="gr65" svg:width="0.24mm" svg:height="38.81mm" svg:x="185.56mm" svg:y="157.09mm"><text:p/><draw:enhanced-geometry svg:viewBox="0 0 13 2200" draw:type="NonPrimitive" draw:enhanced-path="M 0 0 A L 2200 0 A L 13 2200 A L 13 0 A L 0 0 A  N"/></draw:custom-shape><draw:custom-shape text:anchor-type="paragraph" draw:z-index="164" draw:style-name="gr6" svg:width="0.24mm" svg:height="0.25mm" svg:x="23.28mm" svg:y="195.9mm"><text:p/><draw:enhanced-geometry svg:viewBox="0 0 13 14" draw:type="NonPrimitive" draw:enhanced-path="M 0 0 A L 13 0 A L 13 13 A L 13 0 A L 0 0 A  N"/></draw:custom-shape><draw:custom-shape text:anchor-type="paragraph" draw:z-index="165" draw:style-name="gr8" svg:width="0.47mm" svg:height="0.25mm" svg:x="136.17mm" svg:y="195.9mm"><text:p/><draw:enhanced-geometry svg:viewBox="0 0 26 14" draw:type="NonPrimitive" draw:enhanced-path="M 0 0 A L 13 0 A L 13 13 A L 13 0 A L 0 0 A  N"/></draw:custom-shape><draw:custom-shape text:anchor-type="paragraph" draw:z-index="166" draw:style-name="gr61" svg:width="23.54mm" svg:height="0.25mm" svg:x="136.63mm" svg:y="195.9mm"><text:p/><draw:enhanced-geometry svg:viewBox="0 0 1334 14" draw:type="NonPrimitive" draw:enhanced-path="M 0 0 A L 13 0 A L 1333 13 A L 1333 0 A L 0 0 A  N"/></draw:custom-shape><draw:custom-shape text:anchor-type="paragraph" draw:z-index="167" draw:style-name="gr6" svg:width="0.24mm" svg:height="0.25mm" svg:x="160.16mm" svg:y="195.9mm"><text:p/><draw:enhanced-geometry svg:viewBox="0 0 13 14" draw:type="NonPrimitive" draw:enhanced-path="M 0 0 A L 13 0 A L 13 13 A L 13 0 A L 0 0 A  N"/></draw:custom-shape><draw:custom-shape text:anchor-type="paragraph" draw:z-index="168" draw:style-name="gr62" svg:width="25.18mm" svg:height="0.25mm" svg:x="160.39mm" svg:y="195.9mm"><text:p/><draw:enhanced-geometry svg:viewBox="0 0 1427 14" draw:type="NonPrimitive" draw:enhanced-path="M 0 0 A L 13 0 A L 1426 13 A L 1426 0 A L 0 0 A  N"/></draw:custom-shape><draw:custom-shape text:anchor-type="paragraph" draw:z-index="169" draw:style-name="gr6" svg:width="0.24mm" svg:height="0.25mm" svg:x="185.56mm" svg:y="195.9mm"><text:p/><draw:enhanced-geometry svg:viewBox="0 0 13 14" draw:type="NonPrimitive" draw:enhanced-path="M 0 0 A L 13 0 A L 13 13 A L 13 0 A L 0 0 A  N"/></draw:custom-shape><draw:custom-shape text:anchor-type="paragraph" draw:z-index="170" draw:style-name="gr67" svg:width="0.24mm" svg:height="34.33mm" svg:x="23.28mm" svg:y="196.14mm"><text:p/><draw:enhanced-geometry svg:viewBox="0 0 13 1946" draw:type="NonPrimitive" draw:enhanced-path="M 0 0 A L 1933 0 A L 13 1933 A L 13 0 A L 0 0 A  N"/></draw:custom-shape><draw:custom-shape text:anchor-type="paragraph" draw:z-index="171" draw:style-name="gr68" svg:width="0.47mm" svg:height="34.33mm" svg:x="136.17mm" svg:y="196.14mm"><text:p/><draw:enhanced-geometry svg:viewBox="0 0 26 1946" draw:type="NonPrimitive" draw:enhanced-path="M 0 0 A L 1933 0 A L 13 1933 A L 13 0 A L 0 0 A  N"/></draw:custom-shape><draw:custom-shape text:anchor-type="paragraph" draw:z-index="172" draw:style-name="gr67" svg:width="0.24mm" svg:height="34.33mm" svg:x="160.16mm" svg:y="196.14mm"><text:p/><draw:enhanced-geometry svg:viewBox="0 0 13 1946" draw:type="NonPrimitive" draw:enhanced-path="M 0 0 A L 1933 0 A L 13 1933 A L 13 0 A L 0 0 A  N"/></draw:custom-shape><draw:custom-shape text:anchor-type="paragraph" draw:z-index="173" draw:style-name="gr67" svg:width="0.24mm" svg:height="34.33mm" svg:x="185.56mm" svg:y="196.14mm"><text:p/><draw:enhanced-geometry svg:viewBox="0 0 13 1946" draw:type="NonPrimitive" draw:enhanced-path="M 0 0 A L 1933 0 A L 13 1933 A L 13 0 A L 0 0 A  N"/></draw:custom-shape><draw:custom-shape text:anchor-type="paragraph" draw:z-index="174" draw:style-name="gr6" svg:width="0.24mm" svg:height="0.25mm" svg:x="23.28mm" svg:y="230.47mm"><text:p/><draw:enhanced-geometry svg:viewBox="0 0 13 14" draw:type="NonPrimitive" draw:enhanced-path="M 0 0 A L 13 0 A L 13 13 A L 13 0 A L 0 0 A  N"/></draw:custom-shape><draw:custom-shape text:anchor-type="paragraph" draw:z-index="175" draw:style-name="gr8" svg:width="0.47mm" svg:height="0.25mm" svg:x="136.17mm" svg:y="230.47mm"><text:p/><draw:enhanced-geometry svg:viewBox="0 0 26 14" draw:type="NonPrimitive" draw:enhanced-path="M 0 0 A L 13 0 A L 13 13 A L 13 0 A L 0 0 A  N"/></draw:custom-shape><draw:custom-shape text:anchor-type="paragraph" draw:z-index="176" draw:style-name="gr61" svg:width="23.54mm" svg:height="0.25mm" svg:x="136.63mm" svg:y="230.47mm"><text:p/><draw:enhanced-geometry svg:viewBox="0 0 1334 14" draw:type="NonPrimitive" draw:enhanced-path="M 0 0 A L 13 0 A L 1333 13 A L 1333 0 A L 0 0 A  N"/></draw:custom-shape><draw:custom-shape text:anchor-type="paragraph" draw:z-index="177" draw:style-name="gr6" svg:width="0.24mm" svg:height="0.25mm" svg:x="160.16mm" svg:y="230.47mm"><text:p/><draw:enhanced-geometry svg:viewBox="0 0 13 14" draw:type="NonPrimitive" draw:enhanced-path="M 0 0 A L 13 0 A L 13 13 A L 13 0 A L 0 0 A  N"/></draw:custom-shape><draw:custom-shape text:anchor-type="paragraph" draw:z-index="178" draw:style-name="gr62" svg:width="25.18mm" svg:height="0.25mm" svg:x="160.39mm" svg:y="230.47mm"><text:p/><draw:enhanced-geometry svg:viewBox="0 0 1427 14" draw:type="NonPrimitive" draw:enhanced-path="M 0 0 A L 13 0 A L 1426 13 A L 1426 0 A L 0 0 A  N"/></draw:custom-shape><draw:custom-shape text:anchor-type="paragraph" draw:z-index="179" draw:style-name="gr6" svg:width="0.24mm" svg:height="0.25mm" svg:x="185.56mm" svg:y="230.47mm"><text:p/><draw:enhanced-geometry svg:viewBox="0 0 13 14" draw:type="NonPrimitive" draw:enhanced-path="M 0 0 A L 13 0 A L 13 13 A L 13 0 A L 0 0 A  N"/></draw:custom-shape><draw:custom-shape text:anchor-type="paragraph" draw:z-index="180" draw:style-name="gr69" svg:width="0.24mm" svg:height="14.12mm" svg:x="23.28mm" svg:y="230.72mm"><text:p/><draw:enhanced-geometry svg:viewBox="0 0 13 800" draw:type="NonPrimitive" draw:enhanced-path="M 0 0 A L 813 0 A L 13 813 A L 13 0 A L 0 0 A  N"/></draw:custom-shape><draw:custom-shape text:anchor-type="paragraph" draw:z-index="181" draw:style-name="gr4" svg:width="0.24mm" svg:height="0.47mm" svg:x="23.28mm" svg:y="244.83mm"><text:p/><draw:enhanced-geometry svg:viewBox="0 0 13 26" draw:type="NonPrimitive" draw:enhanced-path="M 0 0 A L 13 0 A L 13 13 A L 13 0 A L 0 0 A  N"/></draw:custom-shape><draw:custom-shape text:anchor-type="paragraph" draw:z-index="182" draw:style-name="gr4" svg:width="0.24mm" svg:height="0.47mm" svg:x="23.28mm" svg:y="244.83mm"><text:p/><draw:enhanced-geometry svg:viewBox="0 0 13 26" draw:type="NonPrimitive" draw:enhanced-path="M 0 0 A L 13 0 A L 13 13 A L 13 0 A L 0 0 A  N"/></draw:custom-shape><draw:custom-shape text:anchor-type="paragraph" draw:z-index="183" draw:style-name="gr70" svg:width="8mm" svg:height="0.47mm" svg:x="23.51mm" svg:y="244.83mm"><text:p/><draw:enhanced-geometry svg:viewBox="0 0 453 26" draw:type="NonPrimitive" draw:enhanced-path="M 0 0 A L 13 0 A L 453 13 A L 453 0 A L 0 0 A  N"/></draw:custom-shape><draw:custom-shape text:anchor-type="paragraph" draw:z-index="184" draw:style-name="gr71" svg:width="0.25mm" svg:height="0.47mm" svg:x="31.5mm" svg:y="244.83mm"><text:p/><draw:enhanced-geometry svg:viewBox="0 0 14 26" draw:type="NonPrimitive" draw:enhanced-path="M 0 0 A L 13 0 A L 13 13 A L 13 0 A L 0 0 A  N"/></draw:custom-shape><draw:custom-shape text:anchor-type="paragraph" draw:z-index="185" draw:style-name="gr72" svg:width="104.43mm" svg:height="0.47mm" svg:x="31.75mm" svg:y="244.83mm"><text:p/><draw:enhanced-geometry svg:viewBox="0 0 5920 26" draw:type="NonPrimitive" draw:enhanced-path="M 0 0 A L 13 0 A L 5920 13 A L 5920 0 A L 0 0 A  N"/></draw:custom-shape><draw:custom-shape text:anchor-type="paragraph" draw:z-index="186" draw:style-name="gr73" svg:width="0.47mm" svg:height="14.12mm" svg:x="136.17mm" svg:y="230.72mm"><text:p/><draw:enhanced-geometry svg:viewBox="0 0 26 800" draw:type="NonPrimitive" draw:enhanced-path="M 0 0 A L 813 0 A L 13 813 A L 13 0 A L 0 0 A  N"/></draw:custom-shape><draw:custom-shape text:anchor-type="paragraph" draw:z-index="187" draw:style-name="gr74" svg:width="0.47mm" svg:height="0.47mm" svg:x="136.17mm" svg:y="244.83mm"><text:p/><draw:enhanced-geometry svg:viewBox="0 0 26 26" draw:type="NonPrimitive" draw:enhanced-path="M 0 0 A L 13 0 A L 13 13 A L 13 0 A L 0 0 A  N"/></draw:custom-shape><draw:custom-shape text:anchor-type="paragraph" draw:z-index="188" draw:style-name="gr75" svg:width="23.54mm" svg:height="0.47mm" svg:x="136.63mm" svg:y="244.83mm"><text:p/><draw:enhanced-geometry svg:viewBox="0 0 1334 26" draw:type="NonPrimitive" draw:enhanced-path="M 0 0 A L 13 0 A L 1333 13 A L 1333 0 A L 0 0 A  N"/></draw:custom-shape><draw:custom-shape text:anchor-type="paragraph" draw:z-index="189" draw:style-name="gr69" svg:width="0.24mm" svg:height="14.12mm" svg:x="160.16mm" svg:y="230.72mm"><text:p/><draw:enhanced-geometry svg:viewBox="0 0 13 800" draw:type="NonPrimitive" draw:enhanced-path="M 0 0 A L 813 0 A L 13 813 A L 13 0 A L 0 0 A  N"/></draw:custom-shape><draw:custom-shape text:anchor-type="paragraph" draw:z-index="190" draw:style-name="gr4" svg:width="0.24mm" svg:height="0.47mm" svg:x="160.16mm" svg:y="244.83mm"><text:p/><draw:enhanced-geometry svg:viewBox="0 0 13 26" draw:type="NonPrimitive" draw:enhanced-path="M 0 0 A L 13 0 A L 13 13 A L 13 0 A L 0 0 A  N"/></draw:custom-shape><draw:custom-shape text:anchor-type="paragraph" draw:z-index="191" draw:style-name="gr76" svg:width="25.18mm" svg:height="0.47mm" svg:x="160.39mm" svg:y="244.83mm"><text:p/><draw:enhanced-geometry svg:viewBox="0 0 1427 26" draw:type="NonPrimitive" draw:enhanced-path="M 0 0 A L 13 0 A L 1426 13 A L 1426 0 A L 0 0 A  N"/></draw:custom-shape><draw:custom-shape text:anchor-type="paragraph" draw:z-index="192" draw:style-name="gr69" svg:width="0.24mm" svg:height="14.12mm" svg:x="185.56mm" svg:y="230.72mm"><text:p/><draw:enhanced-geometry svg:viewBox="0 0 13 800" draw:type="NonPrimitive" draw:enhanced-path="M 0 0 A L 813 0 A L 13 813 A L 13 0 A L 0 0 A  N"/></draw:custom-shape><draw:custom-shape text:anchor-type="paragraph" draw:z-index="193" draw:style-name="gr4" svg:width="0.24mm" svg:height="0.47mm" svg:x="185.56mm" svg:y="244.83mm"><text:p/><draw:enhanced-geometry svg:viewBox="0 0 13 26" draw:type="NonPrimitive" draw:enhanced-path="M 0 0 A L 13 0 A L 13 13 A L 13 0 A L 0 0 A  N"/></draw:custom-shape><draw:custom-shape text:anchor-type="paragraph" draw:z-index="194" draw:style-name="gr4" svg:width="0.24mm" svg:height="0.47mm" svg:x="185.56mm" svg:y="244.83mm"><text:p/><draw:enhanced-geometry svg:viewBox="0 0 13 26" draw:type="NonPrimitive" draw:enhanced-path="M 0 0 A L 13 0 A L 13 13 A L 13 0 A L 0 0 A  N"/></draw:custom-shape><draw:custom-shape text:anchor-type="paragraph" draw:z-index="195" draw:style-name="gr77" svg:width="0.24mm" svg:height="0.22mm" svg:x="23.28mm" svg:y="64.21mm"><text:p/><draw:enhanced-geometry svg:viewBox="0 0 13 13" draw:type="NonPrimitive" draw:enhanced-path="M 0 0 A L 13 0 A L 13 13 A L 13 0 A L 0 0 A  N"/></draw:custom-shape><draw:custom-shape text:anchor-type="paragraph" draw:z-index="196" draw:style-name="gr77" svg:width="0.24mm" svg:height="0.22mm" svg:x="23.28mm" svg:y="64.21mm"><text:p/><draw:enhanced-geometry svg:viewBox="0 0 13 13" draw:type="NonPrimitive" draw:enhanced-path="M 0 0 A L 13 0 A L 13 13 A L 13 0 A L 0 0 A  N"/></draw:custom-shape><draw:custom-shape text:anchor-type="paragraph" draw:z-index="197" draw:style-name="gr78" svg:width="112.67mm" svg:height="0.22mm" svg:x="23.51mm" svg:y="64.21mm"><text:p/><draw:enhanced-geometry svg:viewBox="0 0 6387 13" draw:type="NonPrimitive" draw:enhanced-path="M 0 0 A L 13 0 A L 6386 13 A L 6386 0 A L 0 0 A  N"/></draw:custom-shape><draw:custom-shape text:anchor-type="paragraph" draw:z-index="198" draw:style-name="gr79" svg:width="0.47mm" svg:height="0.22mm" svg:x="136.17mm" svg:y="64.21mm"><text:p/><draw:enhanced-geometry svg:viewBox="0 0 26 13" draw:type="NonPrimitive" draw:enhanced-path="M 0 0 A L 13 0 A L 13 13 A L 13 0 A L 0 0 A  N"/></draw:custom-shape><draw:custom-shape text:anchor-type="paragraph" draw:z-index="199" draw:style-name="gr80" svg:width="23.54mm" svg:height="0.22mm" svg:x="136.63mm" svg:y="64.21mm"><text:p/><draw:enhanced-geometry svg:viewBox="0 0 1334 13" draw:type="NonPrimitive" draw:enhanced-path="M 0 0 A L 13 0 A L 1333 13 A L 1333 0 A L 0 0 A  N"/></draw:custom-shape><draw:custom-shape text:anchor-type="paragraph" draw:z-index="200" draw:style-name="gr77" svg:width="0.24mm" svg:height="0.22mm" svg:x="160.16mm" svg:y="64.21mm"><text:p/><draw:enhanced-geometry svg:viewBox="0 0 13 13" draw:type="NonPrimitive" draw:enhanced-path="M 0 0 A L 13 0 A L 13 13 A L 13 0 A L 0 0 A  N"/></draw:custom-shape><draw:custom-shape text:anchor-type="paragraph" draw:z-index="201" draw:style-name="gr81" svg:width="25.18mm" svg:height="0.22mm" svg:x="160.39mm" svg:y="64.21mm"><text:p/><draw:enhanced-geometry svg:viewBox="0 0 1427 13" draw:type="NonPrimitive" draw:enhanced-path="M 0 0 A L 13 0 A L 1426 13 A L 1426 0 A L 0 0 A  N"/></draw:custom-shape><draw:custom-shape text:anchor-type="paragraph" draw:z-index="202" draw:style-name="gr77" svg:width="0.24mm" svg:height="0.22mm" svg:x="185.56mm" svg:y="64.21mm"><text:p/><draw:enhanced-geometry svg:viewBox="0 0 13 13" draw:type="NonPrimitive" draw:enhanced-path="M 0 0 A L 13 0 A L 13 13 A L 13 0 A L 0 0 A  N"/></draw:custom-shape><draw:custom-shape text:anchor-type="paragraph" draw:z-index="203" draw:style-name="gr77" svg:width="0.24mm" svg:height="0.22mm" svg:x="185.56mm" svg:y="64.21mm"><text:p/><draw:enhanced-geometry svg:viewBox="0 0 13 13" draw:type="NonPrimitive" draw:enhanced-path="M 0 0 A L 13 0 A L 13 13 A L 13 0 A L 0 0 A  N"/></draw:custom-shape><draw:custom-shape text:anchor-type="paragraph" draw:z-index="204" draw:style-name="gr82" svg:width="0.24mm" svg:height="14.6mm" svg:x="23.28mm" svg:y="64.43mm"><text:p/><draw:enhanced-geometry svg:viewBox="0 0 13 827" draw:type="NonPrimitive" draw:enhanced-path="M 0 0 A L 826 0 A L 13 826 A L 13 0 A L 0 0 A  N"/></draw:custom-shape><draw:custom-shape text:anchor-type="paragraph" draw:z-index="205" draw:style-name="gr83" svg:width="0.47mm" svg:height="14.6mm" svg:x="136.17mm" svg:y="64.43mm"><text:p/><draw:enhanced-geometry svg:viewBox="0 0 26 827" draw:type="NonPrimitive" draw:enhanced-path="M 0 0 A L 826 0 A L 13 826 A L 13 0 A L 0 0 A  N"/></draw:custom-shape><draw:custom-shape text:anchor-type="paragraph" draw:z-index="206" draw:style-name="gr82" svg:width="0.24mm" svg:height="14.6mm" svg:x="160.16mm" svg:y="64.43mm"><text:p/><draw:enhanced-geometry svg:viewBox="0 0 13 827" draw:type="NonPrimitive" draw:enhanced-path="M 0 0 A L 826 0 A L 13 826 A L 13 0 A L 0 0 A  N"/></draw:custom-shape><draw:custom-shape text:anchor-type="paragraph" draw:z-index="207" draw:style-name="gr82" svg:width="0.24mm" svg:height="14.6mm" svg:x="185.56mm" svg:y="64.43mm"><text:p/><draw:enhanced-geometry svg:viewBox="0 0 13 827" draw:type="NonPrimitive" draw:enhanced-path="M 0 0 A L 826 0 A L 13 826 A L 13 0 A L 0 0 A  N"/></draw:custom-shape><draw:custom-shape text:anchor-type="paragraph" draw:z-index="208" draw:style-name="gr1" svg:width="0.24mm" svg:height="0.24mm" svg:x="23.28mm" svg:y="79.02mm"><text:p/><draw:enhanced-geometry svg:viewBox="0 0 13 13" draw:type="NonPrimitive" draw:enhanced-path="M 0 0 A L 13 0 A L 13 13 A L 13 0 A L 0 0 A  N"/></draw:custom-shape><draw:custom-shape text:anchor-type="paragraph" draw:z-index="209" draw:style-name="gr52" svg:width="0.47mm" svg:height="0.24mm" svg:x="136.17mm" svg:y="79.02mm"><text:p/><draw:enhanced-geometry svg:viewBox="0 0 26 13" draw:type="NonPrimitive" draw:enhanced-path="M 0 0 A L 13 0 A L 13 13 A L 13 0 A L 0 0 A  N"/></draw:custom-shape><draw:custom-shape text:anchor-type="paragraph" draw:z-index="210" draw:style-name="gr84" svg:width="23.54mm" svg:height="0.24mm" svg:x="136.63mm" svg:y="79.02mm"><text:p/><draw:enhanced-geometry svg:viewBox="0 0 1334 13" draw:type="NonPrimitive" draw:enhanced-path="M 0 0 A L 13 0 A L 1333 13 A L 1333 0 A L 0 0 A  N"/></draw:custom-shape><draw:custom-shape text:anchor-type="paragraph" draw:z-index="211" draw:style-name="gr1" svg:width="0.24mm" svg:height="0.24mm" svg:x="160.16mm" svg:y="79.02mm"><text:p/><draw:enhanced-geometry svg:viewBox="0 0 13 13" draw:type="NonPrimitive" draw:enhanced-path="M 0 0 A L 13 0 A L 13 13 A L 13 0 A L 0 0 A  N"/></draw:custom-shape><draw:custom-shape text:anchor-type="paragraph" draw:z-index="212" draw:style-name="gr85" svg:width="25.18mm" svg:height="0.24mm" svg:x="160.39mm" svg:y="79.02mm"><text:p/><draw:enhanced-geometry svg:viewBox="0 0 1427 13" draw:type="NonPrimitive" draw:enhanced-path="M 0 0 A L 13 0 A L 1426 13 A L 1426 0 A L 0 0 A  N"/></draw:custom-shape><draw:custom-shape text:anchor-type="paragraph" draw:z-index="213" draw:style-name="gr1" svg:width="0.24mm" svg:height="0.24mm" svg:x="185.56mm" svg:y="79.02mm"><text:p/><draw:enhanced-geometry svg:viewBox="0 0 13 13" draw:type="NonPrimitive" draw:enhanced-path="M 0 0 A L 13 0 A L 13 13 A L 13 0 A L 0 0 A  N"/></draw:custom-shape><draw:custom-shape text:anchor-type="paragraph" draw:z-index="214" draw:style-name="gr82" svg:width="0.24mm" svg:height="14.6mm" svg:x="23.28mm" svg:y="79.25mm"><text:p/><draw:enhanced-geometry svg:viewBox="0 0 13 827" draw:type="NonPrimitive" draw:enhanced-path="M 0 0 A L 826 0 A L 13 826 A L 13 0 A L 0 0 A  N"/></draw:custom-shape><draw:custom-shape text:anchor-type="paragraph" draw:z-index="215" draw:style-name="gr83" svg:width="0.47mm" svg:height="14.6mm" svg:x="136.17mm" svg:y="79.25mm"><text:p/><draw:enhanced-geometry svg:viewBox="0 0 26 827" draw:type="NonPrimitive" draw:enhanced-path="M 0 0 A L 826 0 A L 13 826 A L 13 0 A L 0 0 A  N"/></draw:custom-shape><draw:custom-shape text:anchor-type="paragraph" draw:z-index="216" draw:style-name="gr82" svg:width="0.24mm" svg:height="14.6mm" svg:x="160.16mm" svg:y="79.25mm"><text:p/><draw:enhanced-geometry svg:viewBox="0 0 13 827" draw:type="NonPrimitive" draw:enhanced-path="M 0 0 A L 826 0 A L 13 826 A L 13 0 A L 0 0 A  N"/></draw:custom-shape><draw:custom-shape text:anchor-type="paragraph" draw:z-index="217" draw:style-name="gr82" svg:width="0.24mm" svg:height="14.6mm" svg:x="185.56mm" svg:y="79.25mm"><text:p/><draw:enhanced-geometry svg:viewBox="0 0 13 827" draw:type="NonPrimitive" draw:enhanced-path="M 0 0 A L 826 0 A L 13 826 A L 13 0 A L 0 0 A  N"/></draw:custom-shape><draw:custom-shape text:anchor-type="paragraph" draw:z-index="218" draw:style-name="gr12" svg:width="0.24mm" svg:height="14.58mm" svg:x="23.28mm" svg:y="93.84mm"><text:p/><draw:enhanced-geometry svg:viewBox="0 0 13 826" draw:type="NonPrimitive" draw:enhanced-path="M 0 0 A L 826 0 A L 13 826 A L 13 0 A L 0 0 A  N"/></draw:custom-shape><draw:custom-shape text:anchor-type="paragraph" draw:z-index="219" draw:style-name="gr13" svg:width="0.47mm" svg:height="14.58mm" svg:x="136.17mm" svg:y="93.84mm"><text:p/><draw:enhanced-geometry svg:viewBox="0 0 26 826" draw:type="NonPrimitive" draw:enhanced-path="M 0 0 A L 826 0 A L 13 826 A L 13 0 A L 0 0 A  N"/></draw:custom-shape><draw:custom-shape text:anchor-type="paragraph" draw:z-index="220" draw:style-name="gr12" svg:width="0.24mm" svg:height="14.58mm" svg:x="160.16mm" svg:y="93.84mm"><text:p/><draw:enhanced-geometry svg:viewBox="0 0 13 826" draw:type="NonPrimitive" draw:enhanced-path="M 0 0 A L 826 0 A L 13 826 A L 13 0 A L 0 0 A  N"/></draw:custom-shape><draw:custom-shape text:anchor-type="paragraph" draw:z-index="221" draw:style-name="gr12" svg:width="0.24mm" svg:height="14.58mm" svg:x="185.56mm" svg:y="93.84mm"><text:p/><draw:enhanced-geometry svg:viewBox="0 0 13 826" draw:type="NonPrimitive" draw:enhanced-path="M 0 0 A L 826 0 A L 13 826 A L 13 0 A L 0 0 A  N"/></draw:custom-shape><draw:custom-shape text:anchor-type="paragraph" draw:z-index="222" draw:style-name="gr86" svg:width="0.24mm" svg:height="29.18mm" svg:x="23.28mm" svg:y="108.41mm"><text:p/><draw:enhanced-geometry svg:viewBox="0 0 13 1654" draw:type="NonPrimitive" draw:enhanced-path="M 0 0 A L 1653 0 A L 13 1653 A L 13 0 A L 0 0 A  N"/></draw:custom-shape><draw:custom-shape text:anchor-type="paragraph" draw:z-index="223" draw:style-name="gr87" svg:width="0.47mm" svg:height="29.18mm" svg:x="136.17mm" svg:y="108.41mm"><text:p/><draw:enhanced-geometry svg:viewBox="0 0 26 1654" draw:type="NonPrimitive" draw:enhanced-path="M 0 0 A L 1653 0 A L 13 1653 A L 13 0 A L 0 0 A  N"/></draw:custom-shape><draw:custom-shape text:anchor-type="paragraph" draw:z-index="224" draw:style-name="gr86" svg:width="0.24mm" svg:height="29.18mm" svg:x="160.16mm" svg:y="108.41mm"><text:p/><draw:enhanced-geometry svg:viewBox="0 0 13 1654" draw:type="NonPrimitive" draw:enhanced-path="M 0 0 A L 1653 0 A L 13 1653 A L 13 0 A L 0 0 A  N"/></draw:custom-shape><draw:custom-shape text:anchor-type="paragraph" draw:z-index="225" draw:style-name="gr86" svg:width="0.24mm" svg:height="29.18mm" svg:x="185.56mm" svg:y="108.41mm"><text:p/><draw:enhanced-geometry svg:viewBox="0 0 13 1654" draw:type="NonPrimitive" draw:enhanced-path="M 0 0 A L 1653 0 A L 13 1653 A L 13 0 A L 0 0 A  N"/></draw:custom-shape><draw:custom-shape text:anchor-type="paragraph" draw:z-index="226" draw:style-name="gr88" svg:width="0.24mm" svg:height="29.39mm" svg:x="23.28mm" svg:y="137.58mm"><text:p/><draw:enhanced-geometry svg:viewBox="0 0 13 1666" draw:type="NonPrimitive" draw:enhanced-path="M 0 0 A L 1666 0 A L 13 1666 A L 13 0 A L 0 0 A  N"/></draw:custom-shape><draw:custom-shape text:anchor-type="paragraph" draw:z-index="227" draw:style-name="gr89" svg:width="0.47mm" svg:height="29.39mm" svg:x="136.17mm" svg:y="137.58mm"><text:p/><draw:enhanced-geometry svg:viewBox="0 0 26 1666" draw:type="NonPrimitive" draw:enhanced-path="M 0 0 A L 1666 0 A L 13 1666 A L 13 0 A L 0 0 A  N"/></draw:custom-shape><draw:custom-shape text:anchor-type="paragraph" draw:z-index="228" draw:style-name="gr88" svg:width="0.24mm" svg:height="29.39mm" svg:x="160.16mm" svg:y="137.58mm"><text:p/><draw:enhanced-geometry svg:viewBox="0 0 13 1666" draw:type="NonPrimitive" draw:enhanced-path="M 0 0 A L 1666 0 A L 13 1666 A L 13 0 A L 0 0 A  N"/></draw:custom-shape><draw:custom-shape text:anchor-type="paragraph" draw:z-index="229" draw:style-name="gr88" svg:width="0.24mm" svg:height="29.39mm" svg:x="185.56mm" svg:y="137.58mm"><text:p/><draw:enhanced-geometry svg:viewBox="0 0 13 1666" draw:type="NonPrimitive" draw:enhanced-path="M 0 0 A L 1666 0 A L 13 1666 A L 13 0 A L 0 0 A  N"/></draw:custom-shape><draw:custom-shape text:anchor-type="paragraph" draw:z-index="230" draw:style-name="gr65" svg:width="0.24mm" svg:height="38.81mm" svg:x="23.28mm" svg:y="166.97mm"><text:p/><draw:enhanced-geometry svg:viewBox="0 0 13 2200" draw:type="NonPrimitive" draw:enhanced-path="M 0 0 A L 2200 0 A L 13 2200 A L 13 0 A L 0 0 A  N"/></draw:custom-shape><draw:custom-shape text:anchor-type="paragraph" draw:z-index="231" draw:style-name="gr66" svg:width="0.47mm" svg:height="38.81mm" svg:x="136.17mm" svg:y="166.97mm"><text:p/><draw:enhanced-geometry svg:viewBox="0 0 26 2200" draw:type="NonPrimitive" draw:enhanced-path="M 0 0 A L 2200 0 A L 13 2200 A L 13 0 A L 0 0 A  N"/></draw:custom-shape><draw:custom-shape text:anchor-type="paragraph" draw:z-index="232" draw:style-name="gr65" svg:width="0.24mm" svg:height="38.81mm" svg:x="160.16mm" svg:y="166.97mm"><text:p/><draw:enhanced-geometry svg:viewBox="0 0 13 2200" draw:type="NonPrimitive" draw:enhanced-path="M 0 0 A L 2200 0 A L 13 2200 A L 13 0 A L 0 0 A  N"/></draw:custom-shape><draw:custom-shape text:anchor-type="paragraph" draw:z-index="233" draw:style-name="gr65" svg:width="0.24mm" svg:height="38.81mm" svg:x="185.56mm" svg:y="166.97mm"><text:p/><draw:enhanced-geometry svg:viewBox="0 0 13 2200" draw:type="NonPrimitive" draw:enhanced-path="M 0 0 A L 2200 0 A L 13 2200 A L 13 0 A L 0 0 A  N"/></draw:custom-shape><draw:custom-shape text:anchor-type="paragraph" draw:z-index="234" draw:style-name="gr6" svg:width="0.24mm" svg:height="0.25mm" svg:x="23.28mm" svg:y="205.78mm"><text:p/><draw:enhanced-geometry svg:viewBox="0 0 13 14" draw:type="NonPrimitive" draw:enhanced-path="M 0 0 A L 13 0 A L 13 13 A L 13 0 A L 0 0 A  N"/></draw:custom-shape><draw:custom-shape text:anchor-type="paragraph" draw:z-index="235" draw:style-name="gr8" svg:width="0.47mm" svg:height="0.25mm" svg:x="136.17mm" svg:y="205.78mm"><text:p/><draw:enhanced-geometry svg:viewBox="0 0 26 14" draw:type="NonPrimitive" draw:enhanced-path="M 0 0 A L 13 0 A L 13 13 A L 13 0 A L 0 0 A  N"/></draw:custom-shape><draw:custom-shape text:anchor-type="paragraph" draw:z-index="236" draw:style-name="gr61" svg:width="23.54mm" svg:height="0.25mm" svg:x="136.63mm" svg:y="205.78mm"><text:p/><draw:enhanced-geometry svg:viewBox="0 0 1334 14" draw:type="NonPrimitive" draw:enhanced-path="M 0 0 A L 13 0 A L 1333 13 A L 1333 0 A L 0 0 A  N"/></draw:custom-shape><draw:custom-shape text:anchor-type="paragraph" draw:z-index="237" draw:style-name="gr6" svg:width="0.24mm" svg:height="0.25mm" svg:x="160.16mm" svg:y="205.78mm"><text:p/><draw:enhanced-geometry svg:viewBox="0 0 13 14" draw:type="NonPrimitive" draw:enhanced-path="M 0 0 A L 13 0 A L 13 13 A L 13 0 A L 0 0 A  N"/></draw:custom-shape><draw:custom-shape text:anchor-type="paragraph" draw:z-index="238" draw:style-name="gr62" svg:width="25.18mm" svg:height="0.25mm" svg:x="160.39mm" svg:y="205.78mm"><text:p/><draw:enhanced-geometry svg:viewBox="0 0 1427 14" draw:type="NonPrimitive" draw:enhanced-path="M 0 0 A L 13 0 A L 1426 13 A L 1426 0 A L 0 0 A  N"/></draw:custom-shape><draw:custom-shape text:anchor-type="paragraph" draw:z-index="239" draw:style-name="gr6" svg:width="0.24mm" svg:height="0.25mm" svg:x="185.56mm" svg:y="205.78mm"><text:p/><draw:enhanced-geometry svg:viewBox="0 0 13 14" draw:type="NonPrimitive" draw:enhanced-path="M 0 0 A L 13 0 A L 13 13 A L 13 0 A L 0 0 A  N"/></draw:custom-shape><draw:custom-shape text:anchor-type="paragraph" draw:z-index="240" draw:style-name="gr12" svg:width="0.24mm" svg:height="14.58mm" svg:x="23.28mm" svg:y="206.02mm"><text:p/><draw:enhanced-geometry svg:viewBox="0 0 13 826" draw:type="NonPrimitive" draw:enhanced-path="M 0 0 A L 826 0 A L 13 826 A L 13 0 A L 0 0 A  N"/></draw:custom-shape><draw:custom-shape text:anchor-type="paragraph" draw:z-index="241" draw:style-name="gr13" svg:width="0.47mm" svg:height="14.58mm" svg:x="136.17mm" svg:y="206.02mm"><text:p/><draw:enhanced-geometry svg:viewBox="0 0 26 826" draw:type="NonPrimitive" draw:enhanced-path="M 0 0 A L 826 0 A L 13 826 A L 13 0 A L 0 0 A  N"/></draw:custom-shape><draw:custom-shape text:anchor-type="paragraph" draw:z-index="242" draw:style-name="gr12" svg:width="0.24mm" svg:height="14.58mm" svg:x="160.16mm" svg:y="206.02mm"><text:p/><draw:enhanced-geometry svg:viewBox="0 0 13 826" draw:type="NonPrimitive" draw:enhanced-path="M 0 0 A L 826 0 A L 13 826 A L 13 0 A L 0 0 A  N"/></draw:custom-shape><draw:custom-shape text:anchor-type="paragraph" draw:z-index="243" draw:style-name="gr12" svg:width="0.24mm" svg:height="14.58mm" svg:x="185.56mm" svg:y="206.02mm"><text:p/><draw:enhanced-geometry svg:viewBox="0 0 13 826" draw:type="NonPrimitive" draw:enhanced-path="M 0 0 A L 826 0 A L 13 826 A L 13 0 A L 0 0 A  N"/></draw:custom-shape><draw:custom-shape text:anchor-type="paragraph" draw:z-index="244" draw:style-name="gr6" svg:width="0.24mm" svg:height="0.25mm" svg:x="23.28mm" svg:y="220.59mm"><text:p/><draw:enhanced-geometry svg:viewBox="0 0 13 14" draw:type="NonPrimitive" draw:enhanced-path="M 0 0 A L 13 0 A L 13 13 A L 13 0 A L 0 0 A  N"/></draw:custom-shape><draw:custom-shape text:anchor-type="paragraph" draw:z-index="245" draw:style-name="gr8" svg:width="0.47mm" svg:height="0.25mm" svg:x="136.17mm" svg:y="220.59mm"><text:p/><draw:enhanced-geometry svg:viewBox="0 0 26 14" draw:type="NonPrimitive" draw:enhanced-path="M 0 0 A L 13 0 A L 13 13 A L 13 0 A L 0 0 A  N"/></draw:custom-shape><draw:custom-shape text:anchor-type="paragraph" draw:z-index="246" draw:style-name="gr61" svg:width="23.54mm" svg:height="0.25mm" svg:x="136.63mm" svg:y="220.59mm"><text:p/><draw:enhanced-geometry svg:viewBox="0 0 1334 14" draw:type="NonPrimitive" draw:enhanced-path="M 0 0 A L 13 0 A L 1333 13 A L 1333 0 A L 0 0 A  N"/></draw:custom-shape><draw:custom-shape text:anchor-type="paragraph" draw:z-index="247" draw:style-name="gr6" svg:width="0.24mm" svg:height="0.25mm" svg:x="160.16mm" svg:y="220.59mm"><text:p/><draw:enhanced-geometry svg:viewBox="0 0 13 14" draw:type="NonPrimitive" draw:enhanced-path="M 0 0 A L 13 0 A L 13 13 A L 13 0 A L 0 0 A  N"/></draw:custom-shape><draw:custom-shape text:anchor-type="paragraph" draw:z-index="248" draw:style-name="gr62" svg:width="25.18mm" svg:height="0.25mm" svg:x="160.39mm" svg:y="220.59mm"><text:p/><draw:enhanced-geometry svg:viewBox="0 0 1427 14" draw:type="NonPrimitive" draw:enhanced-path="M 0 0 A L 13 0 A L 1426 13 A L 1426 0 A L 0 0 A  N"/></draw:custom-shape><draw:custom-shape text:anchor-type="paragraph" draw:z-index="249" draw:style-name="gr6" svg:width="0.24mm" svg:height="0.25mm" svg:x="185.56mm" svg:y="220.59mm"><text:p/><draw:enhanced-geometry svg:viewBox="0 0 13 14" draw:type="NonPrimitive" draw:enhanced-path="M 0 0 A L 13 0 A L 13 13 A L 13 0 A L 0 0 A  N"/></draw:custom-shape><draw:custom-shape text:anchor-type="paragraph" draw:z-index="250" draw:style-name="gr90" svg:width="0.24mm" svg:height="29.16mm" svg:x="23.28mm" svg:y="220.84mm"><text:p/><draw:enhanced-geometry svg:viewBox="0 0 13 1653" draw:type="NonPrimitive" draw:enhanced-path="M 0 0 A L 1653 0 A L 13 1653 A L 13 0 A L 0 0 A  N"/></draw:custom-shape><draw:custom-shape text:anchor-type="paragraph" draw:z-index="251" draw:style-name="gr1" svg:width="0.24mm" svg:height="0.24mm" svg:x="23.28mm" svg:y="250mm"><text:p/><draw:enhanced-geometry svg:viewBox="0 0 13 13" draw:type="NonPrimitive" draw:enhanced-path="M 0 0 A L 13 0 A L 13 13 A L 13 0 A L 0 0 A  N"/></draw:custom-shape><draw:custom-shape text:anchor-type="paragraph" draw:z-index="252" draw:style-name="gr1" svg:width="0.24mm" svg:height="0.24mm" svg:x="23.28mm" svg:y="250mm"><text:p/><draw:enhanced-geometry svg:viewBox="0 0 13 13" draw:type="NonPrimitive" draw:enhanced-path="M 0 0 A L 13 0 A L 13 13 A L 13 0 A L 0 0 A  N"/></draw:custom-shape><draw:custom-shape text:anchor-type="paragraph" draw:z-index="253" draw:style-name="gr91" svg:width="112.67mm" svg:height="0.24mm" svg:x="23.51mm" svg:y="250mm"><text:p/><draw:enhanced-geometry svg:viewBox="0 0 6387 13" draw:type="NonPrimitive" draw:enhanced-path="M 0 0 A L 13 0 A L 6386 13 A L 6386 0 A L 0 0 A  N"/></draw:custom-shape><draw:custom-shape text:anchor-type="paragraph" draw:z-index="254" draw:style-name="gr92" svg:width="0.47mm" svg:height="29.16mm" svg:x="136.17mm" svg:y="220.84mm"><text:p/><draw:enhanced-geometry svg:viewBox="0 0 26 1653" draw:type="NonPrimitive" draw:enhanced-path="M 0 0 A L 1653 0 A L 13 1653 A L 13 0 A L 0 0 A  N"/></draw:custom-shape><draw:custom-shape text:anchor-type="paragraph" draw:z-index="255" draw:style-name="gr52" svg:width="0.47mm" svg:height="0.24mm" svg:x="136.17mm" svg:y="250mm"><text:p/><draw:enhanced-geometry svg:viewBox="0 0 26 13" draw:type="NonPrimitive" draw:enhanced-path="M 0 0 A L 13 0 A L 13 13 A L 13 0 A L 0 0 A  N"/></draw:custom-shape><draw:custom-shape text:anchor-type="paragraph" draw:z-index="256" draw:style-name="gr84" svg:width="23.54mm" svg:height="0.24mm" svg:x="136.63mm" svg:y="250mm"><text:p/><draw:enhanced-geometry svg:viewBox="0 0 1334 13" draw:type="NonPrimitive" draw:enhanced-path="M 0 0 A L 13 0 A L 1333 13 A L 1333 0 A L 0 0 A  N"/></draw:custom-shape><draw:custom-shape text:anchor-type="paragraph" draw:z-index="257" draw:style-name="gr90" svg:width="0.24mm" svg:height="29.16mm" svg:x="160.16mm" svg:y="220.84mm"><text:p/><draw:enhanced-geometry svg:viewBox="0 0 13 1653" draw:type="NonPrimitive" draw:enhanced-path="M 0 0 A L 1653 0 A L 13 1653 A L 13 0 A L 0 0 A  N"/></draw:custom-shape><draw:custom-shape text:anchor-type="paragraph" draw:z-index="258" draw:style-name="gr1" svg:width="0.24mm" svg:height="0.24mm" svg:x="160.16mm" svg:y="250mm"><text:p/><draw:enhanced-geometry svg:viewBox="0 0 13 13" draw:type="NonPrimitive" draw:enhanced-path="M 0 0 A L 13 0 A L 13 13 A L 13 0 A L 0 0 A  N"/></draw:custom-shape><draw:custom-shape text:anchor-type="paragraph" draw:z-index="259" draw:style-name="gr85" svg:width="25.18mm" svg:height="0.24mm" svg:x="160.39mm" svg:y="250mm"><text:p/><draw:enhanced-geometry svg:viewBox="0 0 1427 13" draw:type="NonPrimitive" draw:enhanced-path="M 0 0 A L 13 0 A L 1426 13 A L 1426 0 A L 0 0 A  N"/></draw:custom-shape><draw:custom-shape text:anchor-type="paragraph" draw:z-index="260" draw:style-name="gr90" svg:width="0.24mm" svg:height="29.16mm" svg:x="185.56mm" svg:y="220.84mm"><text:p/><draw:enhanced-geometry svg:viewBox="0 0 13 1653" draw:type="NonPrimitive" draw:enhanced-path="M 0 0 A L 1653 0 A L 13 1653 A L 13 0 A L 0 0 A  N"/></draw:custom-shape><draw:custom-shape text:anchor-type="paragraph" draw:z-index="261" draw:style-name="gr1" svg:width="0.24mm" svg:height="0.24mm" svg:x="185.56mm" svg:y="250mm"><text:p/><draw:enhanced-geometry svg:viewBox="0 0 13 13" draw:type="NonPrimitive" draw:enhanced-path="M 0 0 A L 13 0 A L 13 13 A L 13 0 A L 0 0 A  N"/></draw:custom-shape><draw:custom-shape text:anchor-type="paragraph" draw:z-index="262" draw:style-name="gr1" svg:width="0.24mm" svg:height="0.24mm" svg:x="185.56mm" svg:y="250mm"><text:p/><draw:enhanced-geometry svg:viewBox="0 0 13 13" draw:type="NonPrimitive" draw:enhanced-path="M 0 0 A L 13 0 A L 13 13 A L 13 0 A L 0 0 A  N"/></draw:custom-shape><draw:custom-shape text:anchor-type="paragraph" draw:z-index="263" draw:style-name="gr93" svg:width="43.05mm" svg:height="0mm" svg:x="25.4mm" svg:y="261.76mm"><text:p/><draw:enhanced-geometry svg:viewBox="0 0 2440 0" draw:type="NonPrimitive" draw:enhanced-path="M 0 0 A L 2440 0 A N"/></draw:custom-shape><draw:custom-shape text:anchor-type="paragraph" draw:z-index="264" draw:style-name="gr94" svg:width="62.1mm" svg:height="0.25mm" svg:x="23.28mm" svg:y="78.78mm"><text:p/><draw:enhanced-geometry svg:viewBox="0 0 3520 14" draw:type="NonPrimitive" draw:enhanced-path="M 0 0 A L 13 0 A L 3520 13 A L 3520 0 A L 0 0 A  N"/></draw:custom-shape><draw:custom-shape text:anchor-type="paragraph" draw:z-index="265" draw:style-name="gr8" svg:width="0.47mm" svg:height="0.25mm" svg:x="85.37mm" svg:y="78.78mm"><text:p/><draw:enhanced-geometry svg:viewBox="0 0 26 14" draw:type="NonPrimitive" draw:enhanced-path="M 0 0 A L 13 0 A L 13 13 A L 13 0 A L 0 0 A  N"/></draw:custom-shape><draw:custom-shape text:anchor-type="paragraph" draw:z-index="266" draw:style-name="gr95" svg:width="100.44mm" svg:height="0.25mm" svg:x="85.83mm" svg:y="78.78mm"><text:p/><draw:enhanced-geometry svg:viewBox="0 0 5694 14" draw:type="NonPrimitive" draw:enhanced-path="M 0 0 A L 13 0 A L 5706 13 A L 5706 0 A L 0 0 A  N"/></draw:custom-shape><draw:custom-shape text:anchor-type="paragraph" draw:z-index="267" draw:style-name="gr19" svg:width="0.47mm" svg:height="9.89mm" svg:x="85.37mm" svg:y="79.02mm"><text:p/><draw:enhanced-geometry svg:viewBox="0 0 26 560" draw:type="NonPrimitive" draw:enhanced-path="M 0 0 A L 560 0 A L 13 560 A L 13 0 A L 0 0 A  N"/></draw:custom-shape><draw:custom-shape text:anchor-type="paragraph" draw:z-index="268" draw:style-name="gr96" svg:width="62.1mm" svg:height="0.24mm" svg:x="23.28mm" svg:y="88.9mm"><text:p/><draw:enhanced-geometry svg:viewBox="0 0 3520 13" draw:type="NonPrimitive" draw:enhanced-path="M 0 0 A L 13 0 A L 3520 13 A L 3520 0 A L 0 0 A  N"/></draw:custom-shape><draw:custom-shape text:anchor-type="paragraph" draw:z-index="269" draw:style-name="gr52" svg:width="0.47mm" svg:height="0.24mm" svg:x="85.37mm" svg:y="88.9mm"><text:p/><draw:enhanced-geometry svg:viewBox="0 0 26 13" draw:type="NonPrimitive" draw:enhanced-path="M 0 0 A L 13 0 A L 13 13 A L 13 0 A L 0 0 A  N"/></draw:custom-shape><draw:custom-shape text:anchor-type="paragraph" draw:z-index="270" draw:style-name="gr83" svg:width="0.47mm" svg:height="14.6mm" svg:x="85.37mm" svg:y="89.13mm"><text:p/><draw:enhanced-geometry svg:viewBox="0 0 26 827" draw:type="NonPrimitive" draw:enhanced-path="M 0 0 A L 826 0 A L 13 826 A L 13 0 A L 0 0 A  N"/></draw:custom-shape><draw:custom-shape text:anchor-type="paragraph" draw:z-index="271" draw:style-name="gr52" svg:width="0.47mm" svg:height="0.24mm" svg:x="85.37mm" svg:y="103.72mm"><text:p/><draw:enhanced-geometry svg:viewBox="0 0 26 13" draw:type="NonPrimitive" draw:enhanced-path="M 0 0 A L 13 0 A L 13 13 A L 13 0 A L 0 0 A  N"/></draw:custom-shape><draw:custom-shape text:anchor-type="paragraph" draw:z-index="272" draw:style-name="gr83" svg:width="0.47mm" svg:height="14.6mm" svg:x="85.37mm" svg:y="103.95mm"><text:p/><draw:enhanced-geometry svg:viewBox="0 0 26 827" draw:type="NonPrimitive" draw:enhanced-path="M 0 0 A L 826 0 A L 13 826 A L 13 0 A L 0 0 A  N"/></draw:custom-shape><draw:custom-shape text:anchor-type="paragraph" draw:z-index="273" draw:style-name="gr52" svg:width="0.47mm" svg:height="0.24mm" svg:x="85.37mm" svg:y="118.53mm"><text:p/><draw:enhanced-geometry svg:viewBox="0 0 26 13" draw:type="NonPrimitive" draw:enhanced-path="M 0 0 A L 13 0 A L 13 13 A L 13 0 A L 0 0 A  N"/></draw:custom-shape><draw:custom-shape text:anchor-type="paragraph" draw:z-index="274" draw:style-name="gr97" svg:width="0.47mm" svg:height="9.41mm" svg:x="85.37mm" svg:y="118.76mm"><text:p/><draw:enhanced-geometry svg:viewBox="0 0 26 533" draw:type="NonPrimitive" draw:enhanced-path="M 0 0 A L 546 0 A L 13 546 A L 13 0 A L 0 0 A  N"/></draw:custom-shape><draw:custom-shape text:anchor-type="paragraph" draw:z-index="275" draw:style-name="gr8" svg:width="0.47mm" svg:height="0.25mm" svg:x="85.37mm" svg:y="128.16mm"><text:p/><draw:enhanced-geometry svg:viewBox="0 0 26 14" draw:type="NonPrimitive" draw:enhanced-path="M 0 0 A L 13 0 A L 13 13 A L 13 0 A L 0 0 A  N"/></draw:custom-shape><draw:custom-shape text:anchor-type="paragraph" draw:z-index="276" draw:style-name="gr43" svg:width="0.47mm" svg:height="9.64mm" svg:x="85.37mm" svg:y="128.41mm"><text:p/><draw:enhanced-geometry svg:viewBox="0 0 26 546" draw:type="NonPrimitive" draw:enhanced-path="M 0 0 A L 546 0 A L 13 546 A L 13 0 A L 0 0 A  N"/></draw:custom-shape><draw:custom-shape text:anchor-type="paragraph" draw:z-index="277" draw:style-name="gr8" svg:width="0.47mm" svg:height="0.25mm" svg:x="85.37mm" svg:y="138.04mm"><text:p/><draw:enhanced-geometry svg:viewBox="0 0 26 14" draw:type="NonPrimitive" draw:enhanced-path="M 0 0 A L 13 0 A L 13 13 A L 13 0 A L 0 0 A  N"/></draw:custom-shape><draw:custom-shape text:anchor-type="paragraph" draw:z-index="278" draw:style-name="gr13" svg:width="0.47mm" svg:height="14.58mm" svg:x="85.37mm" svg:y="138.29mm"><text:p/><draw:enhanced-geometry svg:viewBox="0 0 26 826" draw:type="NonPrimitive" draw:enhanced-path="M 0 0 A L 826 0 A L 13 826 A L 13 0 A L 0 0 A  N"/></draw:custom-shape><draw:custom-shape text:anchor-type="paragraph" draw:z-index="279" draw:style-name="gr8" svg:width="0.47mm" svg:height="0.25mm" svg:x="85.37mm" svg:y="152.86mm"><text:p/><draw:enhanced-geometry svg:viewBox="0 0 26 14" draw:type="NonPrimitive" draw:enhanced-path="M 0 0 A L 13 0 A L 13 13 A L 13 0 A L 0 0 A  N"/></draw:custom-shape><draw:custom-shape text:anchor-type="paragraph" draw:z-index="280" draw:style-name="gr19" svg:width="0.47mm" svg:height="9.89mm" svg:x="85.37mm" svg:y="153.11mm"><text:p/><draw:enhanced-geometry svg:viewBox="0 0 26 560" draw:type="NonPrimitive" draw:enhanced-path="M 0 0 A L 560 0 A L 13 560 A L 13 0 A L 0 0 A  N"/></draw:custom-shape><draw:custom-shape text:anchor-type="paragraph" draw:z-index="281" draw:style-name="gr96" svg:width="62.1mm" svg:height="0.24mm" svg:x="23.28mm" svg:y="162.98mm"><text:p/><draw:enhanced-geometry svg:viewBox="0 0 3520 13" draw:type="NonPrimitive" draw:enhanced-path="M 0 0 A L 13 0 A L 3520 13 A L 3520 0 A L 0 0 A  N"/></draw:custom-shape><draw:custom-shape text:anchor-type="paragraph" draw:z-index="282" draw:style-name="gr52" svg:width="0.47mm" svg:height="0.24mm" svg:x="85.37mm" svg:y="162.98mm"><text:p/><draw:enhanced-geometry svg:viewBox="0 0 26 13" draw:type="NonPrimitive" draw:enhanced-path="M 0 0 A L 13 0 A L 13 13 A L 13 0 A L 0 0 A  N"/></draw:custom-shape><draw:custom-shape text:anchor-type="paragraph" draw:z-index="283" draw:style-name="gr98" svg:width="100.44mm" svg:height="0.24mm" svg:x="85.83mm" svg:y="162.98mm"><text:p/><draw:enhanced-geometry svg:viewBox="0 0 5694 13" draw:type="NonPrimitive" draw:enhanced-path="M 0 0 A L 13 0 A L 5706 13 A L 5706 0 A L 0 0 A  N"/></draw:custom-shape><draw:custom-shape text:anchor-type="paragraph" draw:z-index="284" draw:style-name="gr96" svg:width="62.1mm" svg:height="0.24mm" svg:x="23.28mm" svg:y="167.92mm"><text:p/><draw:enhanced-geometry svg:viewBox="0 0 3520 13" draw:type="NonPrimitive" draw:enhanced-path="M 0 0 A L 13 0 A L 3520 13 A L 3520 0 A L 0 0 A  N"/></draw:custom-shape><draw:custom-shape text:anchor-type="paragraph" draw:z-index="285" draw:style-name="gr52" svg:width="0.47mm" svg:height="0.24mm" svg:x="85.37mm" svg:y="167.92mm"><text:p/><draw:enhanced-geometry svg:viewBox="0 0 26 13" draw:type="NonPrimitive" draw:enhanced-path="M 0 0 A L 13 0 A L 13 13 A L 13 0 A L 0 0 A  N"/></draw:custom-shape><draw:custom-shape text:anchor-type="paragraph" draw:z-index="286" draw:style-name="gr98" svg:width="100.44mm" svg:height="0.24mm" svg:x="85.83mm" svg:y="167.92mm"><text:p/><draw:enhanced-geometry svg:viewBox="0 0 5694 13" draw:type="NonPrimitive" draw:enhanced-path="M 0 0 A L 13 0 A L 5706 13 A L 5706 0 A L 0 0 A  N"/></draw:custom-shape><draw:custom-shape text:anchor-type="paragraph" draw:z-index="287" draw:style-name="gr34" svg:width="0.47mm" svg:height="9.66mm" svg:x="85.37mm" svg:y="168.15mm"><text:p/><draw:enhanced-geometry svg:viewBox="0 0 26 547" draw:type="NonPrimitive" draw:enhanced-path="M 0 0 A L 546 0 A L 13 546 A L 13 0 A L 0 0 A  N"/></draw:custom-shape><draw:custom-shape text:anchor-type="paragraph" draw:z-index="288" draw:style-name="gr96" svg:width="62.1mm" svg:height="0.24mm" svg:x="23.28mm" svg:y="177.8mm"><text:p/><draw:enhanced-geometry svg:viewBox="0 0 3520 13" draw:type="NonPrimitive" draw:enhanced-path="M 0 0 A L 13 0 A L 3520 13 A L 3520 0 A L 0 0 A  N"/></draw:custom-shape><draw:custom-shape text:anchor-type="paragraph" draw:z-index="289" draw:style-name="gr52" svg:width="0.47mm" svg:height="0.24mm" svg:x="85.37mm" svg:y="177.8mm"><text:p/><draw:enhanced-geometry svg:viewBox="0 0 26 13" draw:type="NonPrimitive" draw:enhanced-path="M 0 0 A L 13 0 A L 13 13 A L 13 0 A L 0 0 A  N"/></draw:custom-shape><draw:custom-shape text:anchor-type="paragraph" draw:z-index="290" draw:style-name="gr99" svg:width="0.47mm" svg:height="19.53mm" svg:x="85.37mm" svg:y="178.03mm"><text:p/><draw:enhanced-geometry svg:viewBox="0 0 26 1107" draw:type="NonPrimitive" draw:enhanced-path="M 0 0 A L 1106 0 A L 13 1106 A L 13 0 A L 0 0 A  N"/></draw:custom-shape><draw:custom-shape text:anchor-type="paragraph" draw:z-index="291" draw:style-name="gr79" svg:width="0.47mm" svg:height="0.22mm" svg:x="85.37mm" svg:y="197.56mm"><text:p/><draw:enhanced-geometry svg:viewBox="0 0 26 13" draw:type="NonPrimitive" draw:enhanced-path="M 0 0 A L 13 0 A L 13 13 A L 13 0 A L 0 0 A  N"/></draw:custom-shape><draw:custom-shape text:anchor-type="paragraph" draw:z-index="292" draw:style-name="gr100" svg:width="0.47mm" svg:height="14.37mm" svg:x="85.37mm" svg:y="197.78mm"><text:p/><draw:enhanced-geometry svg:viewBox="0 0 26 813" draw:type="NonPrimitive" draw:enhanced-path="M 0 0 A L 813 0 A L 13 813 A L 13 0 A L 0 0 A  N"/></draw:custom-shape><draw:custom-shape text:anchor-type="paragraph" draw:z-index="293" draw:style-name="gr8" svg:width="0.47mm" svg:height="0.25mm" svg:x="85.37mm" svg:y="212.13mm"><text:p/><draw:enhanced-geometry svg:viewBox="0 0 26 14" draw:type="NonPrimitive" draw:enhanced-path="M 0 0 A L 13 0 A L 13 13 A L 13 0 A L 0 0 A  N"/></draw:custom-shape><draw:custom-shape text:anchor-type="paragraph" draw:z-index="294" draw:style-name="gr19" svg:width="0.47mm" svg:height="9.89mm" svg:x="85.37mm" svg:y="212.37mm"><text:p/><draw:enhanced-geometry svg:viewBox="0 0 26 560" draw:type="NonPrimitive" draw:enhanced-path="M 0 0 A L 560 0 A L 13 560 A L 13 0 A L 0 0 A  N"/></draw:custom-shape><draw:custom-shape text:anchor-type="paragraph" draw:z-index="295" draw:style-name="gr52" svg:width="0.47mm" svg:height="0.24mm" svg:x="85.37mm" svg:y="222.25mm"><text:p/><draw:enhanced-geometry svg:viewBox="0 0 26 13" draw:type="NonPrimitive" draw:enhanced-path="M 0 0 A L 13 0 A L 13 13 A L 13 0 A L 0 0 A  N"/></draw:custom-shape><draw:custom-shape text:anchor-type="paragraph" draw:z-index="296" draw:style-name="gr97" svg:width="0.47mm" svg:height="9.41mm" svg:x="85.37mm" svg:y="222.48mm"><text:p/><draw:enhanced-geometry svg:viewBox="0 0 26 533" draw:type="NonPrimitive" draw:enhanced-path="M 0 0 A L 546 0 A L 13 546 A L 13 0 A L 0 0 A  N"/></draw:custom-shape><draw:custom-shape text:anchor-type="paragraph" draw:z-index="297" draw:style-name="gr8" svg:width="0.47mm" svg:height="0.25mm" svg:x="85.37mm" svg:y="231.88mm"><text:p/><draw:enhanced-geometry svg:viewBox="0 0 26 14" draw:type="NonPrimitive" draw:enhanced-path="M 0 0 A L 13 0 A L 13 13 A L 13 0 A L 0 0 A  N"/></draw:custom-shape><draw:custom-shape text:anchor-type="paragraph" draw:z-index="298" draw:style-name="gr13" svg:width="0.47mm" svg:height="14.58mm" svg:x="85.37mm" svg:y="232.13mm"><text:p/><draw:enhanced-geometry svg:viewBox="0 0 26 826" draw:type="NonPrimitive" draw:enhanced-path="M 0 0 A L 826 0 A L 13 826 A L 13 0 A L 0 0 A  N"/></draw:custom-shape><draw:custom-shape text:anchor-type="paragraph" draw:z-index="299" draw:style-name="gr8" svg:width="0.47mm" svg:height="0.25mm" svg:x="85.37mm" svg:y="246.7mm"><text:p/><draw:enhanced-geometry svg:viewBox="0 0 26 14" draw:type="NonPrimitive" draw:enhanced-path="M 0 0 A L 13 0 A L 13 13 A L 13 0 A L 0 0 A  N"/></draw:custom-shape><draw:custom-shape text:anchor-type="paragraph" draw:z-index="300" draw:style-name="gr94" svg:width="62.1mm" svg:height="0.25mm" svg:x="23.28mm" svg:y="256.58mm"><text:p/><draw:enhanced-geometry svg:viewBox="0 0 3520 14" draw:type="NonPrimitive" draw:enhanced-path="M 0 0 A L 13 0 A L 3520 13 A L 3520 0 A L 0 0 A  N"/></draw:custom-shape><draw:custom-shape text:anchor-type="paragraph" draw:z-index="301" draw:style-name="gr34" svg:width="0.47mm" svg:height="9.66mm" svg:x="85.37mm" svg:y="246.94mm"><text:p/><draw:enhanced-geometry svg:viewBox="0 0 26 546" draw:type="NonPrimitive" draw:enhanced-path="M 0 0 A L 546 0 A L 13 546 A L 13 0 A L 0 0 A  N"/></draw:custom-shape><draw:custom-shape text:anchor-type="paragraph" draw:z-index="302" draw:style-name="gr8" svg:width="0.47mm" svg:height="0.25mm" svg:x="85.37mm" svg:y="256.58mm"><text:p/><draw:enhanced-geometry svg:viewBox="0 0 26 14" draw:type="NonPrimitive" draw:enhanced-path="M 0 0 A L 13 0 A L 13 13 A L 13 0 A L 0 0 A  N"/></draw:custom-shape><draw:custom-shape text:anchor-type="paragraph" draw:z-index="303" draw:style-name="gr95" svg:width="100.44mm" svg:height="0.25mm" svg:x="85.83mm" svg:y="256.58mm"><text:p/><draw:enhanced-geometry svg:viewBox="0 0 5694 14" draw:type="NonPrimitive" draw:enhanced-path="M 0 0 A L 13 0 A L 5706 13 A L 5706 0 A L 0 0 A  N"/></draw:custom-shape><draw:custom-shape text:anchor-type="paragraph" draw:z-index="304" draw:style-name="gr94" svg:width="62.1mm" svg:height="0.25mm" svg:x="23.28mm" svg:y="78.78mm"><text:p/><draw:enhanced-geometry svg:viewBox="0 0 3520 14" draw:type="NonPrimitive" draw:enhanced-path="M 0 0 A L 13 0 A L 3520 13 A L 3520 0 A L 0 0 A  N"/></draw:custom-shape><draw:custom-shape text:anchor-type="paragraph" draw:z-index="305" draw:style-name="gr8" svg:width="0.47mm" svg:height="0.25mm" svg:x="85.37mm" svg:y="78.78mm"><text:p/><draw:enhanced-geometry svg:viewBox="0 0 26 14" draw:type="NonPrimitive" draw:enhanced-path="M 0 0 A L 13 0 A L 13 13 A L 13 0 A L 0 0 A  N"/></draw:custom-shape><draw:custom-shape text:anchor-type="paragraph" draw:z-index="306" draw:style-name="gr95" svg:width="100.44mm" svg:height="0.25mm" svg:x="85.83mm" svg:y="78.78mm"><text:p/><draw:enhanced-geometry svg:viewBox="0 0 5694 14" draw:type="NonPrimitive" draw:enhanced-path="M 0 0 A L 13 0 A L 5706 13 A L 5706 0 A L 0 0 A  N"/></draw:custom-shape><draw:custom-shape text:anchor-type="paragraph" draw:z-index="307" draw:style-name="gr19" svg:width="0.47mm" svg:height="9.89mm" svg:x="85.37mm" svg:y="79.02mm"><text:p/><draw:enhanced-geometry svg:viewBox="0 0 26 560" draw:type="NonPrimitive" draw:enhanced-path="M 0 0 A L 560 0 A L 13 560 A L 13 0 A L 0 0 A  N"/></draw:custom-shape><draw:custom-shape text:anchor-type="paragraph" draw:z-index="308" draw:style-name="gr96" svg:width="62.1mm" svg:height="0.24mm" svg:x="23.28mm" svg:y="88.9mm"><text:p/><draw:enhanced-geometry svg:viewBox="0 0 3520 13" draw:type="NonPrimitive" draw:enhanced-path="M 0 0 A L 13 0 A L 3520 13 A L 3520 0 A L 0 0 A  N"/></draw:custom-shape><draw:custom-shape text:anchor-type="paragraph" draw:z-index="309" draw:style-name="gr52" svg:width="0.47mm" svg:height="0.24mm" svg:x="85.37mm" svg:y="88.9mm"><text:p/><draw:enhanced-geometry svg:viewBox="0 0 26 13" draw:type="NonPrimitive" draw:enhanced-path="M 0 0 A L 13 0 A L 13 13 A L 13 0 A L 0 0 A  N"/></draw:custom-shape><draw:custom-shape text:anchor-type="paragraph" draw:z-index="310" draw:style-name="gr97" svg:width="0.47mm" svg:height="9.41mm" svg:x="85.37mm" svg:y="89.13mm"><text:p/><draw:enhanced-geometry svg:viewBox="0 0 26 533" draw:type="NonPrimitive" draw:enhanced-path="M 0 0 A L 546 0 A L 13 546 A L 13 0 A L 0 0 A  N"/></draw:custom-shape><draw:custom-shape text:anchor-type="paragraph" draw:z-index="311" draw:style-name="gr8" svg:width="0.47mm" svg:height="0.25mm" svg:x="85.37mm" svg:y="98.53mm"><text:p/><draw:enhanced-geometry svg:viewBox="0 0 26 14" draw:type="NonPrimitive" draw:enhanced-path="M 0 0 A L 13 0 A L 13 13 A L 13 0 A L 0 0 A  N"/></draw:custom-shape><draw:custom-shape text:anchor-type="paragraph" draw:z-index="312" draw:style-name="gr19" svg:width="0.47mm" svg:height="9.89mm" svg:x="85.37mm" svg:y="98.78mm"><text:p/><draw:enhanced-geometry svg:viewBox="0 0 26 560" draw:type="NonPrimitive" draw:enhanced-path="M 0 0 A L 560 0 A L 13 560 A L 13 0 A L 0 0 A  N"/></draw:custom-shape><draw:custom-shape text:anchor-type="paragraph" draw:z-index="313" draw:style-name="gr79" svg:width="0.47mm" svg:height="0.22mm" svg:x="85.37mm" svg:y="108.66mm"><text:p/><draw:enhanced-geometry svg:viewBox="0 0 26 13" draw:type="NonPrimitive" draw:enhanced-path="M 0 0 A L 13 0 A L 13 13 A L 13 0 A L 0 0 A  N"/></draw:custom-shape><draw:custom-shape text:anchor-type="paragraph" draw:z-index="314" draw:style-name="gr34" svg:width="0.47mm" svg:height="9.66mm" svg:x="85.37mm" svg:y="108.88mm"><text:p/><draw:enhanced-geometry svg:viewBox="0 0 26 547" draw:type="NonPrimitive" draw:enhanced-path="M 0 0 A L 546 0 A L 13 546 A L 13 0 A L 0 0 A  N"/></draw:custom-shape><draw:custom-shape text:anchor-type="paragraph" draw:z-index="315" draw:style-name="gr52" svg:width="0.47mm" svg:height="0.24mm" svg:x="85.37mm" svg:y="118.53mm"><text:p/><draw:enhanced-geometry svg:viewBox="0 0 26 13" draw:type="NonPrimitive" draw:enhanced-path="M 0 0 A L 13 0 A L 13 13 A L 13 0 A L 0 0 A  N"/></draw:custom-shape><draw:custom-shape text:anchor-type="paragraph" draw:z-index="316" draw:style-name="gr34" svg:width="0.47mm" svg:height="9.66mm" svg:x="85.37mm" svg:y="118.76mm"><text:p/><draw:enhanced-geometry svg:viewBox="0 0 26 547" draw:type="NonPrimitive" draw:enhanced-path="M 0 0 A L 560 0 A L 13 560 A L 13 0 A L 0 0 A  N"/></draw:custom-shape><draw:custom-shape text:anchor-type="paragraph" draw:z-index="317" draw:style-name="gr74" svg:width="0.47mm" svg:height="0.47mm" svg:x="85.37mm" svg:y="128.41mm"><text:p/><draw:enhanced-geometry svg:viewBox="0 0 26 26" draw:type="NonPrimitive" draw:enhanced-path="M 0 0 A L 13 0 A L 13 13 A L 13 0 A L 0 0 A  N"/></draw:custom-shape><draw:custom-shape text:anchor-type="paragraph" draw:z-index="318" draw:style-name="gr101" svg:width="0.47mm" svg:height="9.43mm" svg:x="85.37mm" svg:y="128.87mm"><text:p/><draw:enhanced-geometry svg:viewBox="0 0 26 534" draw:type="NonPrimitive" draw:enhanced-path="M 0 0 A L 546 0 A L 13 546 A L 13 0 A L 0 0 A  N"/></draw:custom-shape><draw:custom-shape text:anchor-type="paragraph" draw:z-index="319" draw:style-name="gr52" svg:width="0.47mm" svg:height="0.24mm" svg:x="85.37mm" svg:y="138.29mm"><text:p/><draw:enhanced-geometry svg:viewBox="0 0 26 13" draw:type="NonPrimitive" draw:enhanced-path="M 0 0 A L 13 0 A L 13 13 A L 13 0 A L 0 0 A  N"/></draw:custom-shape><draw:custom-shape text:anchor-type="paragraph" draw:z-index="320" draw:style-name="gr83" svg:width="0.47mm" svg:height="14.6mm" svg:x="85.37mm" svg:y="138.52mm"><text:p/><draw:enhanced-geometry svg:viewBox="0 0 26 827" draw:type="NonPrimitive" draw:enhanced-path="M 0 0 A L 826 0 A L 13 826 A L 13 0 A L 0 0 A  N"/></draw:custom-shape><draw:custom-shape text:anchor-type="paragraph" draw:z-index="321" draw:style-name="gr79" svg:width="0.47mm" svg:height="0.22mm" svg:x="85.37mm" svg:y="153.11mm"><text:p/><draw:enhanced-geometry svg:viewBox="0 0 26 13" draw:type="NonPrimitive" draw:enhanced-path="M 0 0 A L 13 0 A L 13 13 A L 13 0 A L 0 0 A  N"/></draw:custom-shape><draw:custom-shape text:anchor-type="paragraph" draw:z-index="322" draw:style-name="gr34" svg:width="0.47mm" svg:height="9.66mm" svg:x="85.37mm" svg:y="153.33mm"><text:p/><draw:enhanced-geometry svg:viewBox="0 0 26 547" draw:type="NonPrimitive" draw:enhanced-path="M 0 0 A L 546 0 A L 13 546 A L 13 0 A L 0 0 A  N"/></draw:custom-shape><draw:custom-shape text:anchor-type="paragraph" draw:z-index="323" draw:style-name="gr96" svg:width="62.1mm" svg:height="0.24mm" svg:x="23.28mm" svg:y="162.98mm"><text:p/><draw:enhanced-geometry svg:viewBox="0 0 3520 13" draw:type="NonPrimitive" draw:enhanced-path="M 0 0 A L 13 0 A L 3520 13 A L 3520 0 A L 0 0 A  N"/></draw:custom-shape><draw:custom-shape text:anchor-type="paragraph" draw:z-index="324" draw:style-name="gr52" svg:width="0.47mm" svg:height="0.24mm" svg:x="85.37mm" svg:y="162.98mm"><text:p/><draw:enhanced-geometry svg:viewBox="0 0 26 13" draw:type="NonPrimitive" draw:enhanced-path="M 0 0 A L 13 0 A L 13 13 A L 13 0 A L 0 0 A  N"/></draw:custom-shape><draw:custom-shape text:anchor-type="paragraph" draw:z-index="325" draw:style-name="gr98" svg:width="100.44mm" svg:height="0.24mm" svg:x="85.83mm" svg:y="162.98mm"><text:p/><draw:enhanced-geometry svg:viewBox="0 0 5694 13" draw:type="NonPrimitive" draw:enhanced-path="M 0 0 A L 13 0 A L 5706 13 A L 5706 0 A L 0 0 A  N"/></draw:custom-shape><draw:custom-shape text:anchor-type="paragraph" draw:z-index="326" draw:style-name="gr96" svg:width="62.1mm" svg:height="0.24mm" svg:x="23.28mm" svg:y="168.15mm"><text:p/><draw:enhanced-geometry svg:viewBox="0 0 3520 13" draw:type="NonPrimitive" draw:enhanced-path="M 0 0 A L 13 0 A L 3520 13 A L 3520 0 A L 0 0 A  N"/></draw:custom-shape><draw:custom-shape text:anchor-type="paragraph" draw:z-index="327" draw:style-name="gr52" svg:width="0.47mm" svg:height="0.24mm" svg:x="85.37mm" svg:y="168.15mm"><text:p/><draw:enhanced-geometry svg:viewBox="0 0 26 13" draw:type="NonPrimitive" draw:enhanced-path="M 0 0 A L 13 0 A L 13 13 A L 13 0 A L 0 0 A  N"/></draw:custom-shape><draw:custom-shape text:anchor-type="paragraph" draw:z-index="328" draw:style-name="gr98" svg:width="100.44mm" svg:height="0.24mm" svg:x="85.83mm" svg:y="168.15mm"><text:p/><draw:enhanced-geometry svg:viewBox="0 0 5694 13" draw:type="NonPrimitive" draw:enhanced-path="M 0 0 A L 13 0 A L 5706 13 A L 5706 0 A L 0 0 A  N"/></draw:custom-shape><draw:custom-shape text:anchor-type="paragraph" draw:z-index="329" draw:style-name="gr34" svg:width="0.47mm" svg:height="9.66mm" svg:x="85.37mm" svg:y="168.38mm"><text:p/><draw:enhanced-geometry svg:viewBox="0 0 26 547" draw:type="NonPrimitive" draw:enhanced-path="M 0 0 A L 546 0 A L 13 546 A L 13 0 A L 0 0 A  N"/></draw:custom-shape><draw:custom-shape text:anchor-type="paragraph" draw:z-index="330" draw:style-name="gr96" svg:width="62.1mm" svg:height="0.24mm" svg:x="23.28mm" svg:y="178.03mm"><text:p/><draw:enhanced-geometry svg:viewBox="0 0 3520 13" draw:type="NonPrimitive" draw:enhanced-path="M 0 0 A L 13 0 A L 3520 13 A L 3520 0 A L 0 0 A  N"/></draw:custom-shape><draw:custom-shape text:anchor-type="paragraph" draw:z-index="331" draw:style-name="gr52" svg:width="0.47mm" svg:height="0.24mm" svg:x="85.37mm" svg:y="178.03mm"><text:p/><draw:enhanced-geometry svg:viewBox="0 0 26 13" draw:type="NonPrimitive" draw:enhanced-path="M 0 0 A L 13 0 A L 13 13 A L 13 0 A L 0 0 A  N"/></draw:custom-shape><draw:custom-shape text:anchor-type="paragraph" draw:z-index="332" draw:style-name="gr83" svg:width="0.47mm" svg:height="14.6mm" svg:x="85.37mm" svg:y="178.26mm"><text:p/><draw:enhanced-geometry svg:viewBox="0 0 26 827" draw:type="NonPrimitive" draw:enhanced-path="M 0 0 A L 826 0 A L 13 826 A L 13 0 A L 0 0 A  N"/></draw:custom-shape><draw:custom-shape text:anchor-type="paragraph" draw:z-index="333" draw:style-name="gr52" svg:width="0.47mm" svg:height="0.24mm" svg:x="85.37mm" svg:y="192.85mm"><text:p/><draw:enhanced-geometry svg:viewBox="0 0 26 13" draw:type="NonPrimitive" draw:enhanced-path="M 0 0 A L 13 0 A L 13 13 A L 13 0 A L 0 0 A  N"/></draw:custom-shape><draw:custom-shape text:anchor-type="paragraph" draw:z-index="334" draw:style-name="gr97" svg:width="0.47mm" svg:height="9.41mm" svg:x="85.37mm" svg:y="193.08mm"><text:p/><draw:enhanced-geometry svg:viewBox="0 0 26 534" draw:type="NonPrimitive" draw:enhanced-path="M 0 0 A L 546 0 A L 13 546 A L 13 0 A L 0 0 A  N"/></draw:custom-shape><draw:custom-shape text:anchor-type="paragraph" draw:z-index="335" draw:style-name="gr74" svg:width="0.47mm" svg:height="0.47mm" svg:x="85.37mm" svg:y="202.49mm"><text:p/><draw:enhanced-geometry svg:viewBox="0 0 26 26" draw:type="NonPrimitive" draw:enhanced-path="M 0 0 A L 13 0 A L 13 13 A L 13 0 A L 0 0 A  N"/></draw:custom-shape><draw:custom-shape text:anchor-type="paragraph" draw:z-index="336" draw:style-name="gr34" svg:width="0.47mm" svg:height="9.66mm" svg:x="85.37mm" svg:y="202.95mm"><text:p/><draw:enhanced-geometry svg:viewBox="0 0 26 547" draw:type="NonPrimitive" draw:enhanced-path="M 0 0 A L 560 0 A L 13 560 A L 13 0 A L 0 0 A  N"/></draw:custom-shape><draw:custom-shape text:anchor-type="paragraph" draw:z-index="337" draw:style-name="gr52" svg:width="0.47mm" svg:height="0.24mm" svg:x="85.37mm" svg:y="212.6mm"><text:p/><draw:enhanced-geometry svg:viewBox="0 0 26 13" draw:type="NonPrimitive" draw:enhanced-path="M 0 0 A L 13 0 A L 13 13 A L 13 0 A L 0 0 A  N"/></draw:custom-shape><draw:custom-shape text:anchor-type="paragraph" draw:z-index="338" draw:style-name="gr34" svg:width="0.47mm" svg:height="9.66mm" svg:x="85.37mm" svg:y="212.83mm"><text:p/><draw:enhanced-geometry svg:viewBox="0 0 26 547" draw:type="NonPrimitive" draw:enhanced-path="M 0 0 A L 546 0 A L 13 546 A L 13 0 A L 0 0 A  N"/></draw:custom-shape><draw:custom-shape text:anchor-type="paragraph" draw:z-index="339" draw:style-name="gr52" svg:width="0.47mm" svg:height="0.24mm" svg:x="85.37mm" svg:y="222.48mm"><text:p/><draw:enhanced-geometry svg:viewBox="0 0 26 13" draw:type="NonPrimitive" draw:enhanced-path="M 0 0 A L 13 0 A L 13 13 A L 13 0 A L 0 0 A  N"/></draw:custom-shape><draw:custom-shape text:anchor-type="paragraph" draw:z-index="340" draw:style-name="gr19" svg:width="0.47mm" svg:height="9.89mm" svg:x="85.37mm" svg:y="222.71mm"><text:p/><draw:enhanced-geometry svg:viewBox="0 0 26 560" draw:type="NonPrimitive" draw:enhanced-path="M 0 0 A L 560 0 A L 13 560 A L 13 0 A L 0 0 A  N"/></draw:custom-shape><draw:custom-shape text:anchor-type="paragraph" draw:z-index="341" draw:style-name="gr8" svg:width="0.47mm" svg:height="0.25mm" svg:x="85.37mm" svg:y="232.59mm"><text:p/><draw:enhanced-geometry svg:viewBox="0 0 26 14" draw:type="NonPrimitive" draw:enhanced-path="M 0 0 A L 13 0 A L 13 13 A L 13 0 A L 0 0 A  N"/></draw:custom-shape><draw:custom-shape text:anchor-type="paragraph" draw:z-index="342" draw:style-name="gr13" svg:width="0.47mm" svg:height="14.58mm" svg:x="85.37mm" svg:y="232.83mm"><text:p/><draw:enhanced-geometry svg:viewBox="0 0 26 826" draw:type="NonPrimitive" draw:enhanced-path="M 0 0 A L 826 0 A L 13 826 A L 13 0 A L 0 0 A  N"/></draw:custom-shape><draw:custom-shape text:anchor-type="paragraph" draw:z-index="343" draw:style-name="gr8" svg:width="0.47mm" svg:height="0.25mm" svg:x="85.37mm" svg:y="247.4mm"><text:p/><draw:enhanced-geometry svg:viewBox="0 0 26 14" draw:type="NonPrimitive" draw:enhanced-path="M 0 0 A L 13 0 A L 13 13 A L 13 0 A L 0 0 A  N"/></draw:custom-shape><draw:custom-shape text:anchor-type="paragraph" draw:z-index="344" draw:style-name="gr96" svg:width="62.1mm" svg:height="0.24mm" svg:x="23.28mm" svg:y="257.05mm"><text:p/><draw:enhanced-geometry svg:viewBox="0 0 3520 13" draw:type="NonPrimitive" draw:enhanced-path="M 0 0 A L 13 0 A L 3520 13 A L 3520 0 A L 0 0 A  N"/></draw:custom-shape><draw:custom-shape text:anchor-type="paragraph" draw:z-index="345" draw:style-name="gr97" svg:width="0.47mm" svg:height="9.41mm" svg:x="85.37mm" svg:y="247.65mm"><text:p/><draw:enhanced-geometry svg:viewBox="0 0 26 533" draw:type="NonPrimitive" draw:enhanced-path="M 0 0 A L 546 0 A L 13 546 A L 13 0 A L 0 0 A  N"/></draw:custom-shape><draw:custom-shape text:anchor-type="paragraph" draw:z-index="346" draw:style-name="gr52" svg:width="0.47mm" svg:height="0.24mm" svg:x="85.37mm" svg:y="257.05mm"><text:p/><draw:enhanced-geometry svg:viewBox="0 0 26 13" draw:type="NonPrimitive" draw:enhanced-path="M 0 0 A L 13 0 A L 13 13 A L 13 0 A L 0 0 A  N"/></draw:custom-shape><draw:custom-shape text:anchor-type="paragraph" draw:z-index="347" draw:style-name="gr98" svg:width="100.44mm" svg:height="0.24mm" svg:x="85.83mm" svg:y="257.05mm"><text:p/><draw:enhanced-geometry svg:viewBox="0 0 5694 13" draw:type="NonPrimitive" draw:enhanced-path="M 0 0 A L 13 0 A L 5706 13 A L 5706 0 A L 0 0 A  N"/></draw:custom-shape><draw:custom-shape text:anchor-type="paragraph" draw:z-index="348" draw:style-name="gr6" svg:width="0.24mm" svg:height="0.25mm" svg:x="23.28mm" svg:y="78.78mm"><text:p/><draw:enhanced-geometry svg:viewBox="0 0 13 14" draw:type="NonPrimitive" draw:enhanced-path="M 0 0 A L 13 0 A L 13 13 A L 13 0 A L 0 0 A  N"/></draw:custom-shape><draw:custom-shape text:anchor-type="paragraph" draw:z-index="349" draw:style-name="gr6" svg:width="0.24mm" svg:height="0.25mm" svg:x="23.28mm" svg:y="78.78mm"><text:p/><draw:enhanced-geometry svg:viewBox="0 0 13 14" draw:type="NonPrimitive" draw:enhanced-path="M 0 0 A L 13 0 A L 13 13 A L 13 0 A L 0 0 A  N"/></draw:custom-shape><draw:custom-shape text:anchor-type="paragraph" draw:z-index="350" draw:style-name="gr102" svg:width="104.91mm" svg:height="0.25mm" svg:x="23.51mm" svg:y="78.78mm"><text:p/><draw:enhanced-geometry svg:viewBox="0 0 5947 14" draw:type="NonPrimitive" draw:enhanced-path="M 0 0 A L 13 0 A L 5946 13 A L 5946 0 A L 0 0 A  N"/></draw:custom-shape><draw:custom-shape text:anchor-type="paragraph" draw:z-index="351" draw:style-name="gr6" svg:width="0.24mm" svg:height="0.25mm" svg:x="128.41mm" svg:y="78.78mm"><text:p/><draw:enhanced-geometry svg:viewBox="0 0 13 14" draw:type="NonPrimitive" draw:enhanced-path="M 0 0 A L 13 0 A L 13 13 A L 13 0 A L 0 0 A  N"/></draw:custom-shape><draw:custom-shape text:anchor-type="paragraph" draw:z-index="352" draw:style-name="gr103" svg:width="26.59mm" svg:height="0.25mm" svg:x="128.64mm" svg:y="78.78mm"><text:p/><draw:enhanced-geometry svg:viewBox="0 0 1507 14" draw:type="NonPrimitive" draw:enhanced-path="M 0 0 A L 13 0 A L 1520 13 A L 1520 0 A L 0 0 A  N"/></draw:custom-shape><draw:custom-shape text:anchor-type="paragraph" draw:z-index="353" draw:style-name="gr8" svg:width="0.47mm" svg:height="0.25mm" svg:x="155.22mm" svg:y="78.78mm"><text:p/><draw:enhanced-geometry svg:viewBox="0 0 26 14" draw:type="NonPrimitive" draw:enhanced-path="M 0 0 A L 13 0 A L 13 13 A L 13 0 A L 0 0 A  N"/></draw:custom-shape><draw:custom-shape text:anchor-type="paragraph" draw:z-index="354" draw:style-name="gr104" svg:width="30.59mm" svg:height="0.25mm" svg:x="155.68mm" svg:y="78.78mm"><text:p/><draw:enhanced-geometry svg:viewBox="0 0 1734 14" draw:type="NonPrimitive" draw:enhanced-path="M 0 0 A L 13 0 A L 1746 13 A L 1746 0 A L 0 0 A  N"/></draw:custom-shape><draw:custom-shape text:anchor-type="paragraph" draw:z-index="355" draw:style-name="gr6" svg:width="0.24mm" svg:height="0.25mm" svg:x="186.27mm" svg:y="78.78mm"><text:p/><draw:enhanced-geometry svg:viewBox="0 0 13 14" draw:type="NonPrimitive" draw:enhanced-path="M 0 0 A L 13 0 A L 13 13 A L 13 0 A L 0 0 A  N"/></draw:custom-shape><draw:custom-shape text:anchor-type="paragraph" draw:z-index="356" draw:style-name="gr6" svg:width="0.24mm" svg:height="0.25mm" svg:x="186.27mm" svg:y="78.78mm"><text:p/><draw:enhanced-geometry svg:viewBox="0 0 13 14" draw:type="NonPrimitive" draw:enhanced-path="M 0 0 A L 13 0 A L 13 13 A L 13 0 A L 0 0 A  N"/></draw:custom-shape><draw:custom-shape text:anchor-type="paragraph" draw:z-index="357" draw:style-name="gr18" svg:width="0.24mm" svg:height="9.89mm" svg:x="23.28mm" svg:y="79.02mm"><text:p/><draw:enhanced-geometry svg:viewBox="0 0 13 560" draw:type="NonPrimitive" draw:enhanced-path="M 0 0 A L 560 0 A L 13 560 A L 13 0 A L 0 0 A  N"/></draw:custom-shape><draw:custom-shape text:anchor-type="paragraph" draw:z-index="358" draw:style-name="gr18" svg:width="0.24mm" svg:height="9.89mm" svg:x="128.41mm" svg:y="79.02mm"><text:p/><draw:enhanced-geometry svg:viewBox="0 0 13 560" draw:type="NonPrimitive" draw:enhanced-path="M 0 0 A L 560 0 A L 13 560 A L 13 0 A L 0 0 A  N"/></draw:custom-shape><draw:custom-shape text:anchor-type="paragraph" draw:z-index="359" draw:style-name="gr19" svg:width="0.47mm" svg:height="9.89mm" svg:x="155.22mm" svg:y="79.02mm"><text:p/><draw:enhanced-geometry svg:viewBox="0 0 26 560" draw:type="NonPrimitive" draw:enhanced-path="M 0 0 A L 560 0 A L 13 560 A L 13 0 A L 0 0 A  N"/></draw:custom-shape><draw:custom-shape text:anchor-type="paragraph" draw:z-index="360" draw:style-name="gr18" svg:width="0.24mm" svg:height="9.89mm" svg:x="186.27mm" svg:y="79.02mm"><text:p/><draw:enhanced-geometry svg:viewBox="0 0 13 560" draw:type="NonPrimitive" draw:enhanced-path="M 0 0 A L 560 0 A L 13 560 A L 13 0 A L 0 0 A  N"/></draw:custom-shape><draw:custom-shape text:anchor-type="paragraph" draw:z-index="361" draw:style-name="gr1" svg:width="0.24mm" svg:height="0.24mm" svg:x="23.28mm" svg:y="88.9mm"><text:p/><draw:enhanced-geometry svg:viewBox="0 0 13 13" draw:type="NonPrimitive" draw:enhanced-path="M 0 0 A L 13 0 A L 13 13 A L 13 0 A L 0 0 A  N"/></draw:custom-shape><draw:custom-shape text:anchor-type="paragraph" draw:z-index="362" draw:style-name="gr105" svg:width="104.91mm" svg:height="0.24mm" svg:x="23.51mm" svg:y="88.9mm"><text:p/><draw:enhanced-geometry svg:viewBox="0 0 5947 13" draw:type="NonPrimitive" draw:enhanced-path="M 0 0 A L 13 0 A L 5946 13 A L 5946 0 A L 0 0 A  N"/></draw:custom-shape><draw:custom-shape text:anchor-type="paragraph" draw:z-index="363" draw:style-name="gr1" svg:width="0.24mm" svg:height="0.24mm" svg:x="128.41mm" svg:y="88.9mm"><text:p/><draw:enhanced-geometry svg:viewBox="0 0 13 13" draw:type="NonPrimitive" draw:enhanced-path="M 0 0 A L 13 0 A L 13 13 A L 13 0 A L 0 0 A  N"/></draw:custom-shape><draw:custom-shape text:anchor-type="paragraph" draw:z-index="364" draw:style-name="gr106" svg:width="26.59mm" svg:height="0.24mm" svg:x="128.64mm" svg:y="88.9mm"><text:p/><draw:enhanced-geometry svg:viewBox="0 0 1507 13" draw:type="NonPrimitive" draw:enhanced-path="M 0 0 A L 13 0 A L 1520 13 A L 1520 0 A L 0 0 A  N"/></draw:custom-shape><draw:custom-shape text:anchor-type="paragraph" draw:z-index="365" draw:style-name="gr52" svg:width="0.47mm" svg:height="0.24mm" svg:x="155.22mm" svg:y="88.9mm"><text:p/><draw:enhanced-geometry svg:viewBox="0 0 26 13" draw:type="NonPrimitive" draw:enhanced-path="M 0 0 A L 13 0 A L 13 13 A L 13 0 A L 0 0 A  N"/></draw:custom-shape><draw:custom-shape text:anchor-type="paragraph" draw:z-index="366" draw:style-name="gr107" svg:width="30.59mm" svg:height="0.24mm" svg:x="155.68mm" svg:y="88.9mm"><text:p/><draw:enhanced-geometry svg:viewBox="0 0 1734 13" draw:type="NonPrimitive" draw:enhanced-path="M 0 0 A L 13 0 A L 1746 13 A L 1746 0 A L 0 0 A  N"/></draw:custom-shape><draw:custom-shape text:anchor-type="paragraph" draw:z-index="367" draw:style-name="gr1" svg:width="0.24mm" svg:height="0.24mm" svg:x="186.27mm" svg:y="88.9mm"><text:p/><draw:enhanced-geometry svg:viewBox="0 0 13 13" draw:type="NonPrimitive" draw:enhanced-path="M 0 0 A L 13 0 A L 13 13 A L 13 0 A L 0 0 A  N"/></draw:custom-shape><draw:custom-shape text:anchor-type="paragraph" draw:z-index="368" draw:style-name="gr108" svg:width="0.24mm" svg:height="87.5mm" svg:x="23.28mm" svg:y="89.13mm"><text:p/><draw:enhanced-geometry svg:viewBox="0 0 13 4960" draw:type="NonPrimitive" draw:enhanced-path="M 0 0 A L 4960 0 A L 13 4960 A L 13 0 A L 0 0 A  N"/></draw:custom-shape><draw:custom-shape text:anchor-type="paragraph" draw:z-index="369" draw:style-name="gr108" svg:width="0.24mm" svg:height="87.5mm" svg:x="128.41mm" svg:y="89.13mm"><text:p/><draw:enhanced-geometry svg:viewBox="0 0 13 4960" draw:type="NonPrimitive" draw:enhanced-path="M 0 0 A L 4960 0 A L 13 4960 A L 13 0 A L 0 0 A  N"/></draw:custom-shape><draw:custom-shape text:anchor-type="paragraph" draw:z-index="370" draw:style-name="gr109" svg:width="0.47mm" svg:height="87.5mm" svg:x="155.22mm" svg:y="89.13mm"><text:p/><draw:enhanced-geometry svg:viewBox="0 0 26 4960" draw:type="NonPrimitive" draw:enhanced-path="M 0 0 A L 4960 0 A L 13 4960 A L 13 0 A L 0 0 A  N"/></draw:custom-shape><draw:custom-shape text:anchor-type="paragraph" draw:z-index="371" draw:style-name="gr108" svg:width="0.24mm" svg:height="87.5mm" svg:x="186.27mm" svg:y="89.13mm"><text:p/><draw:enhanced-geometry svg:viewBox="0 0 13 4960" draw:type="NonPrimitive" draw:enhanced-path="M 0 0 A L 4960 0 A L 13 4960 A L 13 0 A L 0 0 A  N"/></draw:custom-shape><draw:custom-shape text:anchor-type="paragraph" draw:z-index="372" draw:style-name="gr110" svg:width="0.24mm" svg:height="87.73mm" svg:x="23.28mm" svg:y="176.62mm"><text:p/><draw:enhanced-geometry svg:viewBox="0 0 13 4973" draw:type="NonPrimitive" draw:enhanced-path="M 0 0 A L 4960 0 A L 13 4960 A L 13 0 A L 0 0 A  N"/></draw:custom-shape><draw:custom-shape text:anchor-type="paragraph" draw:z-index="373" draw:style-name="gr6" svg:width="0.24mm" svg:height="0.25mm" svg:x="23.28mm" svg:y="264.34mm"><text:p/><draw:enhanced-geometry svg:viewBox="0 0 13 14" draw:type="NonPrimitive" draw:enhanced-path="M 0 0 A L 13 0 A L 13 13 A L 13 0 A L 0 0 A  N"/></draw:custom-shape><draw:custom-shape text:anchor-type="paragraph" draw:z-index="374" draw:style-name="gr6" svg:width="0.24mm" svg:height="0.25mm" svg:x="23.28mm" svg:y="264.34mm"><text:p/><draw:enhanced-geometry svg:viewBox="0 0 13 14" draw:type="NonPrimitive" draw:enhanced-path="M 0 0 A L 13 0 A L 13 13 A L 13 0 A L 0 0 A  N"/></draw:custom-shape><draw:custom-shape text:anchor-type="paragraph" draw:z-index="375" draw:style-name="gr102" svg:width="104.91mm" svg:height="0.25mm" svg:x="23.51mm" svg:y="264.34mm"><text:p/><draw:enhanced-geometry svg:viewBox="0 0 5947 14" draw:type="NonPrimitive" draw:enhanced-path="M 0 0 A L 13 0 A L 5946 13 A L 5946 0 A L 0 0 A  N"/></draw:custom-shape><draw:custom-shape text:anchor-type="paragraph" draw:z-index="376" draw:style-name="gr110" svg:width="0.24mm" svg:height="87.73mm" svg:x="128.41mm" svg:y="176.62mm"><text:p/><draw:enhanced-geometry svg:viewBox="0 0 13 4973" draw:type="NonPrimitive" draw:enhanced-path="M 0 0 A L 4960 0 A L 13 4960 A L 13 0 A L 0 0 A  N"/></draw:custom-shape><draw:custom-shape text:anchor-type="paragraph" draw:z-index="377" draw:style-name="gr6" svg:width="0.24mm" svg:height="0.25mm" svg:x="128.41mm" svg:y="264.34mm"><text:p/><draw:enhanced-geometry svg:viewBox="0 0 13 14" draw:type="NonPrimitive" draw:enhanced-path="M 0 0 A L 13 0 A L 13 13 A L 13 0 A L 0 0 A  N"/></draw:custom-shape><draw:custom-shape text:anchor-type="paragraph" draw:z-index="378" draw:style-name="gr103" svg:width="26.59mm" svg:height="0.25mm" svg:x="128.64mm" svg:y="264.34mm"><text:p/><draw:enhanced-geometry svg:viewBox="0 0 1507 14" draw:type="NonPrimitive" draw:enhanced-path="M 0 0 A L 13 0 A L 1520 13 A L 1520 0 A L 0 0 A  N"/></draw:custom-shape><draw:custom-shape text:anchor-type="paragraph" draw:z-index="379" draw:style-name="gr111" svg:width="0.47mm" svg:height="87.73mm" svg:x="155.22mm" svg:y="176.62mm"><text:p/><draw:enhanced-geometry svg:viewBox="0 0 26 4973" draw:type="NonPrimitive" draw:enhanced-path="M 0 0 A L 4960 0 A L 13 4960 A L 13 0 A L 0 0 A  N"/></draw:custom-shape><draw:custom-shape text:anchor-type="paragraph" draw:z-index="380" draw:style-name="gr8" svg:width="0.47mm" svg:height="0.25mm" svg:x="155.22mm" svg:y="264.34mm"><text:p/><draw:enhanced-geometry svg:viewBox="0 0 26 14" draw:type="NonPrimitive" draw:enhanced-path="M 0 0 A L 13 0 A L 13 13 A L 13 0 A L 0 0 A  N"/></draw:custom-shape><draw:custom-shape text:anchor-type="paragraph" draw:z-index="381" draw:style-name="gr104" svg:width="30.59mm" svg:height="0.25mm" svg:x="155.68mm" svg:y="264.34mm"><text:p/><draw:enhanced-geometry svg:viewBox="0 0 1734 14" draw:type="NonPrimitive" draw:enhanced-path="M 0 0 A L 13 0 A L 1746 13 A L 1746 0 A L 0 0 A  N"/></draw:custom-shape><draw:custom-shape text:anchor-type="paragraph" draw:z-index="382" draw:style-name="gr110" svg:width="0.24mm" svg:height="87.73mm" svg:x="186.27mm" svg:y="176.62mm"><text:p/><draw:enhanced-geometry svg:viewBox="0 0 13 4973" draw:type="NonPrimitive" draw:enhanced-path="M 0 0 A L 4960 0 A L 13 4960 A L 13 0 A L 0 0 A  N"/></draw:custom-shape><draw:custom-shape text:anchor-type="paragraph" draw:z-index="383" draw:style-name="gr6" svg:width="0.24mm" svg:height="0.25mm" svg:x="186.27mm" svg:y="264.34mm"><text:p/><draw:enhanced-geometry svg:viewBox="0 0 13 14" draw:type="NonPrimitive" draw:enhanced-path="M 0 0 A L 13 0 A L 13 13 A L 13 0 A L 0 0 A  N"/></draw:custom-shape><draw:custom-shape text:anchor-type="paragraph" draw:z-index="384" draw:style-name="gr6" svg:width="0.24mm" svg:height="0.25mm" svg:x="186.27mm" svg:y="264.34mm"><text:p/><draw:enhanced-geometry svg:viewBox="0 0 13 14" draw:type="NonPrimitive" draw:enhanced-path="M 0 0 A L 13 0 A L 13 13 A L 13 0 A L 0 0 A  N"/></draw:custom-shape><draw:custom-shape text:anchor-type="paragraph" draw:z-index="385" draw:style-name="gr96" svg:width="62.1mm" svg:height="0.24mm" svg:x="23.28mm" svg:y="74.08mm"><text:p/><draw:enhanced-geometry svg:viewBox="0 0 3520 13" draw:type="NonPrimitive" draw:enhanced-path="M 0 0 A L 13 0 A L 3520 13 A L 3520 0 A L 0 0 A  N"/></draw:custom-shape><draw:custom-shape text:anchor-type="paragraph" draw:z-index="386" draw:style-name="gr52" svg:width="0.47mm" svg:height="0.24mm" svg:x="85.37mm" svg:y="74.08mm"><text:p/><draw:enhanced-geometry svg:viewBox="0 0 26 13" draw:type="NonPrimitive" draw:enhanced-path="M 0 0 A L 13 0 A L 13 13 A L 13 0 A L 0 0 A  N"/></draw:custom-shape><draw:custom-shape text:anchor-type="paragraph" draw:z-index="387" draw:style-name="gr98" svg:width="100.44mm" svg:height="0.24mm" svg:x="85.83mm" svg:y="74.08mm"><text:p/><draw:enhanced-geometry svg:viewBox="0 0 5694 13" draw:type="NonPrimitive" draw:enhanced-path="M 0 0 A L 13 0 A L 5706 13 A L 5706 0 A L 0 0 A  N"/></draw:custom-shape><draw:custom-shape text:anchor-type="paragraph" draw:z-index="388" draw:style-name="gr97" svg:width="0.47mm" svg:height="9.41mm" svg:x="85.37mm" svg:y="74.31mm"><text:p/><draw:enhanced-geometry svg:viewBox="0 0 26 533" draw:type="NonPrimitive" draw:enhanced-path="M 0 0 A L 546 0 A L 13 546 A L 13 0 A L 0 0 A  N"/></draw:custom-shape><draw:custom-shape text:anchor-type="paragraph" draw:z-index="389" draw:style-name="gr94" svg:width="62.1mm" svg:height="0.25mm" svg:x="23.28mm" svg:y="83.71mm"><text:p/><draw:enhanced-geometry svg:viewBox="0 0 3520 14" draw:type="NonPrimitive" draw:enhanced-path="M 0 0 A L 13 0 A L 3520 13 A L 3520 0 A L 0 0 A  N"/></draw:custom-shape><draw:custom-shape text:anchor-type="paragraph" draw:z-index="390" draw:style-name="gr8" svg:width="0.47mm" svg:height="0.25mm" svg:x="85.37mm" svg:y="83.71mm"><text:p/><draw:enhanced-geometry svg:viewBox="0 0 26 14" draw:type="NonPrimitive" draw:enhanced-path="M 0 0 A L 13 0 A L 13 13 A L 13 0 A L 0 0 A  N"/></draw:custom-shape><draw:custom-shape text:anchor-type="paragraph" draw:z-index="391" draw:style-name="gr19" svg:width="0.47mm" svg:height="9.89mm" svg:x="85.37mm" svg:y="83.96mm"><text:p/><draw:enhanced-geometry svg:viewBox="0 0 26 560" draw:type="NonPrimitive" draw:enhanced-path="M 0 0 A L 560 0 A L 13 560 A L 13 0 A L 0 0 A  N"/></draw:custom-shape><draw:custom-shape text:anchor-type="paragraph" draw:z-index="392" draw:style-name="gr52" svg:width="0.47mm" svg:height="0.24mm" svg:x="85.37mm" svg:y="93.84mm"><text:p/><draw:enhanced-geometry svg:viewBox="0 0 26 13" draw:type="NonPrimitive" draw:enhanced-path="M 0 0 A L 13 0 A L 13 13 A L 13 0 A L 0 0 A  N"/></draw:custom-shape><draw:custom-shape text:anchor-type="paragraph" draw:z-index="393" draw:style-name="gr34" svg:width="0.47mm" svg:height="9.66mm" svg:x="85.37mm" svg:y="94.07mm"><text:p/><draw:enhanced-geometry svg:viewBox="0 0 26 547" draw:type="NonPrimitive" draw:enhanced-path="M 0 0 A L 546 0 A L 13 546 A L 13 0 A L 0 0 A  N"/></draw:custom-shape><draw:custom-shape text:anchor-type="paragraph" draw:z-index="394" draw:style-name="gr52" svg:width="0.47mm" svg:height="0.24mm" svg:x="85.37mm" svg:y="103.72mm"><text:p/><draw:enhanced-geometry svg:viewBox="0 0 26 13" draw:type="NonPrimitive" draw:enhanced-path="M 0 0 A L 13 0 A L 13 13 A L 13 0 A L 0 0 A  N"/></draw:custom-shape><draw:custom-shape text:anchor-type="paragraph" draw:z-index="395" draw:style-name="gr34" svg:width="0.47mm" svg:height="9.66mm" svg:x="85.37mm" svg:y="103.95mm"><text:p/><draw:enhanced-geometry svg:viewBox="0 0 26 547" draw:type="NonPrimitive" draw:enhanced-path="M 0 0 A L 560 0 A L 13 560 A L 13 0 A L 0 0 A  N"/></draw:custom-shape><draw:custom-shape text:anchor-type="paragraph" draw:z-index="396" draw:style-name="gr74" svg:width="0.47mm" svg:height="0.47mm" svg:x="85.37mm" svg:y="113.59mm"><text:p/><draw:enhanced-geometry svg:viewBox="0 0 26 26" draw:type="NonPrimitive" draw:enhanced-path="M 0 0 A L 13 0 A L 13 13 A L 13 0 A L 0 0 A  N"/></draw:custom-shape><draw:custom-shape text:anchor-type="paragraph" draw:z-index="397" draw:style-name="gr101" svg:width="0.47mm" svg:height="9.43mm" svg:x="85.37mm" svg:y="114.05mm"><text:p/><draw:enhanced-geometry svg:viewBox="0 0 26 534" draw:type="NonPrimitive" draw:enhanced-path="M 0 0 A L 546 0 A L 13 546 A L 13 0 A L 0 0 A  N"/></draw:custom-shape><draw:custom-shape text:anchor-type="paragraph" draw:z-index="398" draw:style-name="gr52" svg:width="0.47mm" svg:height="0.24mm" svg:x="85.37mm" svg:y="123.47mm"><text:p/><draw:enhanced-geometry svg:viewBox="0 0 26 13" draw:type="NonPrimitive" draw:enhanced-path="M 0 0 A L 13 0 A L 13 13 A L 13 0 A L 0 0 A  N"/></draw:custom-shape><draw:custom-shape text:anchor-type="paragraph" draw:z-index="399" draw:style-name="gr19" svg:width="0.47mm" svg:height="9.89mm" svg:x="85.37mm" svg:y="123.7mm"><text:p/><draw:enhanced-geometry svg:viewBox="0 0 26 560" draw:type="NonPrimitive" draw:enhanced-path="M 0 0 A L 560 0 A L 13 560 A L 13 0 A L 0 0 A  N"/></draw:custom-shape><draw:custom-shape text:anchor-type="paragraph" draw:z-index="400" draw:style-name="gr52" svg:width="0.47mm" svg:height="0.24mm" svg:x="85.37mm" svg:y="133.58mm"><text:p/><draw:enhanced-geometry svg:viewBox="0 0 26 13" draw:type="NonPrimitive" draw:enhanced-path="M 0 0 A L 13 0 A L 13 13 A L 13 0 A L 0 0 A  N"/></draw:custom-shape><draw:custom-shape text:anchor-type="paragraph" draw:z-index="401" draw:style-name="gr101" svg:width="0.47mm" svg:height="9.43mm" svg:x="85.37mm" svg:y="133.81mm"><text:p/><draw:enhanced-geometry svg:viewBox="0 0 26 534" draw:type="NonPrimitive" draw:enhanced-path="M 0 0 A L 546 0 A L 13 546 A L 13 0 A L 0 0 A  N"/></draw:custom-shape><draw:custom-shape text:anchor-type="paragraph" draw:z-index="402" draw:style-name="gr74" svg:width="0.47mm" svg:height="0.47mm" svg:x="85.37mm" svg:y="143.23mm"><text:p/><draw:enhanced-geometry svg:viewBox="0 0 26 26" draw:type="NonPrimitive" draw:enhanced-path="M 0 0 A L 13 0 A L 13 13 A L 13 0 A L 0 0 A  N"/></draw:custom-shape><draw:custom-shape text:anchor-type="paragraph" draw:z-index="403" draw:style-name="gr34" svg:width="0.47mm" svg:height="9.66mm" svg:x="85.37mm" svg:y="143.69mm"><text:p/><draw:enhanced-geometry svg:viewBox="0 0 26 547" draw:type="NonPrimitive" draw:enhanced-path="M 0 0 A L 560 0 A L 13 560 A L 13 0 A L 0 0 A  N"/></draw:custom-shape><draw:custom-shape text:anchor-type="paragraph" draw:z-index="404" draw:style-name="gr52" svg:width="0.47mm" svg:height="0.24mm" svg:x="85.37mm" svg:y="153.33mm"><text:p/><draw:enhanced-geometry svg:viewBox="0 0 26 13" draw:type="NonPrimitive" draw:enhanced-path="M 0 0 A L 13 0 A L 13 13 A L 13 0 A L 0 0 A  N"/></draw:custom-shape><draw:custom-shape text:anchor-type="paragraph" draw:z-index="405" draw:style-name="gr34" svg:width="0.47mm" svg:height="9.66mm" svg:x="85.37mm" svg:y="153.56mm"><text:p/><draw:enhanced-geometry svg:viewBox="0 0 26 547" draw:type="NonPrimitive" draw:enhanced-path="M 0 0 A L 546 0 A L 13 546 A L 13 0 A L 0 0 A  N"/></draw:custom-shape><draw:custom-shape text:anchor-type="paragraph" draw:z-index="406" draw:style-name="gr96" svg:width="62.1mm" svg:height="0.24mm" svg:x="23.28mm" svg:y="163.21mm"><text:p/><draw:enhanced-geometry svg:viewBox="0 0 3520 13" draw:type="NonPrimitive" draw:enhanced-path="M 0 0 A L 13 0 A L 3520 13 A L 3520 0 A L 0 0 A  N"/></draw:custom-shape><draw:custom-shape text:anchor-type="paragraph" draw:z-index="407" draw:style-name="gr52" svg:width="0.47mm" svg:height="0.24mm" svg:x="85.37mm" svg:y="163.21mm"><text:p/><draw:enhanced-geometry svg:viewBox="0 0 26 13" draw:type="NonPrimitive" draw:enhanced-path="M 0 0 A L 13 0 A L 13 13 A L 13 0 A L 0 0 A  N"/></draw:custom-shape><draw:custom-shape text:anchor-type="paragraph" draw:z-index="408" draw:style-name="gr98" svg:width="100.44mm" svg:height="0.24mm" svg:x="85.83mm" svg:y="163.21mm"><text:p/><draw:enhanced-geometry svg:viewBox="0 0 5694 13" draw:type="NonPrimitive" draw:enhanced-path="M 0 0 A L 13 0 A L 5706 13 A L 5706 0 A L 0 0 A  N"/></draw:custom-shape><draw:custom-shape text:anchor-type="paragraph" draw:z-index="409" draw:style-name="gr96" svg:width="62.1mm" svg:height="0.24mm" svg:x="23.28mm" svg:y="168.15mm"><text:p/><draw:enhanced-geometry svg:viewBox="0 0 3520 13" draw:type="NonPrimitive" draw:enhanced-path="M 0 0 A L 13 0 A L 3520 13 A L 3520 0 A L 0 0 A  N"/></draw:custom-shape><draw:custom-shape text:anchor-type="paragraph" draw:z-index="410" draw:style-name="gr52" svg:width="0.47mm" svg:height="0.24mm" svg:x="85.37mm" svg:y="168.15mm"><text:p/><draw:enhanced-geometry svg:viewBox="0 0 26 13" draw:type="NonPrimitive" draw:enhanced-path="M 0 0 A L 13 0 A L 13 13 A L 13 0 A L 0 0 A  N"/></draw:custom-shape><draw:custom-shape text:anchor-type="paragraph" draw:z-index="411" draw:style-name="gr98" svg:width="100.44mm" svg:height="0.24mm" svg:x="85.83mm" svg:y="168.15mm"><text:p/><draw:enhanced-geometry svg:viewBox="0 0 5694 13" draw:type="NonPrimitive" draw:enhanced-path="M 0 0 A L 13 0 A L 5706 13 A L 5706 0 A L 0 0 A  N"/></draw:custom-shape><draw:custom-shape text:anchor-type="paragraph" draw:z-index="412" draw:style-name="gr19" svg:width="0.47mm" svg:height="9.89mm" svg:x="85.37mm" svg:y="168.38mm"><text:p/><draw:enhanced-geometry svg:viewBox="0 0 26 560" draw:type="NonPrimitive" draw:enhanced-path="M 0 0 A L 560 0 A L 13 560 A L 13 0 A L 0 0 A  N"/></draw:custom-shape><draw:custom-shape text:anchor-type="paragraph" draw:z-index="413" draw:style-name="gr94" svg:width="62.1mm" svg:height="0.25mm" svg:x="23.28mm" svg:y="178.26mm"><text:p/><draw:enhanced-geometry svg:viewBox="0 0 3520 14" draw:type="NonPrimitive" draw:enhanced-path="M 0 0 A L 13 0 A L 3520 13 A L 3520 0 A L 0 0 A  N"/></draw:custom-shape><draw:custom-shape text:anchor-type="paragraph" draw:z-index="414" draw:style-name="gr8" svg:width="0.47mm" svg:height="0.25mm" svg:x="85.37mm" svg:y="178.26mm"><text:p/><draw:enhanced-geometry svg:viewBox="0 0 26 14" draw:type="NonPrimitive" draw:enhanced-path="M 0 0 A L 13 0 A L 13 13 A L 13 0 A L 0 0 A  N"/></draw:custom-shape><draw:custom-shape text:anchor-type="paragraph" draw:z-index="415" draw:style-name="gr13" svg:width="0.47mm" svg:height="14.58mm" svg:x="85.37mm" svg:y="178.51mm"><text:p/><draw:enhanced-geometry svg:viewBox="0 0 26 826" draw:type="NonPrimitive" draw:enhanced-path="M 0 0 A L 826 0 A L 13 826 A L 13 0 A L 0 0 A  N"/></draw:custom-shape><draw:custom-shape text:anchor-type="paragraph" draw:z-index="416" draw:style-name="gr8" svg:width="0.47mm" svg:height="0.25mm" svg:x="85.37mm" svg:y="193.08mm"><text:p/><draw:enhanced-geometry svg:viewBox="0 0 26 14" draw:type="NonPrimitive" draw:enhanced-path="M 0 0 A L 13 0 A L 13 13 A L 13 0 A L 0 0 A  N"/></draw:custom-shape><draw:custom-shape text:anchor-type="paragraph" draw:z-index="417" draw:style-name="gr43" svg:width="0.47mm" svg:height="9.64mm" svg:x="85.37mm" svg:y="193.32mm"><text:p/><draw:enhanced-geometry svg:viewBox="0 0 26 546" draw:type="NonPrimitive" draw:enhanced-path="M 0 0 A L 546 0 A L 13 546 A L 13 0 A L 0 0 A  N"/></draw:custom-shape><draw:custom-shape text:anchor-type="paragraph" draw:z-index="418" draw:style-name="gr8" svg:width="0.47mm" svg:height="0.25mm" svg:x="85.37mm" svg:y="202.95mm"><text:p/><draw:enhanced-geometry svg:viewBox="0 0 26 14" draw:type="NonPrimitive" draw:enhanced-path="M 0 0 A L 13 0 A L 13 13 A L 13 0 A L 0 0 A  N"/></draw:custom-shape><draw:custom-shape text:anchor-type="paragraph" draw:z-index="419" draw:style-name="gr97" svg:width="0.47mm" svg:height="9.41mm" svg:x="85.37mm" svg:y="203.2mm"><text:p/><draw:enhanced-geometry svg:viewBox="0 0 26 533" draw:type="NonPrimitive" draw:enhanced-path="M 0 0 A L 546 0 A L 13 546 A L 13 0 A L 0 0 A  N"/></draw:custom-shape><draw:custom-shape text:anchor-type="paragraph" draw:z-index="420" draw:style-name="gr52" svg:width="0.47mm" svg:height="0.24mm" svg:x="85.37mm" svg:y="212.6mm"><text:p/><draw:enhanced-geometry svg:viewBox="0 0 26 13" draw:type="NonPrimitive" draw:enhanced-path="M 0 0 A L 13 0 A L 13 13 A L 13 0 A L 0 0 A  N"/></draw:custom-shape><draw:custom-shape text:anchor-type="paragraph" draw:z-index="421" draw:style-name="gr19" svg:width="0.47mm" svg:height="9.89mm" svg:x="85.37mm" svg:y="212.83mm"><text:p/><draw:enhanced-geometry svg:viewBox="0 0 26 560" draw:type="NonPrimitive" draw:enhanced-path="M 0 0 A L 560 0 A L 13 560 A L 13 0 A L 0 0 A  N"/></draw:custom-shape><draw:custom-shape text:anchor-type="paragraph" draw:z-index="422" draw:style-name="gr8" svg:width="0.47mm" svg:height="0.25mm" svg:x="85.37mm" svg:y="222.71mm"><text:p/><draw:enhanced-geometry svg:viewBox="0 0 26 14" draw:type="NonPrimitive" draw:enhanced-path="M 0 0 A L 13 0 A L 13 13 A L 13 0 A L 0 0 A  N"/></draw:custom-shape><draw:custom-shape text:anchor-type="paragraph" draw:z-index="423" draw:style-name="gr43" svg:width="0.47mm" svg:height="9.64mm" svg:x="85.37mm" svg:y="222.96mm"><text:p/><draw:enhanced-geometry svg:viewBox="0 0 26 546" draw:type="NonPrimitive" draw:enhanced-path="M 0 0 A L 546 0 A L 13 546 A L 13 0 A L 0 0 A  N"/></draw:custom-shape><draw:custom-shape text:anchor-type="paragraph" draw:z-index="424" draw:style-name="gr8" svg:width="0.47mm" svg:height="0.25mm" svg:x="85.37mm" svg:y="232.59mm"><text:p/><draw:enhanced-geometry svg:viewBox="0 0 26 14" draw:type="NonPrimitive" draw:enhanced-path="M 0 0 A L 13 0 A L 13 13 A L 13 0 A L 0 0 A  N"/></draw:custom-shape><draw:custom-shape text:anchor-type="paragraph" draw:z-index="425" draw:style-name="gr43" svg:width="0.47mm" svg:height="9.64mm" svg:x="85.37mm" svg:y="232.83mm"><text:p/><draw:enhanced-geometry svg:viewBox="0 0 26 546" draw:type="NonPrimitive" draw:enhanced-path="M 0 0 A L 560 0 A L 13 560 A L 13 0 A L 0 0 A  N"/></draw:custom-shape><draw:custom-shape text:anchor-type="paragraph" draw:z-index="426" draw:style-name="gr8" svg:width="0.47mm" svg:height="0.25mm" svg:x="85.37mm" svg:y="242.46mm"><text:p/><draw:enhanced-geometry svg:viewBox="0 0 26 14" draw:type="NonPrimitive" draw:enhanced-path="M 0 0 A L 13 0 A L 13 13 A L 13 0 A L 0 0 A  N"/></draw:custom-shape><draw:custom-shape text:anchor-type="paragraph" draw:z-index="427" draw:style-name="gr43" svg:width="0.47mm" svg:height="9.64mm" svg:x="85.37mm" svg:y="242.71mm"><text:p/><draw:enhanced-geometry svg:viewBox="0 0 26 546" draw:type="NonPrimitive" draw:enhanced-path="M 0 0 A L 546 0 A L 13 546 A L 13 0 A L 0 0 A  N"/></draw:custom-shape><draw:custom-shape text:anchor-type="paragraph" draw:z-index="428" draw:style-name="gr8" svg:width="0.47mm" svg:height="0.25mm" svg:x="85.37mm" svg:y="252.34mm"><text:p/><draw:enhanced-geometry svg:viewBox="0 0 26 14" draw:type="NonPrimitive" draw:enhanced-path="M 0 0 A L 13 0 A L 13 13 A L 13 0 A L 0 0 A  N"/></draw:custom-shape><draw:custom-shape text:anchor-type="paragraph" draw:z-index="429" draw:style-name="gr94" svg:width="62.1mm" svg:height="0.25mm" svg:x="23.28mm" svg:y="262.22mm"><text:p/><draw:enhanced-geometry svg:viewBox="0 0 3520 14" draw:type="NonPrimitive" draw:enhanced-path="M 0 0 A L 13 0 A L 3520 13 A L 3520 0 A L 0 0 A  N"/></draw:custom-shape><draw:custom-shape text:anchor-type="paragraph" draw:z-index="430" draw:style-name="gr43" svg:width="0.47mm" svg:height="9.64mm" svg:x="85.37mm" svg:y="252.59mm"><text:p/><draw:enhanced-geometry svg:viewBox="0 0 26 546" draw:type="NonPrimitive" draw:enhanced-path="M 0 0 A L 546 0 A L 13 546 A L 13 0 A L 0 0 A  N"/></draw:custom-shape><draw:custom-shape text:anchor-type="paragraph" draw:z-index="431" draw:style-name="gr8" svg:width="0.47mm" svg:height="0.25mm" svg:x="85.37mm" svg:y="262.22mm"><text:p/><draw:enhanced-geometry svg:viewBox="0 0 26 14" draw:type="NonPrimitive" draw:enhanced-path="M 0 0 A L 13 0 A L 13 13 A L 13 0 A L 0 0 A  N"/></draw:custom-shape><draw:custom-shape text:anchor-type="paragraph" draw:z-index="432" draw:style-name="gr95" svg:width="100.44mm" svg:height="0.25mm" svg:x="85.83mm" svg:y="262.22mm"><text:p/><draw:enhanced-geometry svg:viewBox="0 0 5694 14" draw:type="NonPrimitive" draw:enhanced-path="M 0 0 A L 13 0 A L 5706 13 A L 5706 0 A L 0 0 A  N"/></draw:custom-shape><draw:custom-shape text:anchor-type="paragraph" draw:z-index="433" draw:style-name="gr4" svg:width="0.24mm" svg:height="0.47mm" svg:x="23.28mm" svg:y="69.14mm"><text:p/><draw:enhanced-geometry svg:viewBox="0 0 13 26" draw:type="NonPrimitive" draw:enhanced-path="M 0 0 A L 13 0 A L 13 13 A L 13 0 A L 0 0 A  N"/></draw:custom-shape><draw:custom-shape text:anchor-type="paragraph" draw:z-index="434" draw:style-name="gr4" svg:width="0.24mm" svg:height="0.47mm" svg:x="23.28mm" svg:y="69.14mm"><text:p/><draw:enhanced-geometry svg:viewBox="0 0 13 26" draw:type="NonPrimitive" draw:enhanced-path="M 0 0 A L 13 0 A L 13 13 A L 13 0 A L 0 0 A  N"/></draw:custom-shape><draw:custom-shape text:anchor-type="paragraph" draw:z-index="435" draw:style-name="gr112" svg:width="68.22mm" svg:height="0.47mm" svg:x="23.51mm" svg:y="69.14mm"><text:p/><draw:enhanced-geometry svg:viewBox="0 0 3867 26" draw:type="NonPrimitive" draw:enhanced-path="M 0 0 A L 13 0 A L 3866 13 A L 3866 0 A L 0 0 A  N"/></draw:custom-shape><draw:custom-shape text:anchor-type="paragraph" draw:z-index="436" draw:style-name="gr74" svg:width="0.47mm" svg:height="0.47mm" svg:x="91.72mm" svg:y="69.14mm"><text:p/><draw:enhanced-geometry svg:viewBox="0 0 26 26" draw:type="NonPrimitive" draw:enhanced-path="M 0 0 A L 13 0 A L 13 13 A L 13 0 A L 0 0 A  N"/></draw:custom-shape><draw:custom-shape text:anchor-type="paragraph" draw:z-index="437" draw:style-name="gr113" svg:width="94.09mm" svg:height="0.47mm" svg:x="92.18mm" svg:y="69.14mm"><text:p/><draw:enhanced-geometry svg:viewBox="0 0 5334 26" draw:type="NonPrimitive" draw:enhanced-path="M 0 0 A L 13 0 A L 5346 13 A L 5346 0 A L 0 0 A  N"/></draw:custom-shape><draw:custom-shape text:anchor-type="paragraph" draw:z-index="438" draw:style-name="gr4" svg:width="0.24mm" svg:height="0.47mm" svg:x="186.27mm" svg:y="69.14mm"><text:p/><draw:enhanced-geometry svg:viewBox="0 0 13 26" draw:type="NonPrimitive" draw:enhanced-path="M 0 0 A L 13 0 A L 13 13 A L 13 0 A L 0 0 A  N"/></draw:custom-shape><draw:custom-shape text:anchor-type="paragraph" draw:z-index="439" draw:style-name="gr4" svg:width="0.24mm" svg:height="0.47mm" svg:x="186.27mm" svg:y="69.14mm"><text:p/><draw:enhanced-geometry svg:viewBox="0 0 13 26" draw:type="NonPrimitive" draw:enhanced-path="M 0 0 A L 13 0 A L 13 13 A L 13 0 A L 0 0 A  N"/></draw:custom-shape><draw:custom-shape text:anchor-type="paragraph" draw:z-index="440" draw:style-name="gr114" svg:width="0.24mm" svg:height="9.43mm" svg:x="23.28mm" svg:y="69.6mm"><text:p/><draw:enhanced-geometry svg:viewBox="0 0 13 534" draw:type="NonPrimitive" draw:enhanced-path="M 0 0 A L 546 0 A L 13 546 A L 13 0 A L 0 0 A  N"/></draw:custom-shape><draw:custom-shape text:anchor-type="paragraph" draw:z-index="441" draw:style-name="gr101" svg:width="0.47mm" svg:height="9.43mm" svg:x="91.72mm" svg:y="69.6mm"><text:p/><draw:enhanced-geometry svg:viewBox="0 0 26 534" draw:type="NonPrimitive" draw:enhanced-path="M 0 0 A L 546 0 A L 13 546 A L 13 0 A L 0 0 A  N"/></draw:custom-shape><draw:custom-shape text:anchor-type="paragraph" draw:z-index="442" draw:style-name="gr114" svg:width="0.24mm" svg:height="9.43mm" svg:x="186.27mm" svg:y="69.6mm"><text:p/><draw:enhanced-geometry svg:viewBox="0 0 13 534" draw:type="NonPrimitive" draw:enhanced-path="M 0 0 A L 546 0 A L 13 546 A L 13 0 A L 0 0 A  N"/></draw:custom-shape><draw:custom-shape text:anchor-type="paragraph" draw:z-index="443" draw:style-name="gr1" svg:width="0.24mm" svg:height="0.24mm" svg:x="23.28mm" svg:y="79.02mm"><text:p/><draw:enhanced-geometry svg:viewBox="0 0 13 13" draw:type="NonPrimitive" draw:enhanced-path="M 0 0 A L 13 0 A L 13 13 A L 13 0 A L 0 0 A  N"/></draw:custom-shape><draw:custom-shape text:anchor-type="paragraph" draw:z-index="444" draw:style-name="gr115" svg:width="68.22mm" svg:height="0.24mm" svg:x="23.51mm" svg:y="79.02mm"><text:p/><draw:enhanced-geometry svg:viewBox="0 0 3867 13" draw:type="NonPrimitive" draw:enhanced-path="M 0 0 A L 13 0 A L 3866 13 A L 3866 0 A L 0 0 A  N"/></draw:custom-shape><draw:custom-shape text:anchor-type="paragraph" draw:z-index="445" draw:style-name="gr52" svg:width="0.47mm" svg:height="0.24mm" svg:x="91.72mm" svg:y="79.02mm"><text:p/><draw:enhanced-geometry svg:viewBox="0 0 26 13" draw:type="NonPrimitive" draw:enhanced-path="M 0 0 A L 13 0 A L 13 13 A L 13 0 A L 0 0 A  N"/></draw:custom-shape><draw:custom-shape text:anchor-type="paragraph" draw:z-index="446" draw:style-name="gr1" svg:width="0.24mm" svg:height="0.24mm" svg:x="186.27mm" svg:y="79.02mm"><text:p/><draw:enhanced-geometry svg:viewBox="0 0 13 13" draw:type="NonPrimitive" draw:enhanced-path="M 0 0 A L 13 0 A L 13 13 A L 13 0 A L 0 0 A  N"/></draw:custom-shape><draw:custom-shape text:anchor-type="paragraph" draw:z-index="447" draw:style-name="gr82" svg:width="0.24mm" svg:height="14.6mm" svg:x="23.28mm" svg:y="79.25mm"><text:p/><draw:enhanced-geometry svg:viewBox="0 0 13 827" draw:type="NonPrimitive" draw:enhanced-path="M 0 0 A L 826 0 A L 13 826 A L 13 0 A L 0 0 A  N"/></draw:custom-shape><draw:custom-shape text:anchor-type="paragraph" draw:z-index="448" draw:style-name="gr83" svg:width="0.47mm" svg:height="14.6mm" svg:x="91.72mm" svg:y="79.25mm"><text:p/><draw:enhanced-geometry svg:viewBox="0 0 26 827" draw:type="NonPrimitive" draw:enhanced-path="M 0 0 A L 826 0 A L 13 826 A L 13 0 A L 0 0 A  N"/></draw:custom-shape><draw:custom-shape text:anchor-type="paragraph" draw:z-index="449" draw:style-name="gr82" svg:width="0.24mm" svg:height="14.6mm" svg:x="186.27mm" svg:y="79.25mm"><text:p/><draw:enhanced-geometry svg:viewBox="0 0 13 827" draw:type="NonPrimitive" draw:enhanced-path="M 0 0 A L 826 0 A L 13 826 A L 13 0 A L 0 0 A  N"/></draw:custom-shape><draw:custom-shape text:anchor-type="paragraph" draw:z-index="450" draw:style-name="gr1" svg:width="0.24mm" svg:height="0.24mm" svg:x="23.28mm" svg:y="93.84mm"><text:p/><draw:enhanced-geometry svg:viewBox="0 0 13 13" draw:type="NonPrimitive" draw:enhanced-path="M 0 0 A L 13 0 A L 13 13 A L 13 0 A L 0 0 A  N"/></draw:custom-shape><draw:custom-shape text:anchor-type="paragraph" draw:z-index="451" draw:style-name="gr52" svg:width="0.47mm" svg:height="0.24mm" svg:x="91.72mm" svg:y="93.84mm"><text:p/><draw:enhanced-geometry svg:viewBox="0 0 26 13" draw:type="NonPrimitive" draw:enhanced-path="M 0 0 A L 13 0 A L 13 13 A L 13 0 A L 0 0 A  N"/></draw:custom-shape><draw:custom-shape text:anchor-type="paragraph" draw:z-index="452" draw:style-name="gr1" svg:width="0.24mm" svg:height="0.24mm" svg:x="186.27mm" svg:y="93.84mm"><text:p/><draw:enhanced-geometry svg:viewBox="0 0 13 13" draw:type="NonPrimitive" draw:enhanced-path="M 0 0 A L 13 0 A L 13 13 A L 13 0 A L 0 0 A  N"/></draw:custom-shape><draw:custom-shape text:anchor-type="paragraph" draw:z-index="453" draw:style-name="gr33" svg:width="0.24mm" svg:height="9.66mm" svg:x="23.28mm" svg:y="94.07mm"><text:p/><draw:enhanced-geometry svg:viewBox="0 0 13 547" draw:type="NonPrimitive" draw:enhanced-path="M 0 0 A L 546 0 A L 13 546 A L 13 0 A L 0 0 A  N"/></draw:custom-shape><draw:custom-shape text:anchor-type="paragraph" draw:z-index="454" draw:style-name="gr34" svg:width="0.47mm" svg:height="9.66mm" svg:x="91.72mm" svg:y="94.07mm"><text:p/><draw:enhanced-geometry svg:viewBox="0 0 26 547" draw:type="NonPrimitive" draw:enhanced-path="M 0 0 A L 546 0 A L 13 546 A L 13 0 A L 0 0 A  N"/></draw:custom-shape><draw:custom-shape text:anchor-type="paragraph" draw:z-index="455" draw:style-name="gr33" svg:width="0.24mm" svg:height="9.66mm" svg:x="186.27mm" svg:y="94.07mm"><text:p/><draw:enhanced-geometry svg:viewBox="0 0 13 547" draw:type="NonPrimitive" draw:enhanced-path="M 0 0 A L 546 0 A L 13 546 A L 13 0 A L 0 0 A  N"/></draw:custom-shape><draw:custom-shape text:anchor-type="paragraph" draw:z-index="456" draw:style-name="gr1" svg:width="0.24mm" svg:height="0.24mm" svg:x="23.28mm" svg:y="103.72mm"><text:p/><draw:enhanced-geometry svg:viewBox="0 0 13 13" draw:type="NonPrimitive" draw:enhanced-path="M 0 0 A L 13 0 A L 13 13 A L 13 0 A L 0 0 A  N"/></draw:custom-shape><draw:custom-shape text:anchor-type="paragraph" draw:z-index="457" draw:style-name="gr52" svg:width="0.47mm" svg:height="0.24mm" svg:x="91.72mm" svg:y="103.72mm"><text:p/><draw:enhanced-geometry svg:viewBox="0 0 26 13" draw:type="NonPrimitive" draw:enhanced-path="M 0 0 A L 13 0 A L 13 13 A L 13 0 A L 0 0 A  N"/></draw:custom-shape><draw:custom-shape text:anchor-type="paragraph" draw:z-index="458" draw:style-name="gr1" svg:width="0.24mm" svg:height="0.24mm" svg:x="186.27mm" svg:y="103.72mm"><text:p/><draw:enhanced-geometry svg:viewBox="0 0 13 13" draw:type="NonPrimitive" draw:enhanced-path="M 0 0 A L 13 0 A L 13 13 A L 13 0 A L 0 0 A  N"/></draw:custom-shape><draw:custom-shape text:anchor-type="paragraph" draw:z-index="459" draw:style-name="gr33" svg:width="0.24mm" svg:height="9.66mm" svg:x="23.28mm" svg:y="103.95mm"><text:p/><draw:enhanced-geometry svg:viewBox="0 0 13 547" draw:type="NonPrimitive" draw:enhanced-path="M 0 0 A L 560 0 A L 13 560 A L 13 0 A L 0 0 A  N"/></draw:custom-shape><draw:custom-shape text:anchor-type="paragraph" draw:z-index="460" draw:style-name="gr34" svg:width="0.47mm" svg:height="9.66mm" svg:x="91.72mm" svg:y="103.95mm"><text:p/><draw:enhanced-geometry svg:viewBox="0 0 26 547" draw:type="NonPrimitive" draw:enhanced-path="M 0 0 A L 560 0 A L 13 560 A L 13 0 A L 0 0 A  N"/></draw:custom-shape><draw:custom-shape text:anchor-type="paragraph" draw:z-index="461" draw:style-name="gr33" svg:width="0.24mm" svg:height="9.66mm" svg:x="186.27mm" svg:y="103.95mm"><text:p/><draw:enhanced-geometry svg:viewBox="0 0 13 547" draw:type="NonPrimitive" draw:enhanced-path="M 0 0 A L 560 0 A L 13 560 A L 13 0 A L 0 0 A  N"/></draw:custom-shape><draw:custom-shape text:anchor-type="paragraph" draw:z-index="462" draw:style-name="gr4" svg:width="0.24mm" svg:height="0.47mm" svg:x="23.28mm" svg:y="113.59mm"><text:p/><draw:enhanced-geometry svg:viewBox="0 0 13 26" draw:type="NonPrimitive" draw:enhanced-path="M 0 0 A L 13 0 A L 13 13 A L 13 0 A L 0 0 A  N"/></draw:custom-shape><draw:custom-shape text:anchor-type="paragraph" draw:z-index="463" draw:style-name="gr74" svg:width="0.47mm" svg:height="0.47mm" svg:x="91.72mm" svg:y="113.59mm"><text:p/><draw:enhanced-geometry svg:viewBox="0 0 26 26" draw:type="NonPrimitive" draw:enhanced-path="M 0 0 A L 13 0 A L 13 13 A L 13 0 A L 0 0 A  N"/></draw:custom-shape><draw:custom-shape text:anchor-type="paragraph" draw:z-index="464" draw:style-name="gr4" svg:width="0.24mm" svg:height="0.47mm" svg:x="186.27mm" svg:y="113.59mm"><text:p/><draw:enhanced-geometry svg:viewBox="0 0 13 26" draw:type="NonPrimitive" draw:enhanced-path="M 0 0 A L 13 0 A L 13 13 A L 13 0 A L 0 0 A  N"/></draw:custom-shape><draw:custom-shape text:anchor-type="paragraph" draw:z-index="465" draw:style-name="gr114" svg:width="0.24mm" svg:height="9.43mm" svg:x="23.28mm" svg:y="114.05mm"><text:p/><draw:enhanced-geometry svg:viewBox="0 0 13 534" draw:type="NonPrimitive" draw:enhanced-path="M 0 0 A L 546 0 A L 13 546 A L 13 0 A L 0 0 A  N"/></draw:custom-shape><draw:custom-shape text:anchor-type="paragraph" draw:z-index="466" draw:style-name="gr101" svg:width="0.47mm" svg:height="9.43mm" svg:x="91.72mm" svg:y="114.05mm"><text:p/><draw:enhanced-geometry svg:viewBox="0 0 26 534" draw:type="NonPrimitive" draw:enhanced-path="M 0 0 A L 546 0 A L 13 546 A L 13 0 A L 0 0 A  N"/></draw:custom-shape><draw:custom-shape text:anchor-type="paragraph" draw:z-index="467" draw:style-name="gr114" svg:width="0.24mm" svg:height="9.43mm" svg:x="186.27mm" svg:y="114.05mm"><text:p/><draw:enhanced-geometry svg:viewBox="0 0 13 534" draw:type="NonPrimitive" draw:enhanced-path="M 0 0 A L 546 0 A L 13 546 A L 13 0 A L 0 0 A  N"/></draw:custom-shape><draw:custom-shape text:anchor-type="paragraph" draw:z-index="468" draw:style-name="gr1" svg:width="0.24mm" svg:height="0.24mm" svg:x="23.28mm" svg:y="123.47mm"><text:p/><draw:enhanced-geometry svg:viewBox="0 0 13 13" draw:type="NonPrimitive" draw:enhanced-path="M 0 0 A L 13 0 A L 13 13 A L 13 0 A L 0 0 A  N"/></draw:custom-shape><draw:custom-shape text:anchor-type="paragraph" draw:z-index="469" draw:style-name="gr52" svg:width="0.47mm" svg:height="0.24mm" svg:x="91.72mm" svg:y="123.47mm"><text:p/><draw:enhanced-geometry svg:viewBox="0 0 26 13" draw:type="NonPrimitive" draw:enhanced-path="M 0 0 A L 13 0 A L 13 13 A L 13 0 A L 0 0 A  N"/></draw:custom-shape><draw:custom-shape text:anchor-type="paragraph" draw:z-index="470" draw:style-name="gr1" svg:width="0.24mm" svg:height="0.24mm" svg:x="186.27mm" svg:y="123.47mm"><text:p/><draw:enhanced-geometry svg:viewBox="0 0 13 13" draw:type="NonPrimitive" draw:enhanced-path="M 0 0 A L 13 0 A L 13 13 A L 13 0 A L 0 0 A  N"/></draw:custom-shape><draw:custom-shape text:anchor-type="paragraph" draw:z-index="471" draw:style-name="gr18" svg:width="0.24mm" svg:height="9.89mm" svg:x="23.28mm" svg:y="123.7mm"><text:p/><draw:enhanced-geometry svg:viewBox="0 0 13 560" draw:type="NonPrimitive" draw:enhanced-path="M 0 0 A L 560 0 A L 13 560 A L 13 0 A L 0 0 A  N"/></draw:custom-shape><draw:custom-shape text:anchor-type="paragraph" draw:z-index="472" draw:style-name="gr19" svg:width="0.47mm" svg:height="9.89mm" svg:x="91.72mm" svg:y="123.7mm"><text:p/><draw:enhanced-geometry svg:viewBox="0 0 26 560" draw:type="NonPrimitive" draw:enhanced-path="M 0 0 A L 560 0 A L 13 560 A L 13 0 A L 0 0 A  N"/></draw:custom-shape><draw:custom-shape text:anchor-type="paragraph" draw:z-index="473" draw:style-name="gr18" svg:width="0.24mm" svg:height="9.89mm" svg:x="186.27mm" svg:y="123.7mm"><text:p/><draw:enhanced-geometry svg:viewBox="0 0 13 560" draw:type="NonPrimitive" draw:enhanced-path="M 0 0 A L 560 0 A L 13 560 A L 13 0 A L 0 0 A  N"/></draw:custom-shape><draw:custom-shape text:anchor-type="paragraph" draw:z-index="474" draw:style-name="gr1" svg:width="0.24mm" svg:height="0.24mm" svg:x="23.28mm" svg:y="133.58mm"><text:p/><draw:enhanced-geometry svg:viewBox="0 0 13 13" draw:type="NonPrimitive" draw:enhanced-path="M 0 0 A L 13 0 A L 13 13 A L 13 0 A L 0 0 A  N"/></draw:custom-shape><draw:custom-shape text:anchor-type="paragraph" draw:z-index="475" draw:style-name="gr52" svg:width="0.47mm" svg:height="0.24mm" svg:x="91.72mm" svg:y="133.58mm"><text:p/><draw:enhanced-geometry svg:viewBox="0 0 26 13" draw:type="NonPrimitive" draw:enhanced-path="M 0 0 A L 13 0 A L 13 13 A L 13 0 A L 0 0 A  N"/></draw:custom-shape><draw:custom-shape text:anchor-type="paragraph" draw:z-index="476" draw:style-name="gr1" svg:width="0.24mm" svg:height="0.24mm" svg:x="186.27mm" svg:y="133.58mm"><text:p/><draw:enhanced-geometry svg:viewBox="0 0 13 13" draw:type="NonPrimitive" draw:enhanced-path="M 0 0 A L 13 0 A L 13 13 A L 13 0 A L 0 0 A  N"/></draw:custom-shape><draw:custom-shape text:anchor-type="paragraph" draw:z-index="477" draw:style-name="gr114" svg:width="0.24mm" svg:height="9.43mm" svg:x="23.28mm" svg:y="133.81mm"><text:p/><draw:enhanced-geometry svg:viewBox="0 0 13 534" draw:type="NonPrimitive" draw:enhanced-path="M 0 0 A L 546 0 A L 13 546 A L 13 0 A L 0 0 A  N"/></draw:custom-shape><draw:custom-shape text:anchor-type="paragraph" draw:z-index="478" draw:style-name="gr101" svg:width="0.47mm" svg:height="9.43mm" svg:x="91.72mm" svg:y="133.81mm"><text:p/><draw:enhanced-geometry svg:viewBox="0 0 26 534" draw:type="NonPrimitive" draw:enhanced-path="M 0 0 A L 546 0 A L 13 546 A L 13 0 A L 0 0 A  N"/></draw:custom-shape><draw:custom-shape text:anchor-type="paragraph" draw:z-index="479" draw:style-name="gr114" svg:width="0.24mm" svg:height="9.43mm" svg:x="186.27mm" svg:y="133.81mm"><text:p/><draw:enhanced-geometry svg:viewBox="0 0 13 534" draw:type="NonPrimitive" draw:enhanced-path="M 0 0 A L 546 0 A L 13 546 A L 13 0 A L 0 0 A  N"/></draw:custom-shape><draw:custom-shape text:anchor-type="paragraph" draw:z-index="480" draw:style-name="gr4" svg:width="0.24mm" svg:height="0.47mm" svg:x="23.28mm" svg:y="143.23mm"><text:p/><draw:enhanced-geometry svg:viewBox="0 0 13 26" draw:type="NonPrimitive" draw:enhanced-path="M 0 0 A L 13 0 A L 13 13 A L 13 0 A L 0 0 A  N"/></draw:custom-shape><draw:custom-shape text:anchor-type="paragraph" draw:z-index="481" draw:style-name="gr74" svg:width="0.47mm" svg:height="0.47mm" svg:x="91.72mm" svg:y="143.23mm"><text:p/><draw:enhanced-geometry svg:viewBox="0 0 26 26" draw:type="NonPrimitive" draw:enhanced-path="M 0 0 A L 13 0 A L 13 13 A L 13 0 A L 0 0 A  N"/></draw:custom-shape><draw:custom-shape text:anchor-type="paragraph" draw:z-index="482" draw:style-name="gr4" svg:width="0.24mm" svg:height="0.47mm" svg:x="186.27mm" svg:y="143.23mm"><text:p/><draw:enhanced-geometry svg:viewBox="0 0 13 26" draw:type="NonPrimitive" draw:enhanced-path="M 0 0 A L 13 0 A L 13 13 A L 13 0 A L 0 0 A  N"/></draw:custom-shape><draw:custom-shape text:anchor-type="paragraph" draw:z-index="483" draw:style-name="gr116" svg:width="0.24mm" svg:height="14.37mm" svg:x="23.28mm" svg:y="143.69mm"><text:p/><draw:enhanced-geometry svg:viewBox="0 0 13 814" draw:type="NonPrimitive" draw:enhanced-path="M 0 0 A L 826 0 A L 13 826 A L 13 0 A L 0 0 A  N"/></draw:custom-shape><draw:custom-shape text:anchor-type="paragraph" draw:z-index="484" draw:style-name="gr100" svg:width="0.47mm" svg:height="14.37mm" svg:x="91.72mm" svg:y="143.69mm"><text:p/><draw:enhanced-geometry svg:viewBox="0 0 26 814" draw:type="NonPrimitive" draw:enhanced-path="M 0 0 A L 826 0 A L 13 826 A L 13 0 A L 0 0 A  N"/></draw:custom-shape><draw:custom-shape text:anchor-type="paragraph" draw:z-index="485" draw:style-name="gr116" svg:width="0.24mm" svg:height="14.37mm" svg:x="186.27mm" svg:y="143.69mm"><text:p/><draw:enhanced-geometry svg:viewBox="0 0 13 814" draw:type="NonPrimitive" draw:enhanced-path="M 0 0 A L 826 0 A L 13 826 A L 13 0 A L 0 0 A  N"/></draw:custom-shape><draw:custom-shape text:anchor-type="paragraph" draw:z-index="486" draw:style-name="gr4" svg:width="0.24mm" svg:height="0.47mm" svg:x="23.28mm" svg:y="158.04mm"><text:p/><draw:enhanced-geometry svg:viewBox="0 0 13 26" draw:type="NonPrimitive" draw:enhanced-path="M 0 0 A L 13 0 A L 13 13 A L 13 0 A L 0 0 A  N"/></draw:custom-shape><draw:custom-shape text:anchor-type="paragraph" draw:z-index="487" draw:style-name="gr4" svg:width="0.24mm" svg:height="0.47mm" svg:x="23.28mm" svg:y="158.04mm"><text:p/><draw:enhanced-geometry svg:viewBox="0 0 13 26" draw:type="NonPrimitive" draw:enhanced-path="M 0 0 A L 13 0 A L 13 13 A L 13 0 A L 0 0 A  N"/></draw:custom-shape><draw:custom-shape text:anchor-type="paragraph" draw:z-index="488" draw:style-name="gr112" svg:width="68.22mm" svg:height="0.47mm" svg:x="23.51mm" svg:y="158.04mm"><text:p/><draw:enhanced-geometry svg:viewBox="0 0 3867 26" draw:type="NonPrimitive" draw:enhanced-path="M 0 0 A L 13 0 A L 3866 13 A L 3866 0 A L 0 0 A  N"/></draw:custom-shape><draw:custom-shape text:anchor-type="paragraph" draw:z-index="489" draw:style-name="gr74" svg:width="0.47mm" svg:height="0.47mm" svg:x="91.72mm" svg:y="158.04mm"><text:p/><draw:enhanced-geometry svg:viewBox="0 0 26 26" draw:type="NonPrimitive" draw:enhanced-path="M 0 0 A L 13 0 A L 13 13 A L 13 0 A L 0 0 A  N"/></draw:custom-shape><draw:custom-shape text:anchor-type="paragraph" draw:z-index="490" draw:style-name="gr113" svg:width="94.09mm" svg:height="0.47mm" svg:x="92.18mm" svg:y="158.04mm"><text:p/><draw:enhanced-geometry svg:viewBox="0 0 5334 26" draw:type="NonPrimitive" draw:enhanced-path="M 0 0 A L 13 0 A L 5346 13 A L 5346 0 A L 0 0 A  N"/></draw:custom-shape><draw:custom-shape text:anchor-type="paragraph" draw:z-index="491" draw:style-name="gr4" svg:width="0.24mm" svg:height="0.47mm" svg:x="186.27mm" svg:y="158.04mm"><text:p/><draw:enhanced-geometry svg:viewBox="0 0 13 26" draw:type="NonPrimitive" draw:enhanced-path="M 0 0 A L 13 0 A L 13 13 A L 13 0 A L 0 0 A  N"/></draw:custom-shape><draw:custom-shape text:anchor-type="paragraph" draw:z-index="492" draw:style-name="gr4" svg:width="0.24mm" svg:height="0.47mm" svg:x="186.27mm" svg:y="158.04mm"><text:p/><draw:enhanced-geometry svg:viewBox="0 0 13 26" draw:type="NonPrimitive" draw:enhanced-path="M 0 0 A L 13 0 A L 13 13 A L 13 0 A L 0 0 A  N"/></draw:custom-shape><draw:custom-shape text:anchor-type="paragraph" draw:z-index="493" draw:style-name="gr1" svg:width="0.24mm" svg:height="0.24mm" svg:x="23.28mm" svg:y="163.21mm"><text:p/><draw:enhanced-geometry svg:viewBox="0 0 13 13" draw:type="NonPrimitive" draw:enhanced-path="M 0 0 A L 13 0 A L 13 13 A L 13 0 A L 0 0 A  N"/></draw:custom-shape><draw:custom-shape text:anchor-type="paragraph" draw:z-index="494" draw:style-name="gr1" svg:width="0.24mm" svg:height="0.24mm" svg:x="23.28mm" svg:y="163.21mm"><text:p/><draw:enhanced-geometry svg:viewBox="0 0 13 13" draw:type="NonPrimitive" draw:enhanced-path="M 0 0 A L 13 0 A L 13 13 A L 13 0 A L 0 0 A  N"/></draw:custom-shape><draw:custom-shape text:anchor-type="paragraph" draw:z-index="495" draw:style-name="gr115" svg:width="68.22mm" svg:height="0.24mm" svg:x="23.51mm" svg:y="163.21mm"><text:p/><draw:enhanced-geometry svg:viewBox="0 0 3867 13" draw:type="NonPrimitive" draw:enhanced-path="M 0 0 A L 13 0 A L 3866 13 A L 3866 0 A L 0 0 A  N"/></draw:custom-shape><draw:custom-shape text:anchor-type="paragraph" draw:z-index="496" draw:style-name="gr52" svg:width="0.47mm" svg:height="0.24mm" svg:x="91.72mm" svg:y="163.21mm"><text:p/><draw:enhanced-geometry svg:viewBox="0 0 26 13" draw:type="NonPrimitive" draw:enhanced-path="M 0 0 A L 13 0 A L 13 13 A L 13 0 A L 0 0 A  N"/></draw:custom-shape><draw:custom-shape text:anchor-type="paragraph" draw:z-index="497" draw:style-name="gr117" svg:width="94.09mm" svg:height="0.24mm" svg:x="92.18mm" svg:y="163.21mm"><text:p/><draw:enhanced-geometry svg:viewBox="0 0 5334 13" draw:type="NonPrimitive" draw:enhanced-path="M 0 0 A L 13 0 A L 5346 13 A L 5346 0 A L 0 0 A  N"/></draw:custom-shape><draw:custom-shape text:anchor-type="paragraph" draw:z-index="498" draw:style-name="gr1" svg:width="0.24mm" svg:height="0.24mm" svg:x="186.27mm" svg:y="163.21mm"><text:p/><draw:enhanced-geometry svg:viewBox="0 0 13 13" draw:type="NonPrimitive" draw:enhanced-path="M 0 0 A L 13 0 A L 13 13 A L 13 0 A L 0 0 A  N"/></draw:custom-shape><draw:custom-shape text:anchor-type="paragraph" draw:z-index="499" draw:style-name="gr1" svg:width="0.24mm" svg:height="0.24mm" svg:x="186.27mm" svg:y="163.21mm"><text:p/><draw:enhanced-geometry svg:viewBox="0 0 13 13" draw:type="NonPrimitive" draw:enhanced-path="M 0 0 A L 13 0 A L 13 13 A L 13 0 A L 0 0 A  N"/></draw:custom-shape><draw:custom-shape text:anchor-type="paragraph" draw:z-index="500" draw:style-name="gr18" svg:width="0.24mm" svg:height="9.89mm" svg:x="23.28mm" svg:y="163.44mm"><text:p/><draw:enhanced-geometry svg:viewBox="0 0 13 560" draw:type="NonPrimitive" draw:enhanced-path="M 0 0 A L 560 0 A L 13 560 A L 13 0 A L 0 0 A  N"/></draw:custom-shape><draw:custom-shape text:anchor-type="paragraph" draw:z-index="501" draw:style-name="gr19" svg:width="0.47mm" svg:height="9.89mm" svg:x="91.72mm" svg:y="163.44mm"><text:p/><draw:enhanced-geometry svg:viewBox="0 0 26 560" draw:type="NonPrimitive" draw:enhanced-path="M 0 0 A L 560 0 A L 13 560 A L 13 0 A L 0 0 A  N"/></draw:custom-shape><draw:custom-shape text:anchor-type="paragraph" draw:z-index="502" draw:style-name="gr18" svg:width="0.24mm" svg:height="9.89mm" svg:x="186.27mm" svg:y="163.44mm"><text:p/><draw:enhanced-geometry svg:viewBox="0 0 13 560" draw:type="NonPrimitive" draw:enhanced-path="M 0 0 A L 560 0 A L 13 560 A L 13 0 A L 0 0 A  N"/></draw:custom-shape><draw:custom-shape text:anchor-type="paragraph" draw:z-index="503" draw:style-name="gr6" svg:width="0.24mm" svg:height="0.25mm" svg:x="23.28mm" svg:y="173.32mm"><text:p/><draw:enhanced-geometry svg:viewBox="0 0 13 14" draw:type="NonPrimitive" draw:enhanced-path="M 0 0 A L 13 0 A L 13 13 A L 13 0 A L 0 0 A  N"/></draw:custom-shape><draw:custom-shape text:anchor-type="paragraph" draw:z-index="504" draw:style-name="gr118" svg:width="68.22mm" svg:height="0.25mm" svg:x="23.51mm" svg:y="173.32mm"><text:p/><draw:enhanced-geometry svg:viewBox="0 0 3867 14" draw:type="NonPrimitive" draw:enhanced-path="M 0 0 A L 13 0 A L 3866 13 A L 3866 0 A L 0 0 A  N"/></draw:custom-shape><draw:custom-shape text:anchor-type="paragraph" draw:z-index="505" draw:style-name="gr8" svg:width="0.47mm" svg:height="0.25mm" svg:x="91.72mm" svg:y="173.32mm"><text:p/><draw:enhanced-geometry svg:viewBox="0 0 26 14" draw:type="NonPrimitive" draw:enhanced-path="M 0 0 A L 13 0 A L 13 13 A L 13 0 A L 0 0 A  N"/></draw:custom-shape><draw:custom-shape text:anchor-type="paragraph" draw:z-index="506" draw:style-name="gr6" svg:width="0.24mm" svg:height="0.25mm" svg:x="186.27mm" svg:y="173.32mm"><text:p/><draw:enhanced-geometry svg:viewBox="0 0 13 14" draw:type="NonPrimitive" draw:enhanced-path="M 0 0 A L 13 0 A L 13 13 A L 13 0 A L 0 0 A  N"/></draw:custom-shape><draw:custom-shape text:anchor-type="paragraph" draw:z-index="507" draw:style-name="gr119" svg:width="0.24mm" svg:height="9.41mm" svg:x="23.28mm" svg:y="173.57mm"><text:p/><draw:enhanced-geometry svg:viewBox="0 0 13 533" draw:type="NonPrimitive" draw:enhanced-path="M 0 0 A L 546 0 A L 13 546 A L 13 0 A L 0 0 A  N"/></draw:custom-shape><draw:custom-shape text:anchor-type="paragraph" draw:z-index="508" draw:style-name="gr97" svg:width="0.47mm" svg:height="9.41mm" svg:x="91.72mm" svg:y="173.57mm"><text:p/><draw:enhanced-geometry svg:viewBox="0 0 26 533" draw:type="NonPrimitive" draw:enhanced-path="M 0 0 A L 546 0 A L 13 546 A L 13 0 A L 0 0 A  N"/></draw:custom-shape><draw:custom-shape text:anchor-type="paragraph" draw:z-index="509" draw:style-name="gr119" svg:width="0.24mm" svg:height="9.41mm" svg:x="186.27mm" svg:y="173.57mm"><text:p/><draw:enhanced-geometry svg:viewBox="0 0 13 533" draw:type="NonPrimitive" draw:enhanced-path="M 0 0 A L 546 0 A L 13 546 A L 13 0 A L 0 0 A  N"/></draw:custom-shape><draw:custom-shape text:anchor-type="paragraph" draw:z-index="510" draw:style-name="gr1" svg:width="0.24mm" svg:height="0.24mm" svg:x="23.28mm" svg:y="182.97mm"><text:p/><draw:enhanced-geometry svg:viewBox="0 0 13 13" draw:type="NonPrimitive" draw:enhanced-path="M 0 0 A L 13 0 A L 13 13 A L 13 0 A L 0 0 A  N"/></draw:custom-shape><draw:custom-shape text:anchor-type="paragraph" draw:z-index="511" draw:style-name="gr52" svg:width="0.47mm" svg:height="0.24mm" svg:x="91.72mm" svg:y="182.97mm"><text:p/><draw:enhanced-geometry svg:viewBox="0 0 26 13" draw:type="NonPrimitive" draw:enhanced-path="M 0 0 A L 13 0 A L 13 13 A L 13 0 A L 0 0 A  N"/></draw:custom-shape><draw:custom-shape text:anchor-type="paragraph" draw:z-index="512" draw:style-name="gr1" svg:width="0.24mm" svg:height="0.24mm" svg:x="186.27mm" svg:y="182.97mm"><text:p/><draw:enhanced-geometry svg:viewBox="0 0 13 13" draw:type="NonPrimitive" draw:enhanced-path="M 0 0 A L 13 0 A L 13 13 A L 13 0 A L 0 0 A  N"/></draw:custom-shape><draw:custom-shape text:anchor-type="paragraph" draw:z-index="513" draw:style-name="gr18" svg:width="0.24mm" svg:height="9.89mm" svg:x="23.28mm" svg:y="183.2mm"><text:p/><draw:enhanced-geometry svg:viewBox="0 0 13 560" draw:type="NonPrimitive" draw:enhanced-path="M 0 0 A L 560 0 A L 13 560 A L 13 0 A L 0 0 A  N"/></draw:custom-shape><draw:custom-shape text:anchor-type="paragraph" draw:z-index="514" draw:style-name="gr19" svg:width="0.47mm" svg:height="9.89mm" svg:x="91.72mm" svg:y="183.2mm"><text:p/><draw:enhanced-geometry svg:viewBox="0 0 26 560" draw:type="NonPrimitive" draw:enhanced-path="M 0 0 A L 560 0 A L 13 560 A L 13 0 A L 0 0 A  N"/></draw:custom-shape><draw:custom-shape text:anchor-type="paragraph" draw:z-index="515" draw:style-name="gr18" svg:width="0.24mm" svg:height="9.89mm" svg:x="186.27mm" svg:y="183.2mm"><text:p/><draw:enhanced-geometry svg:viewBox="0 0 13 560" draw:type="NonPrimitive" draw:enhanced-path="M 0 0 A L 560 0 A L 13 560 A L 13 0 A L 0 0 A  N"/></draw:custom-shape><draw:custom-shape text:anchor-type="paragraph" draw:z-index="516" draw:style-name="gr6" svg:width="0.24mm" svg:height="0.25mm" svg:x="23.28mm" svg:y="193.08mm"><text:p/><draw:enhanced-geometry svg:viewBox="0 0 13 14" draw:type="NonPrimitive" draw:enhanced-path="M 0 0 A L 13 0 A L 13 13 A L 13 0 A L 0 0 A  N"/></draw:custom-shape><draw:custom-shape text:anchor-type="paragraph" draw:z-index="517" draw:style-name="gr8" svg:width="0.47mm" svg:height="0.25mm" svg:x="91.72mm" svg:y="193.08mm"><text:p/><draw:enhanced-geometry svg:viewBox="0 0 26 14" draw:type="NonPrimitive" draw:enhanced-path="M 0 0 A L 13 0 A L 13 13 A L 13 0 A L 0 0 A  N"/></draw:custom-shape><draw:custom-shape text:anchor-type="paragraph" draw:z-index="518" draw:style-name="gr6" svg:width="0.24mm" svg:height="0.25mm" svg:x="186.27mm" svg:y="193.08mm"><text:p/><draw:enhanced-geometry svg:viewBox="0 0 13 14" draw:type="NonPrimitive" draw:enhanced-path="M 0 0 A L 13 0 A L 13 13 A L 13 0 A L 0 0 A  N"/></draw:custom-shape><draw:custom-shape text:anchor-type="paragraph" draw:z-index="519" draw:style-name="gr42" svg:width="0.24mm" svg:height="9.64mm" svg:x="23.28mm" svg:y="193.32mm"><text:p/><draw:enhanced-geometry svg:viewBox="0 0 13 546" draw:type="NonPrimitive" draw:enhanced-path="M 0 0 A L 546 0 A L 13 546 A L 13 0 A L 0 0 A  N"/></draw:custom-shape><draw:custom-shape text:anchor-type="paragraph" draw:z-index="520" draw:style-name="gr43" svg:width="0.47mm" svg:height="9.64mm" svg:x="91.72mm" svg:y="193.32mm"><text:p/><draw:enhanced-geometry svg:viewBox="0 0 26 546" draw:type="NonPrimitive" draw:enhanced-path="M 0 0 A L 546 0 A L 13 546 A L 13 0 A L 0 0 A  N"/></draw:custom-shape><draw:custom-shape text:anchor-type="paragraph" draw:z-index="521" draw:style-name="gr42" svg:width="0.24mm" svg:height="9.64mm" svg:x="186.27mm" svg:y="193.32mm"><text:p/><draw:enhanced-geometry svg:viewBox="0 0 13 546" draw:type="NonPrimitive" draw:enhanced-path="M 0 0 A L 546 0 A L 13 546 A L 13 0 A L 0 0 A  N"/></draw:custom-shape><draw:custom-shape text:anchor-type="paragraph" draw:z-index="522" draw:style-name="gr6" svg:width="0.24mm" svg:height="0.25mm" svg:x="23.28mm" svg:y="202.95mm"><text:p/><draw:enhanced-geometry svg:viewBox="0 0 13 14" draw:type="NonPrimitive" draw:enhanced-path="M 0 0 A L 13 0 A L 13 13 A L 13 0 A L 0 0 A  N"/></draw:custom-shape><draw:custom-shape text:anchor-type="paragraph" draw:z-index="523" draw:style-name="gr8" svg:width="0.47mm" svg:height="0.25mm" svg:x="91.72mm" svg:y="202.95mm"><text:p/><draw:enhanced-geometry svg:viewBox="0 0 26 14" draw:type="NonPrimitive" draw:enhanced-path="M 0 0 A L 13 0 A L 13 13 A L 13 0 A L 0 0 A  N"/></draw:custom-shape><draw:custom-shape text:anchor-type="paragraph" draw:z-index="524" draw:style-name="gr6" svg:width="0.24mm" svg:height="0.25mm" svg:x="186.27mm" svg:y="202.95mm"><text:p/><draw:enhanced-geometry svg:viewBox="0 0 13 14" draw:type="NonPrimitive" draw:enhanced-path="M 0 0 A L 13 0 A L 13 13 A L 13 0 A L 0 0 A  N"/></draw:custom-shape><draw:custom-shape text:anchor-type="paragraph" draw:z-index="525" draw:style-name="gr119" svg:width="0.24mm" svg:height="9.41mm" svg:x="23.28mm" svg:y="203.2mm"><text:p/><draw:enhanced-geometry svg:viewBox="0 0 13 533" draw:type="NonPrimitive" draw:enhanced-path="M 0 0 A L 546 0 A L 13 546 A L 13 0 A L 0 0 A  N"/></draw:custom-shape><draw:custom-shape text:anchor-type="paragraph" draw:z-index="526" draw:style-name="gr97" svg:width="0.47mm" svg:height="9.41mm" svg:x="91.72mm" svg:y="203.2mm"><text:p/><draw:enhanced-geometry svg:viewBox="0 0 26 533" draw:type="NonPrimitive" draw:enhanced-path="M 0 0 A L 546 0 A L 13 546 A L 13 0 A L 0 0 A  N"/></draw:custom-shape><draw:custom-shape text:anchor-type="paragraph" draw:z-index="527" draw:style-name="gr119" svg:width="0.24mm" svg:height="9.41mm" svg:x="186.27mm" svg:y="203.2mm"><text:p/><draw:enhanced-geometry svg:viewBox="0 0 13 533" draw:type="NonPrimitive" draw:enhanced-path="M 0 0 A L 546 0 A L 13 546 A L 13 0 A L 0 0 A  N"/></draw:custom-shape><draw:custom-shape text:anchor-type="paragraph" draw:z-index="528" draw:style-name="gr1" svg:width="0.24mm" svg:height="0.24mm" svg:x="23.28mm" svg:y="212.6mm"><text:p/><draw:enhanced-geometry svg:viewBox="0 0 13 13" draw:type="NonPrimitive" draw:enhanced-path="M 0 0 A L 13 0 A L 13 13 A L 13 0 A L 0 0 A  N"/></draw:custom-shape><draw:custom-shape text:anchor-type="paragraph" draw:z-index="529" draw:style-name="gr52" svg:width="0.47mm" svg:height="0.24mm" svg:x="91.72mm" svg:y="212.6mm"><text:p/><draw:enhanced-geometry svg:viewBox="0 0 26 13" draw:type="NonPrimitive" draw:enhanced-path="M 0 0 A L 13 0 A L 13 13 A L 13 0 A L 0 0 A  N"/></draw:custom-shape><draw:custom-shape text:anchor-type="paragraph" draw:z-index="530" draw:style-name="gr1" svg:width="0.24mm" svg:height="0.24mm" svg:x="186.27mm" svg:y="212.6mm"><text:p/><draw:enhanced-geometry svg:viewBox="0 0 13 13" draw:type="NonPrimitive" draw:enhanced-path="M 0 0 A L 13 0 A L 13 13 A L 13 0 A L 0 0 A  N"/></draw:custom-shape><draw:custom-shape text:anchor-type="paragraph" draw:z-index="531" draw:style-name="gr18" svg:width="0.24mm" svg:height="9.89mm" svg:x="23.28mm" svg:y="212.83mm"><text:p/><draw:enhanced-geometry svg:viewBox="0 0 13 560" draw:type="NonPrimitive" draw:enhanced-path="M 0 0 A L 560 0 A L 13 560 A L 13 0 A L 0 0 A  N"/></draw:custom-shape><draw:custom-shape text:anchor-type="paragraph" draw:z-index="532" draw:style-name="gr19" svg:width="0.47mm" svg:height="9.89mm" svg:x="91.72mm" svg:y="212.83mm"><text:p/><draw:enhanced-geometry svg:viewBox="0 0 26 560" draw:type="NonPrimitive" draw:enhanced-path="M 0 0 A L 560 0 A L 13 560 A L 13 0 A L 0 0 A  N"/></draw:custom-shape><draw:custom-shape text:anchor-type="paragraph" draw:z-index="533" draw:style-name="gr18" svg:width="0.24mm" svg:height="9.89mm" svg:x="186.27mm" svg:y="212.83mm"><text:p/><draw:enhanced-geometry svg:viewBox="0 0 13 560" draw:type="NonPrimitive" draw:enhanced-path="M 0 0 A L 560 0 A L 13 560 A L 13 0 A L 0 0 A  N"/></draw:custom-shape><draw:custom-shape text:anchor-type="paragraph" draw:z-index="534" draw:style-name="gr6" svg:width="0.24mm" svg:height="0.25mm" svg:x="23.28mm" svg:y="222.71mm"><text:p/><draw:enhanced-geometry svg:viewBox="0 0 13 14" draw:type="NonPrimitive" draw:enhanced-path="M 0 0 A L 13 0 A L 13 13 A L 13 0 A L 0 0 A  N"/></draw:custom-shape><draw:custom-shape text:anchor-type="paragraph" draw:z-index="535" draw:style-name="gr8" svg:width="0.47mm" svg:height="0.25mm" svg:x="91.72mm" svg:y="222.71mm"><text:p/><draw:enhanced-geometry svg:viewBox="0 0 26 14" draw:type="NonPrimitive" draw:enhanced-path="M 0 0 A L 13 0 A L 13 13 A L 13 0 A L 0 0 A  N"/></draw:custom-shape><draw:custom-shape text:anchor-type="paragraph" draw:z-index="536" draw:style-name="gr6" svg:width="0.24mm" svg:height="0.25mm" svg:x="186.27mm" svg:y="222.71mm"><text:p/><draw:enhanced-geometry svg:viewBox="0 0 13 14" draw:type="NonPrimitive" draw:enhanced-path="M 0 0 A L 13 0 A L 13 13 A L 13 0 A L 0 0 A  N"/></draw:custom-shape><draw:custom-shape text:anchor-type="paragraph" draw:z-index="537" draw:style-name="gr42" svg:width="0.24mm" svg:height="9.64mm" svg:x="23.28mm" svg:y="222.96mm"><text:p/><draw:enhanced-geometry svg:viewBox="0 0 13 546" draw:type="NonPrimitive" draw:enhanced-path="M 0 0 A L 546 0 A L 13 546 A L 13 0 A L 0 0 A  N"/></draw:custom-shape><draw:custom-shape text:anchor-type="paragraph" draw:z-index="538" draw:style-name="gr43" svg:width="0.47mm" svg:height="9.64mm" svg:x="91.72mm" svg:y="222.96mm"><text:p/><draw:enhanced-geometry svg:viewBox="0 0 26 546" draw:type="NonPrimitive" draw:enhanced-path="M 0 0 A L 546 0 A L 13 546 A L 13 0 A L 0 0 A  N"/></draw:custom-shape><draw:custom-shape text:anchor-type="paragraph" draw:z-index="539" draw:style-name="gr42" svg:width="0.24mm" svg:height="9.64mm" svg:x="186.27mm" svg:y="222.96mm"><text:p/><draw:enhanced-geometry svg:viewBox="0 0 13 546" draw:type="NonPrimitive" draw:enhanced-path="M 0 0 A L 546 0 A L 13 546 A L 13 0 A L 0 0 A  N"/></draw:custom-shape><draw:custom-shape text:anchor-type="paragraph" draw:z-index="540" draw:style-name="gr6" svg:width="0.24mm" svg:height="0.25mm" svg:x="23.28mm" svg:y="232.59mm"><text:p/><draw:enhanced-geometry svg:viewBox="0 0 13 14" draw:type="NonPrimitive" draw:enhanced-path="M 0 0 A L 13 0 A L 13 13 A L 13 0 A L 0 0 A  N"/></draw:custom-shape><draw:custom-shape text:anchor-type="paragraph" draw:z-index="541" draw:style-name="gr8" svg:width="0.47mm" svg:height="0.25mm" svg:x="91.72mm" svg:y="232.59mm"><text:p/><draw:enhanced-geometry svg:viewBox="0 0 26 14" draw:type="NonPrimitive" draw:enhanced-path="M 0 0 A L 13 0 A L 13 13 A L 13 0 A L 0 0 A  N"/></draw:custom-shape><draw:custom-shape text:anchor-type="paragraph" draw:z-index="542" draw:style-name="gr6" svg:width="0.24mm" svg:height="0.25mm" svg:x="186.27mm" svg:y="232.59mm"><text:p/><draw:enhanced-geometry svg:viewBox="0 0 13 14" draw:type="NonPrimitive" draw:enhanced-path="M 0 0 A L 13 0 A L 13 13 A L 13 0 A L 0 0 A  N"/></draw:custom-shape><draw:custom-shape text:anchor-type="paragraph" draw:z-index="543" draw:style-name="gr12" svg:width="0.24mm" svg:height="14.58mm" svg:x="23.28mm" svg:y="232.83mm"><text:p/><draw:enhanced-geometry svg:viewBox="0 0 13 826" draw:type="NonPrimitive" draw:enhanced-path="M 0 0 A L 826 0 A L 13 826 A L 13 0 A L 0 0 A  N"/></draw:custom-shape><draw:custom-shape text:anchor-type="paragraph" draw:z-index="544" draw:style-name="gr6" svg:width="0.24mm" svg:height="0.25mm" svg:x="23.28mm" svg:y="247.4mm"><text:p/><draw:enhanced-geometry svg:viewBox="0 0 13 14" draw:type="NonPrimitive" draw:enhanced-path="M 0 0 A L 13 0 A L 13 13 A L 13 0 A L 0 0 A  N"/></draw:custom-shape><draw:custom-shape text:anchor-type="paragraph" draw:z-index="545" draw:style-name="gr6" svg:width="0.24mm" svg:height="0.25mm" svg:x="23.28mm" svg:y="247.4mm"><text:p/><draw:enhanced-geometry svg:viewBox="0 0 13 14" draw:type="NonPrimitive" draw:enhanced-path="M 0 0 A L 13 0 A L 13 13 A L 13 0 A L 0 0 A  N"/></draw:custom-shape><draw:custom-shape text:anchor-type="paragraph" draw:z-index="546" draw:style-name="gr118" svg:width="68.22mm" svg:height="0.25mm" svg:x="23.51mm" svg:y="247.4mm"><text:p/><draw:enhanced-geometry svg:viewBox="0 0 3867 14" draw:type="NonPrimitive" draw:enhanced-path="M 0 0 A L 13 0 A L 3866 13 A L 3866 0 A L 0 0 A  N"/></draw:custom-shape><draw:custom-shape text:anchor-type="paragraph" draw:z-index="547" draw:style-name="gr13" svg:width="0.47mm" svg:height="14.58mm" svg:x="91.72mm" svg:y="232.83mm"><text:p/><draw:enhanced-geometry svg:viewBox="0 0 26 826" draw:type="NonPrimitive" draw:enhanced-path="M 0 0 A L 826 0 A L 13 826 A L 13 0 A L 0 0 A  N"/></draw:custom-shape><draw:custom-shape text:anchor-type="paragraph" draw:z-index="548" draw:style-name="gr8" svg:width="0.47mm" svg:height="0.25mm" svg:x="91.72mm" svg:y="247.4mm"><text:p/><draw:enhanced-geometry svg:viewBox="0 0 26 14" draw:type="NonPrimitive" draw:enhanced-path="M 0 0 A L 13 0 A L 13 13 A L 13 0 A L 0 0 A  N"/></draw:custom-shape><draw:custom-shape text:anchor-type="paragraph" draw:z-index="549" draw:style-name="gr120" svg:width="94.09mm" svg:height="0.25mm" svg:x="92.18mm" svg:y="247.4mm"><text:p/><draw:enhanced-geometry svg:viewBox="0 0 5334 14" draw:type="NonPrimitive" draw:enhanced-path="M 0 0 A L 13 0 A L 5346 13 A L 5346 0 A L 0 0 A  N"/></draw:custom-shape><draw:custom-shape text:anchor-type="paragraph" draw:z-index="550" draw:style-name="gr12" svg:width="0.24mm" svg:height="14.58mm" svg:x="186.27mm" svg:y="232.83mm"><text:p/><draw:enhanced-geometry svg:viewBox="0 0 13 826" draw:type="NonPrimitive" draw:enhanced-path="M 0 0 A L 826 0 A L 13 826 A L 13 0 A L 0 0 A  N"/></draw:custom-shape><draw:custom-shape text:anchor-type="paragraph" draw:z-index="551" draw:style-name="gr6" svg:width="0.24mm" svg:height="0.25mm" svg:x="186.27mm" svg:y="247.4mm"><text:p/><draw:enhanced-geometry svg:viewBox="0 0 13 14" draw:type="NonPrimitive" draw:enhanced-path="M 0 0 A L 13 0 A L 13 13 A L 13 0 A L 0 0 A  N"/></draw:custom-shape><draw:custom-shape text:anchor-type="paragraph" draw:z-index="552" draw:style-name="gr6" svg:width="0.24mm" svg:height="0.25mm" svg:x="186.27mm" svg:y="247.4mm"><text:p/><draw:enhanced-geometry svg:viewBox="0 0 13 14" draw:type="NonPrimitive" draw:enhanced-path="M 0 0 A L 13 0 A L 13 13 A L 13 0 A L 0 0 A  N"/></draw:custom-shape></text:p>
      <text:p text:style-name="P8"/>
      <text:p text:style-name="P8"/>
      <text:p text:style-name="P9"><text:span text:style-name="T1">THE COMPANIES ACT </text:span></text:p>
      <text:p text:style-name="P11"><text:span text:style-name="T1">(CHAPTER 50)</text:span></text:p>
      <text:p text:style-name="P12"><text:span text:style-name="T7">SECTION 296(4)(A) </text:span></text:p>
      <text:p text:style-name="P13"><text:span text:style-name="T7">STA</text:span><text:soft-page-break/><text:span text:style-name="T7">TEMENT OF AFFAIRS </text:span></text:p>
      <text:p text:style-name="P14"/>
      <text:p text:style-name="P16"/>
      <text:p text:style-name="P14"/>
      <text:p text:style-name="P14"/>
      <text:p text:style-name="P15"><text:span text:style-name="T7">FORM </text:span></text:p>
      <text:p text:style-name="P1"><text:span text:style-name="T7"><text:s text:c="10"/>61</text:span></text:p>
      <text:section text:style-name="Sect1" text:name="TextSection">
        <text:p text:style-name="P42"/>
        <text:p text:style-name="P17"/>
        <text:p text:style-name="P17"/>
        <text:p text:style-name="P17"/>
        <text:p text:style-name="P17"/>
        <text:p text:style-name="P17"/>
        <text:p text:style-name="P18"><text:span text:style-name="T2">Company Name : …………………………………………………………………………….. </text:span></text:p>
        <text:p text:style-name="P19"/>
        <text:p text:style-name="P20"><text:span text:style-name="T2">Company No: ………………………………………… </text:span></text:p>
        <text:p text:style-name="P19"/>
        <text:p text:style-name="P23"><text:span text:style-name="T2">Statement of Assets and Liabilities as at …………………….(insert date) </text:span></text:p>
      </text:section>
      <text:section text:style-name="Sect2" text:name="Section1">
        <text:p text:style-name="P42"/>
        <text:p text:style-name="P17"/>
        <text:p text:style-name="P17"/>
        <text:p text:style-name="P17"/>
        <text:p text:style-name="P26"><text:span text:style-name="T2">1 <text:s/>ASSETS NOT SPECIFICALLY CHARGED </text:span></text:p>
        <text:p text:style-name="P56"/>
        <text:p text:style-name="P57"><text:span text:style-name="T2">(a) Real estate as detailed in Schedule A† </text:span></text:p>
        <text:p text:style-name="P58"><text:span text:style-name="T2">(b) Sundry debtors as detailed in Schedule B† </text:span></text:p>
        <text:p text:style-name="P59"><text:span text:style-name="T2">(c) Cash in hand </text:span></text:p>
        <text:p text:style-name="P59"><text:span text:style-name="T2">(d) Cash at bank </text:span></text:p>
        <text:p text:style-name="P58"><text:span text:style-name="T2">(e) Stock as detailed in inventory </text:span></text:p>
        <text:p text:style-name="P60"><text:span text:style-name="T2">(f) Plant and equipment as detailed in</text:span></text:p>
        <text:p text:style-name="P58"><text:span text:style-name="T2">inventory </text:span></text:p>
        <text:p text:style-name="P58"><text:span text:style-name="T2">(g) Other assets as detailed in Schedule C† </text:span></text:p>
        <text:p text:style-name="P19"/>
        <text:p text:style-name="P27"><text:span text:style-name="T2">2 <text:s/>ASSETS SUBJECT TO SPECIFIC CHARGES,</text:span></text:p>
        <text:p text:style-name="P59"><text:span text:style-name="T2">LIENS, MORTGAGES, BILLS OF SALE OR</text:span></text:p>
        <text:p text:style-name="P59"><text:span text:style-name="T2">HIRE-PURCHASE AGREEMENTS, as</text:span></text:p>
        <text:p text:style-name="P58"><text:span text:style-name="T2">detailed in Schedule D </text:span></text:p>
        <text:p text:style-name="P56"/>
        <text:p text:style-name="P61"><text:span text:style-name="T2">Less amounts owing as detailed in Schedule D </text:span></text:p>
        <text:p text:style-name="P62"/>
        <text:p text:style-name="P63"><text:span text:style-name="T2">TOTAL ASSETS </text:span></text:p>
        <text:p text:style-name="P19"/>
        <text:p text:style-name="P19"/>
        <text:p text:style-name="P19"><text:soft-page-break/></text:p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29"><text:span text:style-name="T4">? <text:s text:c="2"/>Indicate in respect of each entry whether cost or book value. </text:span></text:p>
        <text:p text:style-name="P19"><text:span text:style-name="T5">†</text:span><text:span text:style-name="T4"> <text:s text:c="2"/>Where this statement of affairs is made for the purposes of section 296(4) </text:span></text:p>
        <text:p text:style-name="P19"><text:span text:style-name="T4"><text:s text:c="5"/>of the Companies Act, Schedule A, B, C and D are to show the method </text:span></text:p>
        <text:p text:style-name="P19"><text:span text:style-name="T4"><text:s text:c="5"/>and manner in which the valuation of the assets were arrived at. </text:span></text:p>
        <text:p text:style-name="P64"><text:span text:style-name="T2">Cost or</text:span></text:p>
        <text:p text:style-name="P65"><text:span text:style-name="T2">Book</text:span></text:p>
        <text:p text:style-name="P2"><text:span text:style-name="T2">Value ? </text:span></text:p>
        <text:p text:style-name="P64"><text:span text:style-name="T2">Estimated</text:span></text:p>
        <text:p text:style-name="P3"><text:span text:style-name="T2">Realisable</text:span></text:p>
        <text:p text:style-name="P67"><text:span text:style-name="T2">Values </text:span></text:p>
      </text:section>
      <text:section text:style-name="Sect1" text:name="Section2">
        <text:p text:style-name="P7"/>
      </text:section>
      <text:p text:style-name="P43"/>
      <text:p text:style-name="P17"/>
      <text:p text:style-name="P17"/>
      <text:p text:style-name="P31"><text:span text:style-name="T2">CONTINUATION SHEET 1 </text:span></text:p>
      <text:p text:style-name="P19"/>
      <text:p text:style-name="P19"/>
      <text:p text:style-name="P31"><text:span text:style-name="T2">Company Name : …………………………………………………………………………….. </text:span></text:p>
      <text:p text:style-name="P19"/>
      <text:p text:style-name="P20"><text:span text:style-name="T2">Company No: ………………………………………… </text:span></text:p>
      <text:p text:style-name="P19"/>
      <text:p text:style-name="P19"/>
      <text:p text:style-name="P19"/>
      <text:p text:style-name="P19"/>
      <text:p text:style-name="P19"/>
      <text:p text:style-name="P34"><text:span text:style-name="T2">Statement of Assets and Liabilities as at ………………………………………………….. </text:span></text:p>
      <text:section text:style-name="Sect3" text:name="Section3">
        <text:p text:style-name="P42"/>
        <text:p text:style-name="P17"/>
        <text:p text:style-name="P17"/>
        <text:p text:style-name="P17"/>
        <text:p text:style-name="P17"/>
        <text:p text:style-name="P17"/>
        <text:p text:style-name="P31"><text:span text:style-name="T2">TOTAL ESTIMATED REALISABLE ASSETS </text:span></text:p>
        <text:p text:style-name="P19"/>
        <text:p text:style-name="P21"><text:span text:style-name="T2">3 <text:tab/></text:span><text:span text:style-name="T9">Less</text:span><text:span text:style-name="T8"> </text:span><text:span text:style-name="T2">PREFERENTIAL CREDITORS ENTITLED TO</text:span></text:p>
        <text:p text:style-name="P68"><text:span text:style-name="T2">PRIORITY OVER THE HOLDERS OF</text:span></text:p>
        <text:p text:style-name="P68"><text:span text:style-name="T2">DEBENTURES UNDER ANY FLOATING CHARGE,</text:span></text:p>
        <text:p text:style-name="P70"><text:span text:style-name="T2">as detailed in Schedule E </text:span></text:p>
        <text:p text:style-name="P19"/>
        <text:p text:style-name="P19"/>
        <text:p text:style-name="P19"/>
        <text:p text:style-name="P19"/>
        <text:p text:style-name="P19"/>
        <text:p text:style-name="P19"/>
        <text:p text:style-name="P28"><text:span text:style-name="T2">4 <text:tab/></text:span><text:span text:style-name="T9">Less</text:span><text:span text:style-name="T2"> AMOUNTS OWING AND SECURED BY</text:span></text:p>
        <text:p text:style-name="P71"><text:span text:style-name="T2">DEBENTURES OR FLOATING CHARGE OVER</text:span></text:p>
        <text:p text:style-name="P71"><text:span text:style-name="T2">COMPANY’S ASSETS TO </text:span></text:p>
        <text:p text:style-name="P19"/>
        <text:p text:style-name="P19"/>
        <text:p text:style-name="P19"/>
        <text:p text:style-name="P19"/>
        <text:p text:style-name="P19"/>
        <text:p text:style-name="P19"/>
        <text:p text:style-name="P36"><text:span text:style-name="T2">5 <text:tab/></text:span><text:span text:style-name="T9">Less</text:span><text:span text:style-name="T2"> PREFERENTIAL CREDITORS as detailed in</text:span></text:p>
        <text:p text:style-name="P71"><text:span text:style-name="T2">Schedule F </text:span></text:p>
        <text:p text:style-name="P72"/>
        <text:p text:style-name="P72"/>
        <text:p text:style-name="P72"/>
        <text:p text:style-name="P72"/>
        <text:p text:style-name="P72"/>
        <text:p text:style-name="P72"/>
        <text:p text:style-name="P73"><text:span text:style-name="T2">ESTIMATED AMOUNT AVAILABLE FOR</text:span></text:p>
        <text:p text:style-name="P68"><text:span text:style-name="T2">UNSECURED CREDITORS </text:span></text:p>
        <text:p text:style-name="P79"/>
        <text:p text:style-name="P81"/>
        <text:p text:style-name="P80"><text:span text:style-name="T2">Cost or</text:span></text:p>
        <text:p text:style-name="P66"><text:span text:style-name="T2">Book</text:span></text:p>
        <text:p text:style-name="P2"><text:span text:style-name="T2">Value ? </text:span></text:p>
        <text:p text:style-name="P79"/>
        <text:p text:style-name="P81"/>
        <text:p text:style-name="P80"><text:span text:style-name="T2">Estimated</text:span></text:p>
        <text:p text:style-name="P4"><text:span text:style-name="T2">Realisable</text:span></text:p>
        <text:p text:style-name="P67"><text:span text:style-name="T2">Values </text:span></text:p>
      </text:section>
      <text:section text:style-name="Sect1" text:name="Section4">
        <text:p text:style-name="P7"/>
      </text:section>
      <text:p text:style-name="P44"/>
      <text:p text:style-name="P17"/>
      <text:p text:style-name="P17"/>
      <text:p text:style-name="P31"><text:span text:style-name="T2">CONTINUATION SHEET 2 </text:span></text:p>
      <text:p text:style-name="P19"/>
      <text:p text:style-name="P19"/>
      <text:p text:style-name="P31"><text:span text:style-name="T2">Company Name : …………………………………………………………………………….. </text:span></text:p>
      <text:p text:style-name="P19"/>
      <text:p text:style-name="P20"><text:span text:style-name="T2">Company No: ………………………………………… </text:span></text:p>
      <text:section text:style-name="Sect3" text:name="Section5">
        <text:p text:style-name="P42"/>
        <text:p text:style-name="P17"/>
        <text:p text:style-name="P17"/>
        <text:p text:style-name="P17"/>
        <text:p text:style-name="P17"/>
        <text:p text:style-name="P17"/>
        <text:p text:style-name="P31"><text:span text:style-name="T2">ESTIMATED AMOUNT AVAILABLE FOR UNSECURED</text:span></text:p>
        <text:p text:style-name="P37"><text:span text:style-name="T2">CREDITORS </text:span></text:p>
        <text:p text:style-name="P19"/>
        <text:p text:style-name="P21"><text:span text:style-name="T2">6 <text:tab/>CREDITORS (UNSECURED) as detailed in Schedule</text:span></text:p>
        <text:p text:style-name="P68"><text:span text:style-name="T6">G (Amount claimed ( <text:s text:c="31"/>) </text:span></text:p>
        <text:p text:style-name="P19"/>
        <text:p text:style-name="P24"><text:span text:style-name="T2">7 <text:tab/>BALANCES OWING TO PARTLY SECURED</text:span></text:p>
        <text:p text:style-name="P70"><text:span text:style-name="T2">CREDITORS as detailed in Schedule H </text:span></text:p>
        <text:p text:style-name="P72"/>
        <text:p text:style-name="P74"><text:span text:style-name="T6">Total claims <text:s text:c="11"/>( <text:s text:c="31"/>) </text:span></text:p>
        <text:p text:style-name="P70"><text:span text:style-name="T6">Security held <text:s text:c="10"/>( <text:s text:c="31"/>) </text:span></text:p>
        <text:p text:style-name="P19"/>
        <text:p text:style-name="P38"><text:span text:style-name="T2">8 <text:tab/>CONTINGENT ASSETS </text:span></text:p>
        <text:p text:style-name="P82"/>
        <text:p text:style-name="P83"><text:span text:style-name="T2">Estimated to produce </text:span></text:p>
        <text:p text:style-name="P82"/>
        <text:p text:style-name="P84"><text:span text:style-name="T2">As detailed in Schedule I </text:span></text:p>
        <text:p text:style-name="P19"/>
        <text:p text:style-name="P21"><text:span text:style-name="T2">9 <text:tab/>CONTINGENT LIABILITIES </text:span></text:p>
        <text:p text:style-name="P82"/>
        <text:p text:style-name="P83"><text:span text:style-name="T2">Estimated to rank for </text:span></text:p>
        <text:p text:style-name="P82"/>
        <text:p text:style-name="P85"><text:span text:style-name="T2">As detailed in Schedule J </text:span></text:p>
        <text:p text:style-name="P72"/>
        <text:p text:style-name="P72"/>
        <text:p text:style-name="P72"/>
        <text:p text:style-name="P72"/>
        <text:p text:style-name="P71"><text:span text:style-name="T2">ESTIMATED * DEFICIENCY/SURPLUS </text:span></text:p>
        <text:p text:style-name="P68"><text:span text:style-name="T2">(Subject to costs of *administration/liquidation) </text:span></text:p>
        <text:p text:style-name="P19"/>
        <text:p text:style-name="P27"><text:span text:style-name="T2">SHARE CAPITAL </text:span></text:p>
        <text:p text:style-name="P86"/>
        <text:p text:style-name="P87"><text:span text:style-name="T6">Issued <text:s text:c="5"/>( <text:s text:c="33"/>) </text:span></text:p>
        <text:p text:style-name="P86"/>
        <text:p text:style-name="P88"><text:span text:style-name="T6">Paid-up <text:s text:c="4"/>( <text:s text:c="32"/>) </text:span></text:p>
        <text:p text:style-name="P19"/>
        <text:p text:style-name="P19"/>
        <text:p text:style-name="P19"/>
        <text:p text:style-name="P19"/>
        <text:p text:style-name="P19"/>
        <text:p text:style-name="P39"><text:span text:style-name="T4">* Delete where applicable</text:span></text:p>
        <text:p text:style-name="P79"/>
        <text:p text:style-name="P81"/>
        <text:p text:style-name="P80"><text:span text:style-name="T2">Cost or </text:span></text:p>
        <text:p text:style-name="P65"><text:span text:style-name="T2">Book</text:span></text:p>
        <text:p text:style-name="P2"><text:span text:style-name="T2">Value ? </text:span></text:p>
        <text:p text:style-name="P79"/>
        <text:p text:style-name="P81"/>
        <text:p text:style-name="P80"><text:span text:style-name="T2">Estimated</text:span></text:p>
        <text:p text:style-name="P3"><text:span text:style-name="T2">Realisable</text:span></text:p>
        <text:p text:style-name="P67"><text:span text:style-name="T2">Values </text:span></text:p>
      </text:section>
      <text:section text:style-name="Sect1" text:name="Section6">
        <text:p text:style-name="P7"/>
      </text:section>
      <text:p text:style-name="P45"/>
      <text:p text:style-name="P17"/>
      <text:p text:style-name="P17"/>
      <text:p text:style-name="P31"><text:span text:style-name="T2">CONTINUATION SHEET 3 </text:span></text:p>
      <text:p text:style-name="P19"/>
      <text:p text:style-name="P19"/>
      <text:p text:style-name="P31"><text:span text:style-name="T2">Company Name : …………………………………………………………………………….. </text:span></text:p>
      <text:p text:style-name="P19"/>
      <text:p text:style-name="P20"><text:span text:style-name="T2">Company No: ………………………………………… </text:span></text:p>
      <text:p text:style-name="P90"/>
      <text:p text:style-name="P90"/>
      <text:p text:style-name="P91"><text:span text:style-name="T2">REAL ESTATE: SCHEDULE A (If space is insufficient, please use Continuation</text:span></text:p>
      <text:p text:style-name="P92"><text:span text:style-name="T2">Sheet) </text:span></text:p>
      <text:p text:style-name="P19"/>
      <text:p text:style-name="P20"><text:span text:style-name="T2">Particulars 1 </text:span></text:p>
      <text:p text:style-name="P19"/>
      <text:p text:style-name="P20"><text:span text:style-name="T2">Address and description of</text:span></text:p>
      <text:p text:style-name="P26"><text:span text:style-name="T2">property: </text:span></text:p>
      <text:p text:style-name="P19"/>
      <text:p text:style-name="P20"><text:span text:style-name="T2">Cost Price or Book Value: </text:span></text:p>
      <text:p text:style-name="P26"><text:span text:style-name="T2">Estimated Realisable Value: </text:span></text:p>
      <text:p text:style-name="P19"/>
      <text:p text:style-name="P20"><text:span text:style-name="T2">Valuation for rating purposes: </text:span></text:p>
      <text:p text:style-name="P19"/>
      <text:p text:style-name="P20"><text:span text:style-name="T2">Particulars for tenancy: </text:span></text:p>
      <text:p text:style-name="P19"/>
      <text:p text:style-name="P20"><text:span text:style-name="T2">Where possession of deeds</text:span></text:p>
      <text:p text:style-name="P26"><text:span text:style-name="T2">may be obtained: </text:span></text:p>
      <text:p text:style-name="P19"/>
      <text:p text:style-name="P20"><text:span text:style-name="T2">Short Particulars of Title: </text:span></text:p>
      <text:p text:style-name="P19"/>
      <text:p text:style-name="P19"/>
      <text:p text:style-name="P18"><text:span text:style-name="T2">Particulars 2 </text:span></text:p>
      <text:p text:style-name="P19"/>
      <text:p text:style-name="P19"/>
      <text:p text:style-name="P40"><text:span text:style-name="T2">Address and description of</text:span></text:p>
      <text:p text:style-name="P37"><text:span text:style-name="T2">property: </text:span></text:p>
      <text:p text:style-name="P19"/>
      <text:p text:style-name="P27"><text:span text:style-name="T2">Cost Price or Book Value: </text:span></text:p>
      <text:p text:style-name="P37"><text:span text:style-name="T2">Estimated Realisable Value: </text:span></text:p>
      <text:p text:style-name="P19"/>
      <text:p text:style-name="P20"><text:span text:style-name="T2">Valuation for rating purposes: </text:span></text:p>
      <text:p text:style-name="P19"/>
      <text:p text:style-name="P20"><text:span text:style-name="T2">Particulars of tenancy: </text:span></text:p>
      <text:p text:style-name="P19"/>
      <text:p text:style-name="P20"><text:span text:style-name="T2">Where possession of deeds</text:span></text:p>
      <text:p text:style-name="P26"><text:span text:style-name="T2">may be obtained: </text:span></text:p>
      <text:p text:style-name="P19"/>
      <text:p text:style-name="P20"><text:span text:style-name="T2">Short Particulars of Title: </text:span></text:p>
      <text:p text:style-name="P46"/>
      <text:p text:style-name="P17"/>
      <text:p text:style-name="P17"/>
      <text:p text:style-name="P31"><text:span text:style-name="T2">CONTINUATION SHEET 4 </text:span></text:p>
      <text:p text:style-name="P19"/>
      <text:p text:style-name="P19"/>
      <text:p text:style-name="P31"><text:span text:style-name="T2">Company Name : …………………………………………………………………………….. </text:span></text:p>
      <text:p text:style-name="P19"/>
      <text:p text:style-name="P20"><text:span text:style-name="T2">Company No: ………………………………………… </text:span></text:p>
      <text:p text:style-name="P93"/>
      <text:p text:style-name="P93"/>
      <text:p text:style-name="P94"><text:span text:style-name="T2">SCHEDULE B (If space is insufficient, please use Continuation Sheet) </text:span></text:p>
      <text:p text:style-name="P96"><text:span text:style-name="T2">SUNDRY DEBTORS (INCLUDING LOAN DEBTORS) </text:span></text:p>
      <text:p text:style-name="P19"/>
      <text:p text:style-name="P20"><text:span text:style-name="T2">Particulars 1 </text:span></text:p>
      <text:p text:style-name="P19"/>
      <text:p text:style-name="P20"><text:span text:style-name="T2">Name of Debtor: </text:span></text:p>
      <text:p text:style-name="P19"/>
      <text:p text:style-name="P20"><text:span text:style-name="T2">Address of Debtor: </text:span></text:p>
      <text:p text:style-name="P19"/>
      <text:p text:style-name="P27"><text:span text:style-name="T2">Amount owing: </text:span></text:p>
      <text:p text:style-name="P19"/>
      <text:p text:style-name="P23"><text:span text:style-name="T2">Amount Realisable: </text:span></text:p>
      <text:p text:style-name="P19"/>
      <text:p text:style-name="P27"><text:span text:style-name="T2">Deficiency: </text:span></text:p>
      <text:p text:style-name="P19"/>
      <text:p text:style-name="P20"><text:span text:style-name="T2">Particulars of security (if any)</text:span></text:p>
      <text:p text:style-name="P26"><text:span text:style-name="T2">held: </text:span></text:p>
      <text:p text:style-name="P19"/>
      <text:p text:style-name="P20"><text:span text:style-name="T2">Explanation of deficiency: </text:span></text:p>
      <text:p text:style-name="P19"/>
      <text:p text:style-name="P19"/>
      <text:p text:style-name="P18"><text:span text:style-name="T2">Particulars 2 </text:span></text:p>
      <text:p text:style-name="P19"/>
      <text:p text:style-name="P19"/>
      <text:p text:style-name="P31"><text:span text:style-name="T2">Name of Debtor: </text:span></text:p>
      <text:p text:style-name="P19"/>
      <text:p text:style-name="P20"><text:span text:style-name="T2">Address of Debtor: </text:span></text:p>
      <text:p text:style-name="P19"/>
      <text:p text:style-name="P20"><text:span text:style-name="T2">Amount owing: </text:span></text:p>
      <text:p text:style-name="P19"/>
      <text:p text:style-name="P27"><text:span text:style-name="T2">Amount Realisable: </text:span></text:p>
      <text:p text:style-name="P19"/>
      <text:p text:style-name="P23"><text:span text:style-name="T2">Deficiency: </text:span></text:p>
      <text:p text:style-name="P19"/>
      <text:p text:style-name="P27"><text:span text:style-name="T2">Particulars of security (if any)</text:span></text:p>
      <text:p text:style-name="P37"><text:span text:style-name="T2">held: </text:span></text:p>
      <text:p text:style-name="P19"/>
      <text:p text:style-name="P27"><text:span text:style-name="T2">Explanation of deficiency: </text:span></text:p>
      <text:p text:style-name="P47"/>
      <text:p text:style-name="P17"/>
      <text:p text:style-name="P17"/>
      <text:p text:style-name="P31"><text:span text:style-name="T2">CONTINUATION SHEET 5 </text:span></text:p>
      <text:p text:style-name="P19"/>
      <text:p text:style-name="P19"/>
      <text:p text:style-name="P31"><text:span text:style-name="T2">Company Name : …………………………………………………………………………….. </text:span></text:p>
      <text:p text:style-name="P19"/>
      <text:p text:style-name="P20"><text:span text:style-name="T2">Company No: ………………………………………… </text:span></text:p>
      <text:p text:style-name="P19"/>
      <text:p text:style-name="P19"/>
      <text:p text:style-name="P31"><text:span text:style-name="T2">SCHEDULE C (If space is insufficient, please use Continuation Sheet) <text:s/></text:span></text:p>
      <text:p text:style-name="P26"><text:span text:style-name="T2">OTHER ASSETS (DEPOSITS OR INVESTMENTS) </text:span></text:p>
      <text:section text:style-name="Sect4" text:name="Section7">
        <text:p text:style-name="P98"/>
        <text:p text:style-name="P97"><text:span text:style-name="T2">Description of deposit or investment </text:span></text:p>
        <text:p text:style-name="P19"/>
        <text:p text:style-name="P19"/>
        <text:p text:style-name="P40"><text:span text:style-name="T2">Deposits – </text:span></text:p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8"><text:span text:style-name="T2">Investments – </text:span></text:p>
        <text:p text:style-name="P5"/>
        <text:p text:style-name="P6"><text:span text:style-name="T2">Cost </text:span></text:p>
        <text:p text:style-name="P99"/>
        <text:p text:style-name="P100"><text:span text:style-name="T2">Amount</text:span></text:p>
        <text:p text:style-name="P3"><text:span text:style-name="T2">Realisable </text:span></text:p>
      </text:section>
      <text:section text:style-name="Sect1" text:name="Section8">
        <text:p text:style-name="P7"/>
      </text:section>
      <text:p text:style-name="P48"/>
      <text:p text:style-name="P17"/>
      <text:p text:style-name="P17"/>
      <text:p text:style-name="P31"><text:span text:style-name="T2">CONTINUATION SHEET 6 </text:span></text:p>
      <text:p text:style-name="P19"/>
      <text:p text:style-name="P20"><text:span text:style-name="T2">Company Name : …………………………………………………………………………….. </text:span></text:p>
      <text:p text:style-name="P19"/>
      <text:p text:style-name="P23"><text:span text:style-name="T2">Company No: ………………………………………… </text:span></text:p>
      <text:p text:style-name="P101"/>
      <text:p text:style-name="P102"><text:span text:style-name="T2">SCHEDULE D (If space is insufficient, please use Continuation Sheet) </text:span></text:p>
      <text:p text:style-name="P103"><text:span text:style-name="T2">ASSETS SUBJECT TO SPECIFIC CHARGES, LIENS, MORTGAGES, BILLS OF</text:span></text:p>
      <text:p text:style-name="P104"><text:span text:style-name="T2">SALE OR HIRE PURCHASE AGREEMENTS </text:span></text:p>
      <text:p text:style-name="P19"/>
      <text:p text:style-name="P20"><text:span text:style-name="T2">Particulars 1 </text:span></text:p>
      <text:p text:style-name="P19"/>
      <text:p text:style-name="P20"><text:span text:style-name="T2">Description of Asset: </text:span></text:p>
      <text:p text:style-name="P19"/>
      <text:p text:style-name="P27"><text:span text:style-name="T2">Date charge given: </text:span></text:p>
      <text:p text:style-name="P19"/>
      <text:p text:style-name="P23"><text:span text:style-name="T2">Description of Charge: </text:span></text:p>
      <text:p text:style-name="P19"/>
      <text:p text:style-name="P27"><text:span text:style-name="T2">Holder of Charge: </text:span></text:p>
      <text:p text:style-name="P19"/>
      <text:p text:style-name="P20"><text:span text:style-name="T2">Terms of Repayment: </text:span></text:p>
      <text:p text:style-name="P19"/>
      <text:p text:style-name="P20"><text:span text:style-name="T2">Cost or book Value: </text:span></text:p>
      <text:p text:style-name="P19"/>
      <text:p text:style-name="P20"><text:span text:style-name="T2">Estimated Realisable Value: </text:span></text:p>
      <text:p text:style-name="P19"/>
      <text:p text:style-name="P27"><text:span text:style-name="T2">Amount owing under Charge: </text:span></text:p>
      <text:p text:style-name="P19"/>
      <text:p text:style-name="P19"/>
      <text:p text:style-name="P40"><text:span text:style-name="T2">Particulars 2 </text:span></text:p>
      <text:p text:style-name="P19"/>
      <text:p text:style-name="P19"/>
      <text:p text:style-name="P40"><text:span text:style-name="T2">Description of Asset: </text:span></text:p>
      <text:p text:style-name="P19"/>
      <text:p text:style-name="P27"><text:span text:style-name="T2">Date charge given: </text:span></text:p>
      <text:p text:style-name="P19"/>
      <text:p text:style-name="P23"><text:span text:style-name="T2">Description of Charge: </text:span></text:p>
      <text:p text:style-name="P19"/>
      <text:p text:style-name="P20"><text:span text:style-name="T2">Holder of Charge: </text:span></text:p>
      <text:p text:style-name="P19"/>
      <text:p text:style-name="P27"><text:span text:style-name="T2">Terms of Repayment: </text:span></text:p>
      <text:p text:style-name="P19"/>
      <text:p text:style-name="P23"><text:span text:style-name="T2">Cost or book Value: </text:span></text:p>
      <text:p text:style-name="P19"/>
      <text:p text:style-name="P27"><text:span text:style-name="T2">Estimated Realisable Value: </text:span></text:p>
      <text:p text:style-name="P19"/>
      <text:p text:style-name="P20"><text:span text:style-name="T2">Amount owing under Charge: </text:span></text:p>
      <text:p text:style-name="P49"/>
      <text:p text:style-name="P17"><text:soft-page-break/></text:p>
      <text:p text:style-name="P17"/>
      <text:p text:style-name="P31"><text:span text:style-name="T2">CONTINUATION SHEET 7 </text:span></text:p>
      <text:p text:style-name="P19"/>
      <text:p text:style-name="P19"/>
      <text:p text:style-name="P31"><text:span text:style-name="T2">Company Name : …………………………………………………………………………….. </text:span></text:p>
      <text:p text:style-name="P19"/>
      <text:p text:style-name="P20"><text:span text:style-name="T2">Company No: ………………………………………… </text:span></text:p>
      <text:p text:style-name="P93"/>
      <text:p text:style-name="P95"><text:span text:style-name="T2">SCHEDULE E (If space is insufficient, please use Continuation Sheet) </text:span></text:p>
      <text:p text:style-name="P105"><text:span text:style-name="T2">PREFERENTIAL CREDITORS ENTITLED TO PRIORITY OVER THE HOLDERS</text:span></text:p>
      <text:p text:style-name="P106"><text:span text:style-name="T2">OF DEBENTURES UNDER ANY FLOATING CHARGE </text:span></text:p>
      <text:p text:style-name="P19"/>
      <text:p text:style-name="P30"><text:span text:style-name="T2">1 <text:tab/>Employee’s name: </text:span></text:p>
      <text:p text:style-name="P72"/>
      <text:p text:style-name="P70"><text:span text:style-name="T2">Address: </text:span></text:p>
      <text:p text:style-name="P72"/>
      <text:p text:style-name="P75"><text:span text:style-name="T2">Wages: </text:span></text:p>
      <text:p text:style-name="P76"><text:span text:style-name="T8">- <text:tab/></text:span><text:span text:style-name="T2">Notice or leave pay </text:span></text:p>
      <text:p text:style-name="P76"><text:span text:style-name="T8">- <text:tab/></text:span><text:span text:style-name="T2">Gratuity or retrenchment benefits </text:span></text:p>
      <text:p text:style-name="P76"><text:soft-page-break/><text:span text:style-name="T8">- <text:tab/></text:span><text:span text:style-name="T2">Other service benefits </text:span></text:p>
      <text:p text:style-name="P72"/>
      <text:p text:style-name="P71"><text:span text:style-name="T2">Estimated Liability: </text:span></text:p>
      <text:p text:style-name="P19"/>
      <text:p text:style-name="P30"><text:span text:style-name="T2">2 <text:tab/>Employee’s name: </text:span></text:p>
      <text:p text:style-name="P72"/>
      <text:p text:style-name="P75"><text:span text:style-name="T2">Address: </text:span></text:p>
      <text:p text:style-name="P72"/>
      <text:p text:style-name="P71"><text:span text:style-name="T2">Wages: </text:span></text:p>
      <text:p text:style-name="P76"><text:span text:style-name="T8">- <text:tab/></text:span><text:span text:style-name="T2">Notice or leave pay </text:span></text:p>
      <text:p text:style-name="P76"><text:span text:style-name="T8">- <text:tab/></text:span><text:span text:style-name="T2">Gratuity or retrenchment benefits </text:span></text:p>
      <text:p text:style-name="P76"><text:span text:style-name="T8">- <text:tab/></text:span><text:span text:style-name="T2">Other service benefits </text:span></text:p>
      <text:p text:style-name="P72"/>
      <text:p text:style-name="P70"><text:span text:style-name="T2">Estimated Liability: </text:span></text:p>
      <text:p text:style-name="P19"/>
      <text:p text:style-name="P30"><text:span text:style-name="T2">3 <text:tab/>Employee’s name: </text:span></text:p>
      <text:p text:style-name="P72"/>
      <text:p text:style-name="P70"><text:span text:style-name="T2">Address: </text:span></text:p>
      <text:p text:style-name="P72"/>
      <text:p text:style-name="P70"><text:span text:style-name="T2">Wages: </text:span></text:p>
      <text:p text:style-name="P76"><text:span text:style-name="T8">- <text:tab/></text:span><text:span text:style-name="T2">Notice or leave pay </text:span></text:p>
      <text:p text:style-name="P69"><text:soft-page-break/><text:span text:style-name="T8">- <text:tab/></text:span><text:span text:style-name="T2">Gratuity or retrenchment benefits </text:span></text:p>
      <text:p text:style-name="P69"><text:span text:style-name="T8">- <text:tab/></text:span><text:span text:style-name="T2">Other service benefits </text:span></text:p>
      <text:p text:style-name="P72"/>
      <text:p text:style-name="P68"><text:span text:style-name="T2">Estimated Liability: </text:span></text:p>
      <text:p text:style-name="P19"/>
      <text:p text:style-name="P30"><text:span text:style-name="T2">4 <text:tab/>Employee’s name: </text:span></text:p>
      <text:p text:style-name="P72"/>
      <text:p text:style-name="P70"><text:span text:style-name="T2">Address: </text:span></text:p>
      <text:p text:style-name="P72"/>
      <text:p text:style-name="P71"><text:span text:style-name="T2">Wages: </text:span></text:p>
      <text:p text:style-name="P69"><text:span text:style-name="T8">- <text:tab/></text:span><text:span text:style-name="T2">Notice or leave pay </text:span></text:p>
      <text:p text:style-name="P69"><text:span text:style-name="T8">- <text:tab/></text:span><text:span text:style-name="T2">Gratuity or retrenchment benefits </text:span></text:p>
      <text:p text:style-name="P76"><text:span text:style-name="T8">- <text:tab/></text:span><text:span text:style-name="T2">Other service benefits </text:span></text:p>
      <text:p text:style-name="P72"/>
      <text:p text:style-name="P71"><text:span text:style-name="T2">Estimated Liability: </text:span></text:p>
      <text:p text:style-name="P50"/>
      <text:p text:style-name="P17"/>
      <text:p text:style-name="P17"/>
      <text:p text:style-name="P17"/>
      <text:p text:style-name="P41"><text:span text:style-name="T2">CONTINUATION SHEET 8 </text:span></text:p>
      <text:p text:style-name="P19"/>
      <text:p text:style-name="P19"/>
      <text:p text:style-name="P31"><text:span text:style-name="T2">Company Name : …………………………………………………………………………….. </text:span></text:p>
      <text:p text:style-name="P19"/>
      <text:p text:style-name="P20"><text:span text:style-name="T2">Company No: ………………………………………… </text:span></text:p>
      <text:p text:style-name="P107"/>
      <text:p text:style-name="P108"><text:span text:style-name="T2">SCHEDULE F (If space is insufficient, please use Continuation Sheet) </text:span></text:p>
      <text:p text:style-name="P109"><text:span text:style-name="T2">PREFERENTIAL CREDITORS (OTHER THAN THOSE DETAILED IN </text:span></text:p>
      <text:p text:style-name="P110"><text:span text:style-name="T2"><text:s/>SCHEDULE E) </text:span></text:p>
      <text:p text:style-name="P19"/>
      <text:p text:style-name="P22"><text:span text:style-name="T2">1 <text:tab/>Name: </text:span></text:p>
      <text:p text:style-name="P111"/>
      <text:p text:style-name="P112"><text:span text:style-name="T2">Address: </text:span></text:p>
      <text:p text:style-name="P111"/>
      <text:p text:style-name="P113"><text:span text:style-name="T2">Description of amount owing: </text:span></text:p>
      <text:p text:style-name="P111"/>
      <text:p text:style-name="P111"><text:soft-page-break/></text:p>
      <text:p text:style-name="P114"><text:span text:style-name="T2">Amount owing: </text:span></text:p>
      <text:p text:style-name="P19"/>
      <text:p text:style-name="P25"><text:span text:style-name="T2">2 <text:tab/>Name: </text:span></text:p>
      <text:p text:style-name="P111"/>
      <text:p text:style-name="P113"><text:span text:style-name="T2">Address: </text:span></text:p>
      <text:p text:style-name="P111"/>
      <text:p text:style-name="P115"><text:span text:style-name="T2">Description of amount owing: </text:span></text:p>
      <text:p text:style-name="P111"/>
      <text:p text:style-name="P111"/>
      <text:p text:style-name="P116"><text:span text:style-name="T2">Amount owing: </text:span></text:p>
      <text:p text:style-name="P19"/>
      <text:p text:style-name="P25"><text:span text:style-name="T2">3 <text:tab/>Name: </text:span></text:p>
      <text:p text:style-name="P111"/>
      <text:p text:style-name="P113"><text:span text:style-name="T2">Address: </text:span></text:p>
      <text:p text:style-name="P111"/>
      <text:p text:style-name="P112"><text:span text:style-name="T2">Description of amount owing: </text:span></text:p>
      <text:p text:style-name="P111"/>
      <text:p text:style-name="P111"/>
      <text:p text:style-name="P114"><text:span text:style-name="T2">Amount owing: </text:span></text:p>
      <text:p text:style-name="P19"/>
      <text:p text:style-name="P22"><text:soft-page-break/><text:span text:style-name="T2">4 <text:tab/>Name: </text:span></text:p>
      <text:p text:style-name="P111"/>
      <text:p text:style-name="P112"><text:span text:style-name="T2">Address: </text:span></text:p>
      <text:p text:style-name="P111"/>
      <text:p text:style-name="P113"><text:span text:style-name="T2">Description of amount owing: </text:span></text:p>
      <text:p text:style-name="P111"/>
      <text:p text:style-name="P111"/>
      <text:p text:style-name="P114"><text:span text:style-name="T2">Amount owing: </text:span></text:p>
      <text:p text:style-name="P51"/>
      <text:p text:style-name="P17"/>
      <text:p text:style-name="P17"/>
      <text:p text:style-name="P31"><text:span text:style-name="T2">CONTINUATION SHEET 9 </text:span></text:p>
      <text:p text:style-name="P19"/>
      <text:p text:style-name="P19"/>
      <text:p text:style-name="P31"><text:span text:style-name="T2">Company Name : …………………………………………………………………………….. </text:span></text:p>
      <text:p text:style-name="P19"/>
      <text:p text:style-name="P20"><text:span text:style-name="T2">Company No: ………………………………………… </text:span></text:p>
      <text:p text:style-name="P120"/>
      <text:p text:style-name="P121"><text:span text:style-name="T2">SCHEDULE G (If space is insufficient, please use Continuation Sheet) </text:span></text:p>
      <text:p text:style-name="P122"><text:span text:style-name="T2">UNSECURED CREDITORS </text:span></text:p>
      <text:p text:style-name="P19"/>
      <text:p text:style-name="P35"><text:span text:style-name="T2">1 <text:tab/>Name: </text:span></text:p>
      <text:p text:style-name="P111"/>
      <text:p text:style-name="P117"><text:span text:style-name="T2">Address: </text:span></text:p>
      <text:p text:style-name="P111"/>
      <text:p text:style-name="P118"><text:span text:style-name="T2">Amount claimed: </text:span></text:p>
      <text:p text:style-name="P111"/>
      <text:p text:style-name="P119"><text:span text:style-name="T2">Amount admitted: </text:span></text:p>
      <text:p text:style-name="P111"/>
      <text:p text:style-name="P117"><text:soft-page-break/><text:span text:style-name="T2">Reason for disputed amount (if any): </text:span></text:p>
      <text:p text:style-name="P19"/>
      <text:p text:style-name="P19"/>
      <text:p text:style-name="P25"><text:span text:style-name="T2">2 <text:tab/>Name: </text:span></text:p>
      <text:p text:style-name="P111"/>
      <text:p text:style-name="P118"><text:span text:style-name="T2">Address: </text:span></text:p>
      <text:p text:style-name="P111"/>
      <text:p text:style-name="P119"><text:span text:style-name="T2">Amount claimed: </text:span></text:p>
      <text:p text:style-name="P111"/>
      <text:p text:style-name="P117"><text:span text:style-name="T2">Amount admitted: </text:span></text:p>
      <text:p text:style-name="P111"/>
      <text:p text:style-name="P118"><text:span text:style-name="T2">Reason for disputed amount (if any): </text:span></text:p>
      <text:p text:style-name="P19"/>
      <text:p text:style-name="P19"/>
      <text:p text:style-name="P25"><text:span text:style-name="T2">3 <text:tab/>Name: </text:span></text:p>
      <text:p text:style-name="P111"/>
      <text:p text:style-name="P119"><text:span text:style-name="T2">Address: </text:span></text:p>
      <text:p text:style-name="P111"/>
      <text:p text:style-name="P118"><text:span text:style-name="T2">Amount claimed: </text:span></text:p>
      <text:p text:style-name="P111"/>
      <text:p text:style-name="P117"><text:span text:style-name="T2">Amount admitted: </text:span></text:p>
      <text:p text:style-name="P111"><text:soft-page-break/></text:p>
      <text:p text:style-name="P117"><text:span text:style-name="T2">Reason for disputed amount (if any): </text:span></text:p>
      <text:p text:style-name="P19"/>
      <text:p text:style-name="P19"/>
      <text:p text:style-name="P22"><text:span text:style-name="T2">4 <text:tab/>Name: </text:span></text:p>
      <text:p text:style-name="P111"/>
      <text:p text:style-name="P118"><text:span text:style-name="T2">Address: </text:span></text:p>
      <text:p text:style-name="P111"/>
      <text:p text:style-name="P117"><text:span text:style-name="T2">Amount claimed: </text:span></text:p>
      <text:p text:style-name="P111"/>
      <text:p text:style-name="P117"><text:span text:style-name="T2">Amount admitted: </text:span></text:p>
      <text:p text:style-name="P111"/>
      <text:p text:style-name="P118"><text:span text:style-name="T2">Reason for disputed amount (if any): </text:span></text:p>
      <text:p text:style-name="P52"/>
      <text:p text:style-name="P17"/>
      <text:p text:style-name="P17"/>
      <text:p text:style-name="P31"><text:span text:style-name="T2">CONTINUATION SHEET 10 </text:span></text:p>
      <text:p text:style-name="P19"/>
      <text:p text:style-name="P20"><text:span text:style-name="T2">Company Name : …………………………………………………………………………….. </text:span></text:p>
      <text:p text:style-name="P19"/>
      <text:p text:style-name="P23"><text:span text:style-name="T2">Company No: ………………………………………… </text:span></text:p>
      <text:p text:style-name="P93"/>
      <text:p text:style-name="P95"><text:span text:style-name="T2">SCHEDULE H (If space is insufficient, please use Continuation Sheet) </text:span></text:p>
      <text:p text:style-name="P123"><text:span text:style-name="T2">PARTLY SECURED CREDITORS </text:span></text:p>
      <text:p text:style-name="P19"/>
      <text:p text:style-name="P27"><text:span text:style-name="T2">Particulars 1 </text:span></text:p>
      <text:p text:style-name="P19"/>
      <text:p text:style-name="P19"/>
      <text:p text:style-name="P31"><text:span text:style-name="T2">Name: </text:span></text:p>
      <text:p text:style-name="P19"/>
      <text:p text:style-name="P27"><text:span text:style-name="T2">Address: </text:span></text:p>
      <text:p text:style-name="P19"/>
      <text:p text:style-name="P23"><text:span text:style-name="T2">Particulars of security held: </text:span></text:p>
      <text:p text:style-name="P19"/>
      <text:p text:style-name="P27"><text:soft-page-break/><text:span text:style-name="T2">Nature of security: </text:span></text:p>
      <text:p text:style-name="P19"/>
      <text:p text:style-name="P20"><text:span text:style-name="T2">Estimated value of security held: </text:span></text:p>
      <text:p text:style-name="P19"/>
      <text:p text:style-name="P20"><text:span text:style-name="T2">Amount owing to creditor: </text:span></text:p>
      <text:p text:style-name="P19"/>
      <text:p text:style-name="P20"><text:span text:style-name="T2">Amount estimated to rank as</text:span></text:p>
      <text:p text:style-name="P26"><text:span text:style-name="T2">unsecured: </text:span></text:p>
      <text:p text:style-name="P19"/>
      <text:p text:style-name="P19"/>
      <text:p text:style-name="P40"><text:span text:style-name="T2">Particulars 2 </text:span></text:p>
      <text:p text:style-name="P19"/>
      <text:p text:style-name="P27"><text:span text:style-name="T2">Name: </text:span></text:p>
      <text:p text:style-name="P19"/>
      <text:p text:style-name="P20"><text:span text:style-name="T2">Address: </text:span></text:p>
      <text:p text:style-name="P19"/>
      <text:p text:style-name="P27"><text:span text:style-name="T2">Particulars of security held: </text:span></text:p>
      <text:p text:style-name="P19"/>
      <text:p text:style-name="P23"><text:span text:style-name="T2">Nature of security: </text:span></text:p>
      <text:p text:style-name="P19"/>
      <text:p text:style-name="P20"><text:span text:style-name="T2">Estimated value of security held: </text:span></text:p>
      <text:p text:style-name="P19"><text:soft-page-break/></text:p>
      <text:p text:style-name="P27"><text:span text:style-name="T2">Amount owing to creditors: </text:span></text:p>
      <text:p text:style-name="P19"/>
      <text:p text:style-name="P23"><text:span text:style-name="T2">Amount estimated to rank as</text:span></text:p>
      <text:p text:style-name="P29"><text:span text:style-name="T2">unsecured: </text:span></text:p>
      <text:p text:style-name="P53"/>
      <text:p text:style-name="P17"/>
      <text:p text:style-name="P17"/>
      <text:p text:style-name="P31"><text:span text:style-name="T2">CONTINUATION SHEET 11 </text:span></text:p>
      <text:p text:style-name="P19"/>
      <text:p text:style-name="P20"><text:span text:style-name="T2">Company Name : …………………………………………………………………………….. </text:span></text:p>
      <text:p text:style-name="P19"/>
      <text:p text:style-name="P23"><text:span text:style-name="T2">Company No: ………………………………………… </text:span></text:p>
      <text:p text:style-name="P124"/>
      <text:p text:style-name="P125"><text:span text:style-name="T2">SCHEDULE I (If space is insufficient, please use Continuation Sheet) </text:span></text:p>
      <text:p text:style-name="P126"><text:span text:style-name="T2">CONTINGENT ASSETS </text:span></text:p>
      <text:p text:style-name="P19"/>
      <text:p text:style-name="P21"><text:span text:style-name="T2">1 <text:tab/>Description of Asset: </text:span></text:p>
      <text:p text:style-name="P72"/>
      <text:p text:style-name="P72"/>
      <text:p text:style-name="P72"/>
      <text:p text:style-name="P77"><text:span text:style-name="T2">Gross Asset </text:span></text:p>
      <text:p text:style-name="P71"><text:span text:style-name="T2">Estimated to produce: </text:span></text:p>
      <text:p text:style-name="P19"/>
      <text:p text:style-name="P19"/>
      <text:p text:style-name="P32"><text:span text:style-name="T2">2 <text:tab/>Description of Asset: </text:span></text:p>
      <text:p text:style-name="P72"><text:soft-page-break/></text:p>
      <text:p text:style-name="P72"/>
      <text:p text:style-name="P72"/>
      <text:p text:style-name="P77"><text:span text:style-name="T2">Gross Asset </text:span></text:p>
      <text:p text:style-name="P70"><text:span text:style-name="T2">Estimated to produce: </text:span></text:p>
      <text:p text:style-name="P19"/>
      <text:p text:style-name="P19"/>
      <text:p text:style-name="P32"><text:span text:style-name="T2">3 <text:tab/>Description of Asset: </text:span></text:p>
      <text:p text:style-name="P72"/>
      <text:p text:style-name="P72"/>
      <text:p text:style-name="P72"/>
      <text:p text:style-name="P78"><text:span text:style-name="T2">Gross Asset </text:span></text:p>
      <text:p text:style-name="P68"><text:span text:style-name="T2">Estimated to produce: </text:span></text:p>
      <text:p text:style-name="P19"/>
      <text:p text:style-name="P19"/>
      <text:p text:style-name="P32"><text:span text:style-name="T2">4 <text:tab/>Description of Asset: </text:span></text:p>
      <text:p text:style-name="P72"/>
      <text:p text:style-name="P72"/>
      <text:p text:style-name="P72"/>
      <text:p text:style-name="P78"><text:span text:style-name="T2">Gross Asset </text:span></text:p>
      <text:p text:style-name="P71"><text:span text:style-name="T2">Estimated to produce: </text:span></text:p>
      <text:p text:style-name="P19"><text:soft-page-break/></text:p>
      <text:p text:style-name="P19"/>
      <text:p text:style-name="P36"><text:span text:style-name="T2">5 <text:tab/>Description of Asset: </text:span></text:p>
      <text:p text:style-name="P72"/>
      <text:p text:style-name="P72"/>
      <text:p text:style-name="P72"/>
      <text:p text:style-name="P72"/>
      <text:p text:style-name="P68"><text:span text:style-name="T2">Gross Asset </text:span></text:p>
      <text:p text:style-name="P68"><text:span text:style-name="T2">Estimated to produce: </text:span></text:p>
      <text:p text:style-name="P54"/>
      <text:p text:style-name="P17"/>
      <text:p text:style-name="P17"/>
      <text:p text:style-name="P31"><text:span text:style-name="T2">CONTINUATION SHEET 12 </text:span></text:p>
      <text:p text:style-name="P19"/>
      <text:p text:style-name="P19"/>
      <text:p text:style-name="P31"><text:span text:style-name="T2">Company Name : …………………………………………………………………………….. </text:span></text:p>
      <text:p text:style-name="P19"/>
      <text:p text:style-name="P20"><text:span text:style-name="T2">Company No: ………………………………………… </text:span></text:p>
      <text:p text:style-name="P101"/>
      <text:p text:style-name="P102"><text:span text:style-name="T2">SCHEDULE J (If space is insufficient, please use Continuation Sheet) </text:span></text:p>
      <text:p text:style-name="P127"><text:span text:style-name="T2">CONTINGENT LIABILITIES </text:span></text:p>
      <text:p text:style-name="P19"/>
      <text:p text:style-name="P25"><text:span text:style-name="T2">1 <text:tab/>Name: </text:span></text:p>
      <text:p text:style-name="P111"/>
      <text:p text:style-name="P113"><text:span text:style-name="T2">Address: </text:span></text:p>
      <text:p text:style-name="P111"/>
      <text:p text:style-name="P112"><text:span text:style-name="T2">Nature of Liability: </text:span></text:p>
      <text:p text:style-name="P111"/>
      <text:p text:style-name="P112"><text:span text:style-name="T2">Gross Liability </text:span></text:p>
      <text:p text:style-name="P118"><text:span text:style-name="T2">Estimated to rank for: </text:span></text:p>
      <text:p text:style-name="P19"><text:soft-page-break/></text:p>
      <text:p text:style-name="P19"/>
      <text:p text:style-name="P33"><text:span text:style-name="T2">2 <text:tab/>Name: </text:span></text:p>
      <text:p text:style-name="P111"/>
      <text:p text:style-name="P113"><text:span text:style-name="T2">Address: </text:span></text:p>
      <text:p text:style-name="P111"/>
      <text:p text:style-name="P112"><text:span text:style-name="T2">Nature of Liability: </text:span></text:p>
      <text:p text:style-name="P111"/>
      <text:p text:style-name="P112"><text:span text:style-name="T2">Gross Liability: </text:span></text:p>
      <text:p text:style-name="P118"><text:span text:style-name="T2">Estimated to rank for: </text:span></text:p>
      <text:p text:style-name="P19"/>
      <text:p text:style-name="P19"/>
      <text:p text:style-name="P33"><text:span text:style-name="T2">3 <text:tab/>Name: </text:span></text:p>
      <text:p text:style-name="P111"/>
      <text:p text:style-name="P113"><text:span text:style-name="T2">Address: </text:span></text:p>
      <text:p text:style-name="P111"/>
      <text:p text:style-name="P112"><text:span text:style-name="T2">Nature of Liability: </text:span></text:p>
      <text:p text:style-name="P111"/>
      <text:p text:style-name="P112"><text:span text:style-name="T2">Gross Liability </text:span></text:p>
      <text:p text:style-name="P118"><text:span text:style-name="T2">Estimated to rank for: </text:span></text:p>
      <text:p text:style-name="P19"/>
      <text:p text:style-name="P19"><text:soft-page-break/></text:p>
      <text:p text:style-name="P33"><text:span text:style-name="T2">4 <text:tab/>Name: </text:span></text:p>
      <text:p text:style-name="P111"/>
      <text:p text:style-name="P113"><text:span text:style-name="T2">Address: </text:span></text:p>
      <text:p text:style-name="P111"/>
      <text:p text:style-name="P112"><text:span text:style-name="T2">Nature of Liability: </text:span></text:p>
      <text:p text:style-name="P111"/>
      <text:p text:style-name="P112"><text:span text:style-name="T2">Gross Liability: </text:span></text:p>
      <text:p text:style-name="P118"><text:span text:style-name="T2">Estimated to rank for: </text:span></text:p>
      <text:p text:style-name="P55"/>
      <text:p text:style-name="P17"/>
      <text:p text:style-name="P17"/>
      <text:p text:style-name="P31"><text:span text:style-name="T2">CONTINUATION SHEET 13 </text:span></text:p>
      <text:p text:style-name="P19"/>
      <text:p text:style-name="P19"/>
      <text:p text:style-name="P31"><text:span text:style-name="T2">Company Name : …………………………………………………………………………….. </text:span></text:p>
      <text:p text:style-name="P19"/>
      <text:p text:style-name="P20"><text:span text:style-name="T2">Company No: ………………………………………… </text:span></text:p>
      <text:p text:style-name="P101"/>
      <text:p text:style-name="P102"><text:span text:style-name="T2">SCHEDULE J (If space is insufficient, please use Continuation Sheet) </text:span></text:p>
      <text:p text:style-name="P127"><text:span text:style-name="T2">CONTINGENT LIABILITIES </text:span></text:p>
      <text:p text:style-name="P19"/>
      <text:p text:style-name="P25"><text:span text:style-name="T2">5 <text:tab/>Name: </text:span></text:p>
      <text:p text:style-name="P111"/>
      <text:p text:style-name="P113"><text:span text:style-name="T2">Address: </text:span></text:p>
      <text:p text:style-name="P111"/>
      <text:p text:style-name="P112"><text:span text:style-name="T2">Nature of Liability: </text:span></text:p>
      <text:p text:style-name="P111"/>
      <text:p text:style-name="P112"><text:span text:style-name="T2">Gross Liability </text:span></text:p>
      <text:p text:style-name="P118"><text:span text:style-name="T2">Estimated to rank for: </text:span></text:p>
      <text:p text:style-name="P19"><text:soft-page-break/></text:p>
      <text:p text:style-name="P19"/>
      <text:p text:style-name="P33"><text:span text:style-name="T2">6 <text:tab/>Name: </text:span></text:p>
      <text:p text:style-name="P111"/>
      <text:p text:style-name="P113"><text:span text:style-name="T2">Address: </text:span></text:p>
      <text:p text:style-name="P111"/>
      <text:p text:style-name="P112"><text:span text:style-name="T2">Nature of Liability: </text:span></text:p>
      <text:p text:style-name="P111"/>
      <text:p text:style-name="P112"><text:span text:style-name="T2">Gross Liability: </text:span></text:p>
      <text:p text:style-name="P118"><text:span text:style-name="T2">Estimated to rank for: </text:span></text:p>
      <text:p text:style-name="P19"/>
      <text:p text:style-name="P19"/>
      <text:p text:style-name="P33"><text:span text:style-name="T2">7 <text:tab/>Name: </text:span></text:p>
      <text:p text:style-name="P111"/>
      <text:p text:style-name="P113"><text:span text:style-name="T2">Address: </text:span></text:p>
      <text:p text:style-name="P111"/>
      <text:p text:style-name="P112"><text:span text:style-name="T2">Nature of Liability: </text:span></text:p>
      <text:p text:style-name="P111"/>
      <text:p text:style-name="P112"><text:span text:style-name="T2">Gross Liability </text:span></text:p>
      <text:p text:style-name="P118"><text:span text:style-name="T2">Estimated to rank for: </text:span></text:p>
      <text:p text:style-name="P86"/>
      <text:p text:style-name="P86"><text:soft-page-break/></text:p>
      <text:p text:style-name="P86"/>
      <text:p text:style-name="P89"><text:span text:style-name="T2">I hereby certify that the particulars contained in the above statement of affairs</text:span></text:p>
      <text:p text:style-name="P29"><text:span text:style-name="T2">are true to the best of my knowledge and belief. </text:span></text:p>
      <text:p text:style-name="P86"/>
      <text:p text:style-name="P87"><text:span text:style-name="T2">Dated this ……………… day of ……………………………………………… </text:span></text:p>
      <text:p text:style-name="P128"/>
      <text:p text:style-name="P129"><text:span text:style-name="T2">Signature: …………………………………… </text:span></text:p>
      <text:p text:style-name="P128"/>
      <text:p text:style-name="P130"><text:span text:style-name="T3">…………………………………………………</text:span><text:span text:style-name="T2"> </text:span></text:p>
      <text:p text:style-name="P131"><text:span text:style-name="T2">Name of Directo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Helvetica1" svg:font-family="Helvetica" style:font-family-generic="roman"/>
    <style:font-face style:name="Times New Roman1" svg:font-family="'Times New Roman'" style:font-family-generic="roman"/>
    <style:font-face style:name="Times New Roman3" svg:font-family="'Times New Roman'" style:font-family-generic="system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6mm" fo:page-height="297mm" style:num-format="1" style:print-orientation="portrait" fo:margin-top="11.75mm" fo:margin-bottom="7.28mm" fo:margin-left="11.75mm" fo:margin-right="2.35mm" style:writing-mode="lr-tb" style:layout-grid-color="#c0c0c0" style:layout-grid-lines="27797" style:layout-grid-base-height="4.23mm" style:layout-grid-ruby-height="0mm" style:layout-grid-mode="none" style:layout-grid-ruby-below="false" style:layout-grid-print="false" style:layout-grid-display="false" style:footnote-max-height="0mm">
        <style:columns fo:column-count="2">
          <style:column style:rel-width="47071*" fo:start-indent="0mm" fo:end-indent="0mm"/>
          <style:column style:rel-width="18464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6mm" fo:page-height="297mm" style:num-format="1" style:print-orientation="portrait" fo:margin-top="11.75mm" fo:margin-bottom="10.34mm" fo:margin-left="11.75mm" fo:margin-right="2.35mm" style:writing-mode="lr-tb" style:layout-grid-color="#c0c0c0" style:layout-grid-lines="2749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26mm" fo:page-height="297mm" style:num-format="1" style:print-orientation="portrait" fo:margin-top="11.75mm" fo:margin-bottom="7.06mm" fo:margin-left="11.75mm" fo:margin-right="2.35mm" style:writing-mode="lr-tb" style:layout-grid-color="#c0c0c0" style:layout-grid-lines="2781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0.26mm" fo:page-height="297mm" style:num-format="1" style:print-orientation="portrait" fo:margin-top="11.75mm" fo:margin-bottom="8.7mm" fo:margin-left="11.75mm" fo:margin-right="2.35mm" style:writing-mode="lr-tb" style:layout-grid-color="#c0c0c0" style:layout-grid-lines="2765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26mm" fo:page-height="297mm" style:num-format="1" style:print-orientation="portrait" fo:margin-top="11.75mm" fo:margin-bottom="6.81mm" fo:margin-left="11.75mm" fo:margin-right="2.35mm" style:writing-mode="lr-tb" style:layout-grid-color="#c0c0c0" style:layout-grid-lines="2784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26mm" fo:page-height="297mm" style:num-format="1" style:print-orientation="portrait" fo:margin-top="11.75mm" fo:margin-bottom="6.58mm" fo:margin-left="11.75mm" fo:margin-right="2.35mm" style:writing-mode="lr-tb" style:layout-grid-color="#c0c0c0" style:layout-grid-lines="2786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26mm" fo:page-height="297mm" style:num-format="1" style:print-orientation="portrait" fo:margin-top="11.75mm" fo:margin-bottom="9.88mm" fo:margin-left="11.75mm" fo:margin-right="2.35mm" style:writing-mode="lr-tb" style:layout-grid-color="#c0c0c0" style:layout-grid-lines="2753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3"/>
    <style:master-page style:name="Converted5" style:page-layout-name="Mpm5"/>
    <style:master-page style:name="Converted6" style:page-layout-name="Mpm3"/>
    <style:master-page style:name="Converted7" style:page-layout-name="Mpm5"/>
    <style:master-page style:name="Converted8" style:page-layout-name="Mpm6"/>
    <style:master-page style:name="Converted9" style:page-layout-name="Mpm6"/>
    <style:master-page style:name="Converted10" style:page-layout-name="Mpm3"/>
    <style:master-page style:name="Converted11" style:page-layout-name="Mpm7"/>
    <style:master-page style:name="Converted12" style:page-layout-name="Mpm4"/>
    <style:master-page style:name="Converted13" style:page-layout-name="Mpm7"/>
    <style:master-page style:name="Converted14" style:page-layout-name="Mpm8"/>
    <style:master-page style:name="Converted15" style:page-layout-name="Mpm6"/>
    <style:master-page style:name="Converted16" style:page-layout-name="Mpm6"/>
    <style:master-page style:name="Converted17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þÿ</meta:initial-creator>
    <meta:creation-date>2015-12-22T11:45:00</meta:creation-date>
    <dc:date>2015-12-22T11:47:00</dc:date>
    <meta:editing-cycles>2</meta:editing-cycles>
    <meta:editing-duration>PT2S</meta:editing-duration>
    <meta:document-statistic meta:table-count="0" meta:image-count="0" meta:object-count="0" meta:page-count="44" meta:paragraph-count="343" meta:word-count="1195" meta:character-count="8576" meta:non-whitespace-character-count="7163"/>
    <meta:generator>LibreOffice/3.5$Linux_X86_64 LibreOffice_project/350m1$Build-2</meta:generator>
    <meta:user-defined meta:name="Operator">Rose</meta:user-defined>
  </office:meta>
</office:document-meta>
</file>